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ole-draw-aspect="1"/>
    </style:style>
    <style:style style:name="gr4" style:family="graphic" style:parent-style-name="standard">
      <style:graphic-properties draw:marker-end="Arrowheads_20_1" draw:marker-end-width="0.3cm"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808cm"/>
    </style:style>
    <style:style style:name="gr6" style:family="graphic" style:parent-style-name="standard">
      <style:graphic-properties draw:stroke="none" svg:stroke-color="#000000" draw:fill="none" draw:fill-color="#ffffff" draw:auto-grow-height="true" draw:auto-grow-width="false" fo:max-height="0cm" fo:min-height="0.701cm"/>
    </style:style>
    <style:style style:name="gr7" style:family="graphic" style:parent-style-name="standard">
      <style:graphic-properties draw:fill="solid" draw:fill-color="#ffffcc" draw:textarea-horizontal-align="justify" draw:textarea-vertical-align="middle" draw:auto-grow-height="false" fo:min-height="0cm" fo:min-width="0cm" fo:wrap-option="no-wrap"/>
    </style:style>
    <style:style style:name="pr1" style:family="presentation" style:parent-style-name="fpl_5f_presentation_5f_template-title" style:list-style-name="L13">
      <style:graphic-properties draw:fill-color="#ffffff" fo:min-height="4.565cm"/>
    </style:style>
    <style:style style:name="pr2" style:family="presentation" style:parent-style-name="fpl_5f_presentation_5f_template-notes" style:list-style-name="L14">
      <style:graphic-properties draw:fill-color="#ffffff" draw:auto-grow-height="true" fo:min-height="13.362cm"/>
    </style:style>
    <style:style style:name="pr3" style:family="presentation" style:parent-style-name="fpl_5f_presentation_5f_template-notes">
      <style:graphic-properties draw:fill-color="#ffffff" draw:auto-grow-height="true" fo:min-height="13.362cm"/>
    </style:style>
    <style:style style:name="pr4" style:family="presentation" style:parent-style-name="fpl_5f_presentation_5f_template-title">
      <style:graphic-properties draw:fill-color="#ffffff" draw:auto-grow-height="true" fo:min-height="3.65cm"/>
    </style:style>
    <style:style style:name="pr5" style:family="presentation" style:parent-style-name="fpl_5f_presentation_5f_template-subtitle" style:list-style-name="L2">
      <style:graphic-properties draw:fill-color="#ffffff" draw:auto-grow-height="true" fo:min-height="15.341cm"/>
    </style:style>
    <style:style style:name="pr6" style:family="presentation" style:parent-style-name="fpl_5f_presentation_5f_template-notes" style:list-style-name="L2">
      <style:graphic-properties draw:fill-color="#ffffff" draw:auto-grow-height="true" fo:min-height="13.362cm"/>
    </style:style>
    <style:style style:name="pr7" style:family="presentation" style:parent-style-name="fpl_5f_presentation_5f_template-subtitle" style:list-style-name="L4">
      <style:graphic-properties draw:fill-color="#ffffff" draw:auto-grow-height="true" fo:min-height="15.341cm"/>
    </style:style>
    <style:style style:name="pr8" style:family="presentation" style:parent-style-name="fpl_5f_presentation_5f_template-notes" style:list-style-name="L2">
      <style:graphic-properties draw:fill-color="#ffffff" draw:auto-grow-height="true" fo:min-height="13.362cm"/>
    </style:style>
    <style:style style:name="pr9" style:family="presentation" style:parent-style-name="fpl_5f_presentation_5f_template-title" style:list-style-name="L13">
      <style:graphic-properties draw:fill-color="#ffffff" draw:auto-grow-height="true" fo:min-height="3.65cm"/>
    </style:style>
    <style:style style:name="pr10" style:family="presentation" style:parent-style-name="fpl_5f_presentation_5f_template-subtitle" style:list-style-name="L3">
      <style:graphic-properties draw:fill-color="#ffffff" draw:auto-grow-height="true" fo:min-height="15.341cm"/>
    </style:style>
    <style:style style:name="pr11" style:family="presentation" style:parent-style-name="fpl_5f_presentation_5f_template-notes" style:list-style-name="L2">
      <style:graphic-properties draw:fill-color="#ffffff" draw:auto-grow-height="true" fo:min-height="13.362cm"/>
    </style:style>
    <style:style style:name="pr12" style:family="presentation" style:parent-style-name="fpl_5f_presentation_5f_template-title" style:list-style-name="L13">
      <style:graphic-properties draw:fill-color="#ffffff" draw:auto-grow-height="true" fo:min-height="3.65cm"/>
    </style:style>
    <style:style style:name="pr13" style:family="presentation" style:parent-style-name="fpl_5f_presentation_5f_template-outline1" style:list-style-name="L3">
      <style:graphic-properties draw:auto-grow-height="true" fo:min-height="15.341cm"/>
    </style:style>
    <style:style style:name="pr14" style:family="presentation" style:parent-style-name="fpl_5f_presentation_5f_template-notes" style:list-style-name="L2">
      <style:graphic-properties draw:fill-color="#ffffff" draw:auto-grow-height="true" fo:min-height="13.362cm"/>
    </style:style>
    <style:style style:name="pr15" style:family="presentation" style:parent-style-name="fpl_5f_presentation_5f_template-subtitle" style:list-style-name="L3">
      <style:graphic-properties draw:fill-color="#ffffff" draw:auto-grow-height="true" fo:min-height="15.341cm"/>
    </style:style>
    <style:style style:name="pr16" style:family="presentation" style:parent-style-name="fpl_5f_presentation_5f_template-notes" style:list-style-name="L2">
      <style:graphic-properties draw:fill-color="#ffffff" draw:auto-grow-height="true" fo:min-height="13.362cm"/>
    </style:style>
    <style:style style:name="pr17" style:family="presentation" style:parent-style-name="fpl_5f_presentation_5f_template-subtitle" style:list-style-name="L2">
      <style:graphic-properties draw:fill-color="#ffffff" draw:auto-grow-height="true" fo:min-height="15.341cm"/>
    </style:style>
    <style:style style:name="pr18" style:family="presentation" style:parent-style-name="fpl_5f_presentation_5f_template-notes" style:list-style-name="L2">
      <style:graphic-properties draw:fill-color="#ffffff" draw:auto-grow-height="true" fo:min-height="13.362cm"/>
    </style:style>
    <style:style style:name="pr19" style:family="presentation" style:parent-style-name="fpl_5f_presentation_5f_template-subtitle" style:list-style-name="L2">
      <style:graphic-properties draw:fill-color="#ffffff" draw:auto-grow-height="true" fo:min-height="15.341cm"/>
    </style:style>
    <style:style style:name="pr20" style:family="presentation" style:parent-style-name="fpl_5f_presentation_5f_template-notes">
      <style:graphic-properties draw:fill-color="#ffffff" fo:min-height="13.111cm"/>
    </style:style>
    <style:style style:name="pr21" style:family="presentation" style:parent-style-name="fpl_5f_presentation_5f_template-subtitle" style:list-style-name="L4">
      <style:graphic-properties draw:fill-color="#ffffff" draw:auto-grow-height="true" fo:min-height="15.341cm"/>
    </style:style>
    <style:style style:name="pr22" style:family="presentation" style:parent-style-name="fpl_5f_presentation_5f_template-notes" style:list-style-name="L2">
      <style:graphic-properties draw:fill-color="#ffffff" draw:auto-grow-height="true" fo:min-height="13.362cm"/>
    </style:style>
    <style:style style:name="pr23" style:family="presentation" style:parent-style-name="fpl_5f_presentation_5f_template-title" style:list-style-name="L13">
      <style:graphic-properties draw:fill-color="#ffffff" draw:auto-grow-height="true" fo:min-height="3.65cm"/>
    </style:style>
    <style:style style:name="pr24" style:family="presentation" style:parent-style-name="fpl_5f_presentation_5f_template-subtitle" style:list-style-name="L3">
      <style:graphic-properties draw:fill-color="#ffffff" draw:auto-grow-height="true" fo:min-height="15.341cm"/>
    </style:style>
    <style:style style:name="pr25" style:family="presentation" style:parent-style-name="fpl_5f_presentation_5f_template-notes" style:list-style-name="L2">
      <style:graphic-properties draw:fill-color="#ffffff" draw:auto-grow-height="true" fo:min-height="13.362cm"/>
    </style:style>
    <style:style style:name="pr26" style:family="presentation" style:parent-style-name="fpl_5f_presentation_5f_template-subtitle" style:list-style-name="L2">
      <style:graphic-properties draw:fill-color="#ffffff" draw:auto-grow-height="true" fo:min-height="15.341cm"/>
    </style:style>
    <style:style style:name="pr27" style:family="presentation" style:parent-style-name="fpl_5f_presentation_5f_template-subtitle" style:list-style-name="L2">
      <style:graphic-properties draw:fill-color="#ffffff" draw:auto-grow-height="true" fo:min-height="15.341cm"/>
    </style:style>
    <style:style style:name="pr28" style:family="presentation" style:parent-style-name="fpl_5f_presentation_5f_template-subtitle" style:list-style-name="L2">
      <style:graphic-properties draw:fill-color="#ffffff" draw:auto-grow-height="true" fo:min-height="15.341cm"/>
    </style:style>
    <style:style style:name="pr29" style:family="presentation" style:parent-style-name="fpl_5f_presentation_5f_template-subtitle" style:list-style-name="L2">
      <style:graphic-properties draw:fill-color="#ffffff" draw:auto-grow-height="true" fo:min-height="15.341cm"/>
    </style:style>
    <style:style style:name="pr30" style:family="presentation" style:parent-style-name="fpl_5f_presentation_5f_template-subtitle" style:list-style-name="L2">
      <style:graphic-properties draw:fill-color="#ffffff" draw:auto-grow-height="true" fo:min-height="15.341cm"/>
    </style:style>
    <style:style style:name="pr31" style:family="presentation" style:parent-style-name="fpl_5f_presentation_5f_template-title" style:list-style-name="L15">
      <style:graphic-properties draw:fill-color="#ffffff" draw:auto-grow-height="true" fo:min-height="3.65cm"/>
    </style:style>
    <style:style style:name="pr32" style:family="presentation" style:parent-style-name="fpl_5f_presentation_5f_template-subtitle" style:list-style-name="L3">
      <style:graphic-properties draw:fill-color="#ffffff" draw:auto-grow-height="true" fo:min-height="15.341cm"/>
    </style:style>
    <style:style style:name="pr33" style:family="presentation" style:parent-style-name="fpl_5f_presentation_5f_template-title" style:list-style-name="L15">
      <style:graphic-properties draw:fill-color="#ffffff" draw:auto-grow-height="true" fo:min-height="3.65cm"/>
    </style:style>
    <style:style style:name="pr34" style:family="presentation" style:parent-style-name="fpl_5f_presentation_5f_template-subtitle" style:list-style-name="L16">
      <style:graphic-properties draw:fill-color="#ffffff" draw:auto-grow-height="true" fo:min-height="15.341cm"/>
    </style:style>
    <style:style style:name="pr35" style:family="presentation" style:parent-style-name="fpl_5f_presentation_5f_template-title" style:list-style-name="L15">
      <style:graphic-properties draw:fill-color="#ffffff" draw:auto-grow-height="true" fo:min-height="3.65cm"/>
    </style:style>
    <style:style style:name="pr36" style:family="presentation" style:parent-style-name="fpl_5f_presentation_5f_template-subtitle" style:list-style-name="L16">
      <style:graphic-properties draw:fill-color="#ffffff" draw:auto-grow-height="true" fo:min-height="15.341cm"/>
    </style:style>
    <style:style style:name="pr37" style:family="presentation" style:parent-style-name="fpl_5f_presentation_5f_template-title" style:list-style-name="L15">
      <style:graphic-properties draw:fill-color="#ffffff" draw:auto-grow-height="true" fo:min-height="3.65cm"/>
    </style:style>
    <style:style style:name="pr38" style:family="presentation" style:parent-style-name="fpl_5f_presentation_5f_template-subtitle" style:list-style-name="L8">
      <style:graphic-properties draw:fill-color="#ffffff" draw:auto-grow-height="true" fo:min-height="15.341cm"/>
    </style:style>
    <style:style style:name="pr39" style:family="presentation" style:parent-style-name="fpl_5f_presentation_5f_template-subtitle" style:list-style-name="L17">
      <style:graphic-properties draw:fill-color="#ffffff" draw:auto-grow-height="true" fo:min-height="15.341cm"/>
    </style:style>
    <style:style style:name="pr40" style:family="presentation" style:parent-style-name="fpl_5f_presentation_5f_template-notes" style:list-style-name="L2">
      <style:graphic-properties draw:fill-color="#ffffff" draw:auto-grow-height="true" fo:min-height="13.362cm"/>
    </style:style>
    <style:style style:name="pr41" style:family="presentation" style:parent-style-name="fpl_5f_presentation_5f_template-title" style:list-style-name="L13">
      <style:graphic-properties draw:fill-color="#ffffff" draw:auto-grow-height="true" fo:min-height="3.65cm"/>
    </style:style>
    <style:style style:name="pr42" style:family="presentation" style:parent-style-name="fpl_5f_presentation_5f_template-subtitle" style:list-style-name="L3">
      <style:graphic-properties draw:fill-color="#ffffff" draw:auto-grow-height="true" fo:min-height="15.341cm"/>
    </style:style>
    <style:style style:name="pr43" style:family="presentation" style:parent-style-name="fpl_5f_presentation_5f_template-notes" style:list-style-name="L2">
      <style:graphic-properties draw:fill-color="#ffffff" draw:auto-grow-height="true" fo:min-height="13.362cm"/>
    </style:style>
    <style:style style:name="pr44" style:family="presentation" style:parent-style-name="fpl_5f_presentation_5f_template-subtitle">
      <style:graphic-properties draw:fill-color="#ffffff" draw:auto-grow-height="true" fo:min-height="15.341cm"/>
    </style:style>
    <style:style style:name="pr45" style:family="presentation" style:parent-style-name="fpl_5f_presentation_5f_template-title" style:list-style-name="L13">
      <style:graphic-properties draw:fill-color="#ffffff" draw:auto-grow-height="true" fo:min-height="3.65cm"/>
    </style:style>
    <style:style style:name="pr46" style:family="presentation" style:parent-style-name="fpl_5f_presentation_5f_template-subtitle" style:list-style-name="L3">
      <style:graphic-properties draw:fill-color="#ffffff" draw:auto-grow-height="true" fo:min-height="17.987cm"/>
    </style:style>
    <style:style style:name="pr47" style:family="presentation" style:parent-style-name="fpl_5f_presentation_5f_template-notes" style:list-style-name="L2">
      <style:graphic-properties draw:fill-color="#ffffff" draw:auto-grow-height="true" fo:min-height="13.362cm"/>
    </style:style>
    <style:style style:name="pr48" style:family="presentation" style:parent-style-name="fpl_5f_presentation_5f_template-title" style:list-style-name="L15">
      <style:graphic-properties draw:fill-color="#ffffff" draw:auto-grow-height="true" fo:min-height="3.508cm"/>
    </style:style>
    <style:style style:name="pr49" style:family="presentation" style:parent-style-name="fpl_5f_presentation_5f_template-notes" style:list-style-name="L2">
      <style:graphic-properties draw:fill-color="#ffffff" draw:auto-grow-height="true" fo:min-height="13.362cm"/>
    </style:style>
    <style:style style:name="pr50" style:family="presentation" style:parent-style-name="fpl_5f_presentation_5f_template-subtitle" style:list-style-name="L17">
      <style:graphic-properties draw:fill-color="#ffffff" draw:auto-grow-height="true" fo:min-height="15.341cm"/>
    </style:style>
    <style:style style:name="pr51" style:family="presentation" style:parent-style-name="fpl_5f_presentation_5f_template-notes" style:list-style-name="L2">
      <style:graphic-properties draw:fill-color="#ffffff" draw:auto-grow-height="true" fo:min-height="13.362cm"/>
    </style:style>
    <style:style style:name="pr52" style:family="presentation" style:parent-style-name="fpl_5f_presentation_5f_template-notes" style:list-style-name="L2">
      <style:graphic-properties draw:fill-color="#ffffff" draw:auto-grow-height="true" fo:min-height="13.362cm"/>
    </style:style>
    <style:style style:name="pr53" style:family="presentation" style:parent-style-name="fpl_5f_presentation_5f_template-notes" style:list-style-name="L2">
      <style:graphic-properties draw:fill-color="#ffffff" draw:auto-grow-height="true" fo:min-height="13.362cm"/>
    </style:style>
    <style:style style:name="pr54" style:family="presentation" style:parent-style-name="fpl_5f_presentation_5f_template-subtitle">
      <style:graphic-properties draw:fill-color="#ffffff" draw:auto-grow-height="true" fo:min-height="17.501cm"/>
    </style:style>
    <style:style style:name="pr55" style:family="presentation" style:parent-style-name="fpl_5f_presentation_5f_template-notes" style:list-style-name="L2">
      <style:graphic-properties draw:fill-color="#ffffff" draw:auto-grow-height="true" fo:min-height="13.362cm"/>
    </style:style>
    <style:style style:name="pr56" style:family="presentation" style:parent-style-name="fpl_5f_presentation_5f_template-title" style:list-style-name="L13">
      <style:graphic-properties draw:fill-color="#ffffff" draw:auto-grow-height="true" fo:min-height="3.65cm"/>
    </style:style>
    <style:style style:name="pr57" style:family="presentation" style:parent-style-name="fpl_5f_presentation_5f_template-subtitle" style:list-style-name="L3">
      <style:graphic-properties draw:fill-color="#ffffff" draw:auto-grow-height="true" fo:min-height="15.341cm"/>
    </style:style>
    <style:style style:name="pr58" style:family="presentation" style:parent-style-name="fpl_5f_presentation_5f_template-notes" style:list-style-name="L2">
      <style:graphic-properties draw:fill-color="#ffffff" draw:auto-grow-height="true" fo:min-height="13.362cm"/>
    </style:style>
    <style:style style:name="pr59" style:family="presentation" style:parent-style-name="fpl_5f_presentation_5f_template-title">
      <style:graphic-properties draw:fill-color="#ffffff" draw:auto-grow-height="true" fo:min-height="2.568cm"/>
    </style:style>
    <style:style style:name="pr60" style:family="presentation" style:parent-style-name="fpl_5f_presentation_5f_template-subtitle">
      <style:graphic-properties draw:fill-color="#ffffff" fo:min-height="15.09cm"/>
    </style:style>
    <style:style style:name="pr61" style:family="presentation" style:parent-style-name="fpl_5f_presentation_5f_template-subtitle">
      <style:graphic-properties draw:fill-color="#ffffff" draw:auto-grow-height="true" fo:min-height="17.154cm"/>
    </style:style>
    <style:style style:name="pr62" style:family="presentation" style:parent-style-name="fpl_5f_presentation_5f_template-title" style:list-style-name="L13">
      <style:graphic-properties draw:fill-color="#ffffff" draw:auto-grow-height="true" fo:min-height="3.65cm"/>
    </style:style>
    <style:style style:name="pr63" style:family="presentation" style:parent-style-name="fpl_5f_presentation_5f_template-subtitle" style:list-style-name="L18">
      <style:graphic-properties draw:fill-color="#ffffff" draw:auto-grow-height="true" fo:min-height="11.668cm"/>
    </style:style>
    <style:style style:name="pr64" style:family="presentation" style:parent-style-name="fpl_5f_presentation_5f_template-notes" style:list-style-name="L2">
      <style:graphic-properties draw:fill-color="#ffffff" draw:auto-grow-height="true" fo:min-height="13.362cm"/>
    </style:style>
    <style:style style:name="pr65" style:family="presentation" style:parent-style-name="fpl_5f_presentation_5f_template-notes" style:list-style-name="L2">
      <style:graphic-properties draw:fill-color="#ffffff" draw:auto-grow-height="true" fo:min-height="13.362cm"/>
    </style:style>
    <style:style style:name="pr66" style:family="presentation" style:parent-style-name="fpl_5f_presentation_5f_template-notes" style:list-style-name="L2">
      <style:graphic-properties draw:fill-color="#ffffff" draw:auto-grow-height="true" fo:min-height="13.362cm"/>
    </style:style>
    <style:style style:name="pr67" style:family="presentation" style:parent-style-name="fpl_5f_presentation_5f_template-title">
      <style:graphic-properties draw:fill-color="#ffffff" fo:min-height="3.399cm"/>
    </style:style>
    <style:style style:name="pr68" style:family="presentation" style:parent-style-name="fpl_5f_presentation_5f_template-subtitle">
      <style:graphic-properties draw:fill-color="#ffffff" fo:min-height="19.381cm"/>
    </style:style>
    <style:style style:name="pr69" style:family="presentation" style:parent-style-name="fpl_5f_presentation_5f_template-subtitle">
      <style:graphic-properties draw:fill-color="#ffffff" fo:min-height="16.994cm"/>
    </style:style>
    <style:style style:name="pr70" style:family="presentation" style:parent-style-name="fpl_5f_presentation_5f_template-subtitle">
      <style:graphic-properties draw:fill-color="#ffffff" fo:min-height="17.473cm"/>
    </style:style>
    <style:style style:name="pr71" style:family="presentation" style:parent-style-name="fpl_5f_presentation_5f_template-subtitle" style:list-style-name="L17">
      <style:graphic-properties draw:fill-color="#ffffff" draw:auto-grow-height="true" fo:min-height="15.341cm"/>
    </style:style>
    <style:style style:name="pr72" style:family="presentation" style:parent-style-name="fpl_5f_presentation_5f_template-notes" style:list-style-name="L2">
      <style:graphic-properties draw:fill-color="#ffffff" draw:auto-grow-height="true" fo:min-height="13.362cm"/>
    </style:style>
    <style:style style:name="pr73" style:family="presentation" style:parent-style-name="fpl_5f_presentation_5f_template-subtitle" style:list-style-name="L17">
      <style:graphic-properties draw:fill-color="#ffffff" draw:auto-grow-height="true" fo:min-height="15.341cm"/>
    </style:style>
    <style:style style:name="pr74" style:family="presentation" style:parent-style-name="fpl_5f_presentation_5f_template-notes" style:list-style-name="L2">
      <style:graphic-properties draw:fill-color="#ffffff" draw:auto-grow-height="true" fo:min-height="13.362cm"/>
    </style:style>
    <style:style style:name="pr75" style:family="presentation" style:parent-style-name="fpl_5f_presentation_5f_template-subtitle" style:list-style-name="L17">
      <style:graphic-properties draw:fill-color="#ffffff" draw:auto-grow-height="true" fo:min-height="15.341cm"/>
    </style:style>
    <style:style style:name="pr76" style:family="presentation" style:parent-style-name="fpl_5f_presentation_5f_template-notes" style:list-style-name="L2">
      <style:graphic-properties draw:fill-color="#ffffff" draw:auto-grow-height="true" fo:min-height="13.362cm"/>
    </style:style>
    <style:style style:name="pr77" style:family="presentation" style:parent-style-name="fpl_5f_presentation_5f_template-subtitle" style:list-style-name="L17">
      <style:graphic-properties draw:fill-color="#ffffff" draw:auto-grow-height="true" fo:min-height="15.341cm"/>
    </style:style>
    <style:style style:name="pr78" style:family="presentation" style:parent-style-name="fpl_5f_presentation_5f_template-notes" style:list-style-name="L2">
      <style:graphic-properties draw:fill-color="#ffffff" draw:auto-grow-height="true" fo:min-height="13.362cm"/>
    </style:style>
    <style:style style:name="pr79" style:family="presentation" style:parent-style-name="fpl_5f_presentation_5f_template-title" style:list-style-name="L13">
      <style:graphic-properties draw:fill-color="#ffffff" draw:auto-grow-height="true" fo:min-height="3.65cm"/>
    </style:style>
    <style:style style:name="pr80" style:family="presentation" style:parent-style-name="fpl_5f_presentation_5f_template-subtitle" style:list-style-name="L8">
      <style:graphic-properties draw:fill-color="#ffffff" draw:auto-grow-height="true" fo:min-height="15.341cm"/>
    </style:style>
    <style:style style:name="pr81" style:family="presentation" style:parent-style-name="fpl_5f_presentation_5f_template-notes" style:list-style-name="L2">
      <style:graphic-properties draw:fill-color="#ffffff" draw:auto-grow-height="true" fo:min-height="13.362cm"/>
    </style:style>
    <style:style style:name="pr82" style:family="presentation" style:parent-style-name="fpl_5f_presentation_5f_template-subtitle" style:list-style-name="L17">
      <style:graphic-properties draw:fill-color="#ffffff" draw:auto-grow-height="true" fo:min-height="15.341cm"/>
    </style:style>
    <style:style style:name="pr83" style:family="presentation" style:parent-style-name="fpl_5f_presentation_5f_template-notes" style:list-style-name="L2">
      <style:graphic-properties draw:fill-color="#ffffff" draw:auto-grow-height="true" fo:min-height="13.362cm"/>
    </style:style>
    <style:style style:name="pr84" style:family="presentation" style:parent-style-name="fpl_5f_presentation_5f_template-subtitle" style:list-style-name="L17">
      <style:graphic-properties draw:fill-color="#ffffff" draw:auto-grow-height="true" fo:min-height="15.341cm"/>
    </style:style>
    <style:style style:name="pr85" style:family="presentation" style:parent-style-name="fpl_5f_presentation_5f_template-notes" style:list-style-name="L2">
      <style:graphic-properties draw:fill-color="#ffffff" draw:auto-grow-height="true" fo:min-height="13.362cm"/>
    </style:style>
    <style:style style:name="pr86" style:family="presentation" style:parent-style-name="fpl_5f_presentation_5f_template-subtitle" style:list-style-name="L17">
      <style:graphic-properties draw:fill-color="#ffffff" draw:auto-grow-height="true" fo:min-height="15.341cm"/>
    </style:style>
    <style:style style:name="pr87" style:family="presentation" style:parent-style-name="fpl_5f_presentation_5f_template-notes" style:list-style-name="L2">
      <style:graphic-properties draw:fill-color="#ffffff" draw:auto-grow-height="true" fo:min-height="13.362cm"/>
    </style:style>
    <style:style style:name="pr88" style:family="presentation" style:parent-style-name="fpl_5f_presentation_5f_template-notes" style:list-style-name="L2">
      <style:graphic-properties draw:fill-color="#ffffff" draw:auto-grow-height="true" fo:min-height="13.362cm"/>
    </style:style>
    <style:style style:name="pr89" style:family="presentation" style:parent-style-name="fpl_5f_presentation_5f_template-subtitle" style:list-style-name="L17">
      <style:graphic-properties draw:fill-color="#ffffff" draw:auto-grow-height="true" fo:min-height="15.341cm"/>
    </style:style>
    <style:style style:name="pr90" style:family="presentation" style:parent-style-name="fpl_5f_presentation_5f_template-notes" style:list-style-name="L2">
      <style:graphic-properties draw:fill-color="#ffffff" draw:auto-grow-height="true" fo:min-height="13.362cm"/>
    </style:style>
    <style:style style:name="pr91" style:family="presentation" style:parent-style-name="fpl_5f_presentation_5f_template-subtitle" style:list-style-name="L17">
      <style:graphic-properties draw:fill-color="#ffffff" draw:auto-grow-height="true" fo:min-height="15.341cm"/>
    </style:style>
    <style:style style:name="pr92" style:family="presentation" style:parent-style-name="fpl_5f_presentation_5f_template-notes" style:list-style-name="L2">
      <style:graphic-properties draw:fill-color="#ffffff" draw:auto-grow-height="true" fo:min-height="13.362cm"/>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autospace="none"/>
      <style:text-properties style:use-window-font-color="true" fo:font-family="Arial" style:font-family-generic="swiss" fo:font-size="32pt"/>
    </style:style>
    <style:style style:name="P3" style:family="paragraph">
      <style:paragraph-properties fo:margin-left="0.6cm" fo:margin-right="0cm" fo:text-indent="-0.6cm"/>
      <style:text-properties fo:font-size="24pt"/>
    </style:style>
    <style:style style:name="P4" style:family="paragraph">
      <style:paragraph-properties fo:margin-left="0cm" fo:margin-right="0cm" fo:text-indent="0cm"/>
    </style:style>
    <style:style style:name="P5" style:family="paragraph">
      <style:text-properties fo:font-size="72pt"/>
    </style:style>
    <style:style style:name="P6" style:family="paragraph">
      <style:paragraph-properties fo:margin-left="0cm" fo:margin-right="0cm" text:enable-numbering="false" fo:text-indent="0cm"/>
    </style:style>
    <style:style style:name="P7" style:family="paragraph">
      <style:paragraph-properties fo:margin-left="0cm" fo:margin-right="0cm" fo:text-indent="0cm"/>
      <style:text-properties fo:font-size="12pt"/>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text:enable-numbering="false" fo:text-indent="0cm"/>
      <style:text-properties fo:font-family="Arial"/>
    </style:style>
    <style:style style:name="P10" style:family="paragraph">
      <style:paragraph-properties fo:margin-left="0cm" fo:margin-right="0cm" text:enable-numbering="true" fo:text-indent="0cm"/>
    </style:style>
    <style:style style:name="P11" style:family="paragraph">
      <style:paragraph-properties fo:margin-left="1cm" fo:margin-right="0cm" text:enable-numbering="false" fo:text-indent="-1cm"/>
    </style:style>
    <style:style style:name="P12" style:family="paragraph">
      <style:paragraph-properties fo:margin-left="1.27cm" fo:margin-right="0cm" text:enable-numbering="false" fo:text-indent="0cm"/>
    </style:style>
    <style:style style:name="P13" style:family="paragraph">
      <style:paragraph-properties fo:margin-left="1cm" fo:margin-right="0cm" fo:text-indent="-1cm"/>
    </style:style>
    <style:style style:name="P14" style:family="paragraph">
      <style:paragraph-properties fo:margin-left="0.6cm" fo:margin-right="0cm" fo:text-indent="-0.6cm"/>
    </style:style>
    <style:style style:name="P15" style:family="paragraph">
      <style:paragraph-properties fo:margin-left="0cm" fo:margin-right="0cm" fo:text-indent="0cm"/>
      <style:text-properties fo:font-size="32pt"/>
    </style:style>
    <style:style style:name="P16" style:family="paragraph">
      <style:paragraph-properties fo:margin-left="0cm" fo:margin-right="0cm" text:enable-numbering="false" fo:text-indent="0cm"/>
      <style:text-properties fo:font-size="32pt"/>
    </style:style>
    <style:style style:name="P17" style:family="paragraph">
      <style:paragraph-properties fo:margin-left="0cm" fo:margin-right="0cm" fo:text-indent="0cm"/>
      <style:text-properties fo:font-size="72pt"/>
    </style:style>
    <style:style style:name="P18" style:family="paragraph">
      <style:paragraph-properties fo:margin-left="1cm" fo:margin-right="0cm" fo:text-indent="-1cm"/>
      <style:text-properties fo:font-size="28pt"/>
    </style:style>
    <style:style style:name="P19" style:family="paragraph">
      <style:paragraph-properties fo:text-align="center"/>
    </style:style>
    <style:style style:name="P20" style:family="paragraph">
      <style:paragraph-properties fo:margin-left="0cm" fo:margin-right="0cm" fo:text-indent="0cm"/>
      <style:text-properties fo:font-size="21.2999992370605pt"/>
    </style:style>
    <style:style style:name="P21" style:family="paragraph">
      <style:paragraph-properties fo:margin-left="0cm" fo:margin-right="0cm" fo:text-align="start" text:enable-numbering="false" fo:text-indent="0cm"/>
      <style:text-properties fo:font-size="32pt"/>
    </style:style>
    <style:style style:name="P22" style:family="paragraph">
      <style:paragraph-properties fo:margin-left="0cm" fo:margin-right="0cm" fo:text-indent="0cm"/>
      <style:text-properties fo:font-family="Arial" style:font-family-generic="roman" fo:font-size="32pt" style:font-family-asian="Arial" style:font-family-generic-asian="roman" style:font-family-complex="Arial" style:font-family-generic-complex="roman" style:font-size-complex="9pt"/>
    </style:style>
    <style:style style:name="P23" style:family="paragraph">
      <style:paragraph-properties fo:margin-left="1.27cm" fo:margin-right="0cm" text:enable-numbering="false" fo:text-indent="0cm"/>
      <style:text-properties fo:font-size="32pt"/>
    </style:style>
    <style:style style:name="P24" style:family="paragraph">
      <style:paragraph-properties fo:margin-left="0cm" fo:margin-right="0cm" text:enable-numbering="false" fo:text-indent="0cm"/>
      <style:text-properties fo:font-family="Arial" style:font-family-generic="roman" fo:font-size="32pt" style:font-family-asian="ArialMT" style:font-family-generic-asian="swiss" style:font-family-complex="ArialMT" style:font-family-generic-complex="swiss" style:font-size-complex="9pt"/>
    </style:style>
    <style:style style:name="P25" style:family="paragraph">
      <style:paragraph-properties fo:margin-left="0cm" fo:margin-right="0cm" fo:text-align="center" fo:text-indent="0cm"/>
    </style:style>
    <style:style style:name="P26" style:family="paragraph">
      <style:paragraph-properties fo:margin-left="0cm" fo:margin-right="0cm" fo:text-align="center" fo:text-indent="0cm"/>
      <style:text-properties fo:font-size="18pt"/>
    </style:style>
    <style:style style:name="P27" style:family="paragraph">
      <style:paragraph-properties fo:margin-left="0cm" fo:margin-right="0cm" fo:margin-top="0cm" fo:margin-bottom="0cm" text:enable-numbering="false" fo:text-indent="0cm" style:text-autospace="none"/>
    </style:style>
    <style:style style:name="P28" style:family="paragraph">
      <style:paragraph-properties fo:margin-left="0cm" fo:margin-right="0cm" fo:margin-top="0cm" fo:margin-bottom="0cm" text:enable-numbering="false" fo:text-indent="0cm" style:text-autospace="none"/>
      <style:text-properties style:use-window-font-color="true" fo:font-family="Courier" style:font-family-generic="modern" style:font-pitch="fixed" fo:font-weight="normal"/>
    </style:style>
    <style:style style:name="P29" style:family="paragraph">
      <style:paragraph-properties fo:margin-left="0cm" fo:margin-right="0cm" fo:text-indent="0cm"/>
      <style:text-properties fo:font-size="24pt"/>
    </style:style>
    <style:style style:name="P30" style:family="paragraph">
      <style:paragraph-properties fo:margin-left="0cm" fo:margin-right="0cm" fo:text-indent="0cm"/>
      <style:text-properties fo:font-family="Courier" style:font-family-generic="modern" style:font-pitch="fixed" fo:font-size="28pt"/>
    </style:style>
    <style:style style:name="P31" style:family="paragraph">
      <style:paragraph-properties fo:margin-left="1.27cm" fo:margin-right="0cm" fo:text-indent="0cm"/>
      <style:text-properties fo:font-family="Courier" style:font-family-generic="modern" style:font-pitch="fixed" fo:font-size="28pt"/>
    </style:style>
    <style:style style:name="P32" style:family="paragraph">
      <style:text-properties fo:font-family="Courier" style:font-family-generic="modern" style:font-pitch="fixed" fo:font-size="28pt"/>
    </style:style>
    <style:style style:name="P33" style:family="paragraph">
      <style:paragraph-properties fo:margin-left="0cm" fo:margin-right="0cm" fo:text-indent="0cm"/>
      <style:text-properties fo:font-family="arial" style:font-family-generic="swiss" fo:font-size="13pt" fo:font-weight="normal"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P34" style:family="paragraph">
      <style:paragraph-properties fo:margin-left="0cm" fo:margin-right="0cm" fo:text-indent="0cm"/>
      <style:text-properties fo:font-family="arial" style:font-family-generic="swiss" fo:font-size="13pt" fo:font-weight="normal"/>
    </style:style>
    <style:style style:name="P35" style:family="paragraph">
      <style:text-properties fo:font-family="arial" style:font-family-generic="swiss" fo:font-size="13pt" fo:font-weight="normal"/>
    </style:style>
    <style:style style:name="P36" style:family="paragraph">
      <style:paragraph-properties fo:margin-left="0cm" fo:margin-right="0cm" fo:text-indent="0cm"/>
      <style:text-properties fo:font-family="'Times New Roman'" style:font-family-generic="roman" style:font-pitch="variable" fo:font-size="13pt" fo:font-weight="normal"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P37" style:family="paragraph">
      <style:paragraph-properties fo:margin-left="0cm" fo:margin-right="0cm" fo:text-indent="0cm"/>
      <style:text-properties fo:font-size="13pt" fo:font-weight="normal"/>
    </style:style>
    <style:style style:name="P38" style:family="paragraph">
      <style:paragraph-properties fo:margin-left="0cm" fo:margin-right="0cm" fo:text-indent="0cm"/>
      <style:text-properties fo:font-family="'Times New Roman'" style:font-family-generic="roman" style:font-pitch="variable" fo:font-size="11pt" fo:font-weight="bold"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P39" style:family="paragraph">
      <style:paragraph-properties fo:margin-left="0cm" fo:margin-right="0cm" fo:text-indent="0cm"/>
      <style:text-properties style:font-family-generic="roman" fo:font-size="12pt"/>
    </style:style>
    <style:style style:name="P40" style:family="paragraph">
      <style:text-properties fo:font-size="13pt" fo:font-weight="normal"/>
    </style:style>
    <style:style style:name="P41" style:family="paragraph">
      <style:paragraph-properties fo:margin-left="0cm" fo:margin-right="0cm" fo:text-indent="0cm"/>
      <style:text-properties fo:font-family="arial" fo:font-size="13pt" fo:font-weight="normal"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P42" style:family="paragraph">
      <style:paragraph-properties fo:margin-left="0cm" fo:margin-right="0cm" fo:text-indent="0cm"/>
      <style:text-properties fo:font-family="arial" fo:font-size="13pt" fo:font-weight="normal"/>
    </style:style>
    <style:style style:name="P43" style:family="paragraph">
      <style:paragraph-properties fo:margin-left="0cm" fo:margin-right="0cm" fo:text-indent="0cm"/>
      <style:text-properties fo:font-family="arial" fo:font-size="13pt" fo:font-weight="bold"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P44" style:family="paragraph">
      <style:paragraph-properties fo:margin-left="0cm" fo:margin-right="0cm" fo:text-indent="0cm"/>
      <style:text-properties fo:font-family="arial" fo:font-size="13pt"/>
    </style:style>
    <style:style style:name="P45" style:family="paragraph">
      <style:paragraph-properties fo:margin-left="1.27cm" fo:margin-right="0cm" fo:text-align="start" text:enable-numbering="false" fo:text-indent="0cm"/>
    </style:style>
    <style:style style:name="P46" style:family="paragraph">
      <style:paragraph-properties fo:margin-left="0.6cm" fo:margin-right="0cm" fo:text-align="start" text:enable-numbering="false" fo:text-indent="-0.6cm"/>
      <style:text-properties fo:font-size="32pt"/>
    </style:style>
    <style:style style:name="T1" style:family="text">
      <style:text-properties style:use-window-font-color="true" style:text-outline="false" style:text-line-through-style="none" fo:font-family="'Bitstream Vera Sans'" style:font-family-generic="swiss" style:font-pitch="variable"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2" style:family="text">
      <style:text-properties style:use-window-font-color="true" style:text-outline="false" style:text-line-through-style="none" fo:font-family="Arial" style:font-family-generic="swiss"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3" style:family="text">
      <style:text-properties style:use-window-font-color="true" style:text-outline="false" style:text-line-through-style="none" fo:font-family="Arial" style:font-family-generic="swiss"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4" style:family="text">
      <style:text-properties style:use-window-font-color="true" style:text-outline="false" style:text-line-through-style="none" fo:font-family="'Bitstream Vera Sans'" style:font-family-generic="swiss" style:font-pitch="variable"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5" style:family="text">
      <style:text-properties fo:font-size="72pt"/>
    </style:style>
    <style:style style:name="T6" style:family="text">
      <style:text-properties fo:font-size="32pt"/>
    </style:style>
    <style:style style:name="T7" style:family="text">
      <style:text-properties fo:font-family="Arial" style:font-family-generic="swiss" style:font-pitch="variable" fo:font-size="32pt" style:font-size-complex="9pt"/>
    </style:style>
    <style:style style:name="T8" style:family="text">
      <style:text-properties fo:font-size="14pt"/>
    </style:style>
    <style:style style:name="T9" style:family="text">
      <style:text-properties fo:font-family="Arial"/>
    </style:style>
    <style:style style:name="T10" style:family="text">
      <style:text-properties fo:font-family="Arial" style:font-family-generic="swiss" fo:font-size="28pt"/>
    </style:style>
    <style:style style:name="T11" style:family="text">
      <style:text-properties fo:font-family="Arial" style:font-family-generic="swiss"/>
    </style:style>
    <style:style style:name="T12" style:family="text">
      <style:text-properties fo:font-family="Arial" style:font-family-generic="swiss" style:font-pitch="variable" fo:font-size="32pt" style:font-family-asian="ArialMT" style:font-family-generic-asian="swiss" style:font-family-complex="ArialMT" style:font-family-generic-complex="swiss" style:font-size-complex="9pt"/>
    </style:style>
    <style:style style:name="T13" style:family="text">
      <style:text-properties fo:font-size="28pt"/>
    </style:style>
    <style:style style:name="T14" style:family="text">
      <style:text-properties fo:font-style="italic"/>
    </style:style>
    <style:style style:name="T15" style:family="text">
      <style:text-properties fo:font-family="Arial" style:font-family-generic="roman" fo:font-size="32pt" style:font-family-asian="Arial" style:font-family-generic-asian="roman" style:font-family-complex="Arial" style:font-family-generic-complex="roman" style:font-size-complex="9pt"/>
    </style:style>
    <style:style style:name="T16" style:family="text">
      <style:text-properties fo:font-family="Arial" style:font-family-generic="swiss" style:font-pitch="variable" fo:font-size="32pt" style:font-family-asian="Arial" style:font-family-generic-asian="swiss" style:font-pitch-asian="variable" style:font-family-complex="Arial" style:font-family-generic-complex="swiss" style:font-pitch-complex="variable" style:font-size-complex="9pt"/>
    </style:style>
    <style:style style:name="T17" style:family="text">
      <style:text-properties fo:font-family="Arial" style:font-family-generic="roman" fo:font-size="32pt" style:font-family-asian="ArialMT" style:font-family-generic-asian="swiss" style:font-family-complex="ArialMT" style:font-family-generic-complex="swiss" style:font-size-complex="9pt"/>
    </style:style>
    <style:style style:name="T18" style:family="text">
      <style:text-properties fo:font-size="18pt"/>
    </style:style>
    <style:style style:name="T19" style:family="text">
      <style:text-properties style:use-window-font-color="true" fo:font-family="Courier" style:font-family-generic="modern" style:font-pitch="fixed" fo:font-size="20pt" fo:font-weight="bold" style:font-family-asian="Arial" style:font-family-generic-asian="swiss" style:font-size-asian="9pt" style:font-weight-asian="bold" style:font-family-complex="Arial" style:font-family-generic-complex="swiss" style:font-size-complex="5.09999990463257pt" style:font-weight-complex="bold"/>
    </style:style>
    <style:style style:name="T20" style:family="text">
      <style:text-properties style:use-window-font-color="true" fo:font-family="Courier" style:font-family-generic="modern" style:font-pitch="fixed" fo:font-size="20pt" fo:font-weight="normal" style:font-family-asian="Arial" style:font-family-generic-asian="swiss" style:font-size-asian="9pt" style:font-weight-asian="bold" style:font-family-complex="Arial" style:font-family-generic-complex="swiss" style:font-size-complex="5.09999990463257pt" style:font-weight-complex="bold"/>
    </style:style>
    <style:style style:name="T21" style:family="text">
      <style:text-properties style:use-window-font-color="true" fo:font-family="Courier" style:font-family-generic="modern" style:font-pitch="fixed" fo:font-size="20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2" style:family="text">
      <style:text-properties style:use-window-font-color="true" fo:font-family="Courier" style:font-family-generic="modern" style:font-pitch="fixed" fo:font-size="20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23" style:family="text">
      <style:text-properties style:use-window-font-color="true" fo:font-family="Courier" style:font-family-generic="modern" style:font-pitch="fixed" fo:font-size="20pt" fo:font-style="italic"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24" style:family="text">
      <style:text-properties fo:font-family="Courier" style:font-family-generic="modern" style:font-pitch="fixed" fo:font-size="28pt" fo:font-weight="bold"/>
    </style:style>
    <style:style style:name="T25" style:family="text">
      <style:text-properties fo:font-family="Courier" style:font-family-generic="modern" style:font-pitch="fixed" fo:font-size="28pt"/>
    </style:style>
    <style:style style:name="T26" style:family="text">
      <style:text-properties fo:font-family="Courier" style:font-family-generic="modern" style:font-pitch="fixed" fo:font-size="28pt" fo:font-style="italic"/>
    </style:style>
    <style:style style:name="T27" style:family="text">
      <style:text-properties fo:font-family="Courier" style:font-family-generic="modern" style:font-pitch="fixed" fo:font-size="28pt" fo:font-weight="bold"/>
    </style:style>
    <style:style style:name="T28" style:family="text">
      <style:text-properties fo:font-family="Courier" style:font-family-generic="modern" style:font-pitch="fixed" fo:font-size="28pt"/>
    </style:style>
    <style:style style:name="T29" style:family="text">
      <style:text-properties fo:font-family="Courier" style:font-family-generic="modern" style:font-pitch="fixed" fo:font-size="28pt" fo:font-style="italic"/>
    </style:style>
    <style:style style:name="T30" style:family="text">
      <style:text-properties fo:font-family="arial" style:font-family-generic="swiss" fo:font-size="13pt" fo:font-weight="normal"/>
    </style:style>
    <style:style style:name="T31" style:family="text">
      <style:text-properties fo:font-family="arial" style:font-family-generic="swiss" fo:font-size="13pt" fo:language="en" fo:country="US" fo:font-style="normal" fo:font-weight="normal"/>
    </style:style>
    <style:style style:name="T32" style:family="text">
      <style:text-properties fo:font-size="13pt" fo:font-weight="normal"/>
    </style:style>
    <style:style style:name="T33" style:family="text">
      <style:text-properties fo:font-family="'Times New Roman'" style:font-family-generic="roman" style:font-pitch="variable" fo:font-size="13pt" fo:language="en" fo:country="US" fo:font-style="normal" fo:font-weight="normal"/>
    </style:style>
    <style:style style:name="T34" style:family="text">
      <style:text-properties fo:font-family="arial" fo:font-size="13pt" fo:font-weight="normal"/>
    </style:style>
    <style:style style:name="T35" style:family="text">
      <style:text-properties fo:font-family="arial" fo:font-size="13pt" fo:language="en" fo:country="US" fo:font-style="normal" fo:font-weight="normal"/>
    </style:style>
    <style:style style:name="T36" style:family="text">
      <style:text-properties fo:font-family="arial" fo:font-size="13pt" fo:font-weight="normal" style:font-family-asian="'Times New Roman'" style:font-family-generic-asian="roman" style:font-pitch-asian="variable" style:font-family-complex="'Times New Roman'" style:font-family-generic-complex="roman" style:font-pitch-complex="variable" style:font-size-complex="6.30000019073486pt" style:font-weight-complex="bold"/>
    </style:style>
    <style:style style:name="T37" style:family="text">
      <style:text-properties fo:font-family="arial" fo:font-size="13pt" fo:language="en" fo:country="US" fo:font-style="normal" fo:font-weight="normal" style:font-family-asian="'Times New Roman'" style:font-family-generic-asian="roman" style:font-pitch-asian="variable" style:font-family-complex="'Times New Roman'" style:font-family-generic-complex="roman" style:font-pitch-complex="variable" style:font-size-complex="6.30000019073486pt" style:font-weight-complex="bold"/>
    </style:style>
    <text:list-style style:name="L1">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8">
      <text:list-level-style-bullet text:level="1" text:bullet-char="•">
        <style:list-level-properties text:min-label-width="0.6cm"/>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27cm"/>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1cm"/>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space-before="1.27cm"/>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7">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8">
      <text:list-level-style-bullet text:level="1" text:bullet-char="•">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presentation:footer-decl presentation:name="ftr1">© 2008 FASTPATH LOGIC INC.</presentation:footer-decl>
      <presentation:footer-decl presentation:name="ftr2">© 2007 FASTPATH LOGIC INC.</presentation:footer-decl>
      <presentation:footer-decl presentation:name="ftr3">© 2008 Fastpath Logic Inc.</presentation:footer-decl>
      <presentation:date-time-decl presentation:name="dtd1" presentation:source="current-date" style:data-style-name="D3"/>
      <presentation:date-time-decl presentation:name="dtd2" presentation:source="fixed">07/02/2007</presentation:date-time-decl>
      <draw:page draw:name="page1" draw:style-name="dp1" draw:master-page-name="fpl_5f_presentation_5f_template" presentation:use-footer-name="ftr1" presentation:use-date-time-name="dtd1">
        <office:forms form:automatic-focus="false" form:apply-design-mode="false"/>
        <draw:frame presentation:style-name="pr1" draw:text-style-name="P2" draw:layer="layout" svg:width="23.904cm" svg:height="5.569cm" svg:x="2.499cm" svg:y="6.915cm" presentation:class="title" presentation:user-transformed="true">
          <draw:text-box>
            <text:p text:style-name="P1"><text:span text:style-name="T1">CSL</text:span><text:span text:style-name="T2">/CSLC </text:span><text:span text:style-name="T3"><text:line-break/></text:span><text:span text:style-name="T3"><text:line-break/></text:span><text:span text:style-name="T4">Testbench Specification</text:span></text:p>
          </draw:text-box>
        </draw:frame>
        <presentation:notes draw:style-name="dp2">
          <draw:page-thumbnail draw:style-name="gr1" draw:layer="layout" svg:width="13.877cm" svg:height="11.093cm" svg:x="3.577cm" svg:y="2.247cm" draw:page-number="1" presentation:class="page"/>
          <draw:frame presentation:style-name="pr2" draw:text-style-name="P3" draw:layer="layout" svg:width="15.399cm" svg:height="13.362cm" svg:x="2.798cm" svg:y="14.102cm" presentation:class="notes" presentation:placeholder="true">
            <draw:text-box/>
          </draw:frame>
        </presentation:notes>
      </draw:page>
      <draw:page draw:name="page2" draw:style-name="dp1" draw:master-page-name="fpl_5f_presentation_5f_template" presentation:use-footer-name="ftr1" presentation:use-date-time-name="dtd1">
        <office:forms form:automatic-focus="false" form:apply-design-mode="false"/>
        <draw:frame draw:style-name="gr2" draw:text-style-name="P5" draw:layer="layout" svg:width="12.123cm" svg:height="7.779cm" svg:x="7.402cm" svg:y="6.179cm">
          <draw:text-box>
            <text:p text:style-name="P4"><text:span text:style-name="T5">Testbench</text:span></text:p>
            <text:p text:style-name="P4"><text:span text:style-name="T5">Concepts</text:span></text:p>
          </draw:text-box>
        </draw:frame>
        <presentation:notes draw:style-name="dp2">
          <draw:page-thumbnail draw:style-name="gr1" draw:layer="layout" svg:width="13.877cm" svg:height="11.093cm" svg:x="3.577cm" svg:y="2.247cm" draw:page-number="2" presentation:class="page"/>
          <draw:frame presentation:style-name="pr3" draw:text-style-name="P4" draw:layer="layout" svg:width="15.399cm" svg:height="13.362cm" svg:x="2.798cm" svg:y="14.102cm" presentation:class="notes" presentation:placeholder="true">
            <draw:text-box/>
          </draw:frame>
        </presentation:notes>
      </draw:page>
      <draw:page draw:name="page3"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Purpose</text:p>
          </draw:text-box>
        </draw:frame>
        <draw:frame presentation:style-name="pr5" draw:text-style-name="P6" draw:layer="layout" svg:width="22.209cm" svg:height="15.341cm" svg:x="5.454cm" svg:y="4.62cm" presentation:class="subtitle">
          <draw:text-box>
            <text:list text:style-name="L3">
              <text:list-item>
                <text:list>
                  <text:list-item>
                    <text:p text:style-name="P6"><text:span text:style-name="T6">Testbenches are used to verify instances of designs under test (DUT).</text:span></text:p>
                  </text:list-item>
                </text:list>
              </text:list-item>
            </text:list>
            <text:list text:style-name="L3">
              <text:list-item>
                <text:list>
                  <text:list-item>
                    <text:p text:style-name="P6"><text:span text:style-name="T7">A testbench is a structure designed to verify the functionality of an RTL design.</text:span></text:p>
                  </text:list-item>
                </text:list>
              </text:list-item>
            </text:list>
          </draw:text-box>
        </draw:frame>
        <presentation:notes draw:style-name="dp2">
          <draw:page-thumbnail draw:style-name="gr1" draw:layer="layout" svg:width="13.877cm" svg:height="11.093cm" svg:x="3.577cm" svg:y="2.247cm" draw:page-number="3" presentation:class="page"/>
          <draw:frame presentation:style-name="pr6" draw:text-style-name="P7" draw:layer="layout" svg:width="15.399cm" svg:height="13.362cm" svg:x="2.798cm" svg:y="14.102cm" presentation:class="notes" presentation:placeholder="true">
            <draw:text-box/>
          </draw:frame>
        </presentation:notes>
      </draw:page>
      <draw:page draw:name="page4"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6" draw:layer="layout" svg:width="18.66cm" svg:height="3.65cm" svg:x="7.229cm" svg:y="0.975cm" presentation:class="title">
          <draw:text-box>
            <text:p text:style-name="P6">DUT's and vectors</text:p>
          </draw:text-box>
        </draw:frame>
        <draw:frame presentation:style-name="pr7" draw:text-style-name="P8" draw:layer="layout" svg:width="22.209cm" svg:height="15.341cm" svg:x="5.454cm" svg:y="4.62cm" presentation:class="subtitle">
          <draw:text-box>
            <text:list text:style-name="L4">
              <text:list-item>
                <text:list>
                  <text:list-item>
                    <text:p text:style-name="P8"><text:span text:style-name="T6">DUT's can be tested at the leaf level, intermediate level, and/or top level of the RTL design.</text:span></text:p>
                  </text:list-item>
                </text:list>
              </text:list-item>
            </text:list>
            <text:list text:style-name="L4">
              <text:list-item>
                <text:list>
                  <text:list-item>
                    <text:p text:style-name="P8"><text:span text:style-name="T6">Testbenches which instantiate units (DUTs) at any level in the chip design hierarchy can be automatically created.</text:span></text:p>
                  </text:list-item>
                </text:list>
              </text:list-item>
            </text:list>
            <text:list text:style-name="L4">
              <text:list-item>
                <text:list>
                  <text:list-item>
                    <text:p text:style-name="P8"><text:span text:style-name="T6">Vectors can be extracted from any of the above levels in the simulation model.</text:span></text:p>
                  </text:list-item>
                </text:list>
              </text:list-item>
            </text:list>
          </draw:text-box>
        </draw:frame>
        <presentation:notes draw:style-name="dp2">
          <draw:page-thumbnail draw:style-name="gr1" draw:layer="layout" svg:width="13.877cm" svg:height="11.093cm" svg:x="3.577cm" svg:y="2.247cm" draw:page-number="4" presentation:class="page"/>
          <draw:frame presentation:style-name="pr8" draw:text-style-name="P4" draw:layer="layout" svg:width="15.399cm" svg:height="13.362cm" svg:x="2.798cm" svg:y="14.102cm" presentation:class="notes" presentation:placeholder="true">
            <draw:text-box/>
          </draw:frame>
        </presentation:notes>
      </draw:page>
      <draw:page draw:name="page5" draw:style-name="dp3" draw:master-page-name="fpl_5f_presentation_5f_template" presentation:presentation-page-layout-name="AL1T0" presentation:use-footer-name="ftr1" presentation:use-date-time-name="dtd1">
        <office:forms form:automatic-focus="false" form:apply-design-mode="false"/>
        <draw:frame presentation:style-name="pr9" draw:text-style-name="P6" draw:layer="layout" svg:width="18.66cm" svg:height="3.65cm" svg:x="7.229cm" svg:y="0.975cm" presentation:class="title">
          <draw:text-box>
            <text:p text:style-name="P6">Creating Vectors</text:p>
          </draw:text-box>
        </draw:frame>
        <draw:frame presentation:style-name="pr10" draw:text-style-name="P8" draw:layer="layout" svg:width="22.209cm" svg:height="15.341cm" svg:x="5.454cm" svg:y="4.62cm" presentation:class="subtitle">
          <draw:text-box>
            <text:list text:style-name="L3">
              <text:list-item>
                <text:list>
                  <text:list-item>
                    <text:p text:style-name="P8"><text:span text:style-name="T6">Vectors can be created by a C++ simulator which models the behavior of the chip design.</text:span></text:p>
                  </text:list-item>
                </text:list>
              </text:list-item>
            </text:list>
            <text:list text:style-name="L3">
              <text:list-item>
                <text:list>
                  <text:list-item>
                    <text:p text:style-name="P8"><text:span text:style-name="T6"/></text:p>
                  </text:list-item>
                </text:list>
              </text:list-item>
            </text:list>
            <text:list text:style-name="L3">
              <text:list-item>
                <text:list>
                  <text:list-item>
                    <text:p text:style-name="P8"><text:span text:style-name="T6">Vectors can be written to a file or a socket.</text:span></text:p>
                  </text:list-item>
                </text:list>
              </text:list-item>
            </text:list>
            <text:list text:style-name="L3">
              <text:list-item>
                <text:list>
                  <text:list-item>
                    <text:p text:style-name="P8"><text:span text:style-name="T6"/></text:p>
                  </text:list-item>
                </text:list>
              </text:list-item>
            </text:list>
            <text:list text:style-name="L3">
              <text:list-item>
                <text:list>
                  <text:list-item>
                    <text:p text:style-name="P8"><text:span text:style-name="T6">The vectors are used to verify the chip design.</text:span></text:p>
                  </text:list-item>
                </text:list>
              </text:list-item>
            </text:list>
          </draw:text-box>
        </draw:frame>
        <presentation:notes draw:style-name="dp2">
          <draw:page-thumbnail draw:style-name="gr1" draw:layer="layout" svg:width="13.877cm" svg:height="11.093cm" svg:x="3.577cm" svg:y="2.247cm" draw:page-number="5" presentation:class="page"/>
          <draw:frame presentation:style-name="pr11" draw:text-style-name="P4" draw:layer="layout" svg:width="15.399cm" svg:height="13.362cm" svg:x="2.798cm" svg:y="14.102cm" presentation:class="notes" presentation:placeholder="true">
            <draw:text-box/>
          </draw:frame>
        </presentation:notes>
      </draw:page>
      <draw:page draw:name="page6" draw:style-name="dp3" draw:master-page-name="fpl_5f_presentation_5f_template" presentation:presentation-page-layout-name="AL2T1" presentation:use-footer-name="ftr1" presentation:use-date-time-name="dtd1">
        <office:forms form:automatic-focus="false" form:apply-design-mode="false"/>
        <draw:frame presentation:style-name="pr12" draw:text-style-name="P6" draw:layer="layout" svg:width="18.66cm" svg:height="3.65cm" svg:x="7.229cm" svg:y="0.975cm" presentation:class="title">
          <draw:text-box>
            <text:p text:style-name="P6">Vectors</text:p>
          </draw:text-box>
        </draw:frame>
        <draw:frame presentation:style-name="pr13" draw:text-style-name="P8" draw:layer="layout" svg:width="22.209cm" svg:height="17.559cm" svg:x="5.454cm" svg:y="4.62cm" presentation:class="outline" presentation:user-transformed="true">
          <draw:text-box>
            <text:list text:style-name="L3">
              <text:list-item>
                <text:p text:style-name="P8"><text:span text:style-name="T6">Vectors are a set of values associated with an ordered set of ports.</text:span></text:p>
              </text:list-item>
            </text:list>
            <text:list text:style-name="L3">
              <text:list-item>
                <text:p text:style-name="P8"><text:span text:style-name="T6"/></text:p>
              </text:list-item>
            </text:list>
            <text:list text:style-name="L3">
              <text:list-item>
                <text:p text:style-name="P8"><text:span text:style-name="T6">Input vectors are called stimulus vectors.</text:span></text:p>
              </text:list-item>
            </text:list>
            <text:list text:style-name="L3">
              <text:list-item>
                <text:p text:style-name="P8"><text:span text:style-name="T6">Output vectors are called expected vectors.</text:span></text:p>
              </text:list-item>
            </text:list>
            <text:list text:style-name="L3">
              <text:list-item>
                <text:p text:style-name="P8"><text:span text:style-name="T8"/></text:p>
              </text:list-item>
            </text:list>
            <text:list text:style-name="L3">
              <text:list-item>
                <text:p text:style-name="P8"><text:span text:style-name="T6">C++ simulators generate vectors and RTL designs under test are verified using those <text:s/>vectors.</text:span></text:p>
              </text:list-item>
            </text:list>
            <text:list text:style-name="L3">
              <text:list-item>
                <text:p text:style-name="P8"><text:span text:style-name="T6"/></text:p>
              </text:list-item>
            </text:list>
          </draw:text-box>
        </draw:frame>
        <presentation:notes draw:style-name="dp2">
          <draw:page-thumbnail draw:style-name="gr1" draw:layer="layout" svg:width="13.877cm" svg:height="11.093cm" svg:x="3.577cm" svg:y="2.247cm" draw:page-number="6" presentation:class="page"/>
          <draw:frame presentation:style-name="pr14" draw:text-style-name="P4" draw:layer="layout" svg:width="15.399cm" svg:height="13.362cm" svg:x="2.798cm" svg:y="14.102cm" presentation:class="notes" presentation:placeholder="true">
            <draw:text-box/>
          </draw:frame>
        </presentation:notes>
      </draw:page>
      <draw:page draw:name="page7"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Creation</text:p>
          </draw:text-box>
        </draw:frame>
        <draw:frame presentation:style-name="pr15" draw:text-style-name="P6" draw:layer="layout" svg:width="22.209cm" svg:height="15.341cm" svg:x="5.454cm" svg:y="4.62cm" presentation:class="subtitle">
          <draw:text-box>
            <text:list text:style-name="L3">
              <text:list-item>
                <text:list>
                  <text:list-item>
                    <text:p text:style-name="P6"><text:span text:style-name="T6">Testbenches are created by instantiating the design under test (DUT) and adding wrapper logic to apply stimulus to the DUT inputs and logic to check the DUT outputs, internal state, or state transitions. </text:span></text:p>
                  </text:list-item>
                </text:list>
              </text:list-item>
            </text:list>
          </draw:text-box>
        </draw:frame>
        <presentation:notes draw:style-name="dp2">
          <draw:page-thumbnail draw:style-name="gr1" draw:layer="layout" svg:width="13.877cm" svg:height="11.093cm" svg:x="3.577cm" svg:y="2.247cm" draw:page-number="7" presentation:class="page"/>
          <draw:frame presentation:style-name="pr16" draw:text-style-name="P7" draw:layer="layout" svg:width="15.399cm" svg:height="13.362cm" svg:x="2.798cm" svg:y="14.102cm" presentation:class="notes" presentation:placeholder="true">
            <draw:text-box/>
          </draw:frame>
        </presentation:notes>
      </draw:page>
      <draw:page draw:name="page8"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Changes</text:p>
          </draw:text-box>
        </draw:frame>
        <draw:frame presentation:style-name="pr17" draw:text-style-name="P6" draw:layer="layout" svg:width="22.209cm" svg:height="15.341cm" svg:x="5.454cm" svg:y="4.62cm" presentation:class="subtitle">
          <draw:text-box>
            <text:list text:style-name="L3">
              <text:list-item>
                <text:list>
                  <text:list-item>
                    <text:p text:style-name="P6"><text:span text:style-name="T6">Testbenches must change in response to changes in the DUT interface or internal logic.</text:span></text:p>
                  </text:list-item>
                </text:list>
              </text:list-item>
            </text:list>
          </draw:text-box>
        </draw:frame>
        <presentation:notes draw:style-name="dp2">
          <draw:page-thumbnail draw:style-name="gr1" draw:layer="layout" svg:width="13.877cm" svg:height="11.093cm" svg:x="3.577cm" svg:y="2.247cm" draw:page-number="8" presentation:class="page"/>
          <draw:frame presentation:style-name="pr18" draw:text-style-name="P7" draw:layer="layout" svg:width="15.399cm" svg:height="13.362cm" svg:x="2.798cm" svg:y="14.102cm" presentation:class="notes" presentation:placeholder="true">
            <draw:text-box/>
          </draw:frame>
        </presentation:notes>
      </draw:page>
      <draw:page draw:name="page9"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C++ simulator vector writers</text:p>
          </draw:text-box>
        </draw:frame>
        <draw:frame presentation:style-name="pr19" draw:text-style-name="P9" draw:layer="layout" svg:width="22.209cm" svg:height="15.341cm" svg:x="5.454cm" svg:y="4.62cm" presentation:class="subtitle">
          <draw:text-box>
            <text:list text:style-name="L3">
              <text:list-item>
                <text:list>
                  <text:list-item>
                    <text:p text:style-name="P6"><text:span text:style-name="T9">The vector port order is optionally specified in the CSL vector specification.</text:span></text:p>
                  </text:list-item>
                </text:list>
              </text:list-item>
            </text:list>
            <text:list text:style-name="L3">
              <text:list-item>
                <text:list>
                  <text:list-item>
                    <text:p text:style-name="P6"><text:span text:style-name="T9">CSL vectors are compiled and generate the C++ simulator vector writers.</text:span></text:p>
                  </text:list-item>
                </text:list>
              </text:list-item>
            </text:list>
            <text:list text:style-name="L3">
              <text:list-item>
                <text:list>
                  <text:list-item>
                    <text:p text:style-name="P6"><text:span text:style-name="T9">The C++ simulator unit ports are connected to the C++ simulator vector writer.</text:span></text:p>
                  </text:list-item>
                </text:list>
              </text:list-item>
            </text:list>
          </draw:text-box>
        </draw:frame>
        <presentation:notes draw:style-name="dp2">
          <draw:page-thumbnail draw:style-name="gr1" draw:layer="layout" svg:width="13.877cm" svg:height="11.093cm" svg:x="3.577cm" svg:y="2.247cm" draw:page-number="9" presentation:class="page"/>
          <draw:frame presentation:style-name="pr20" draw:text-style-name="P4" draw:layer="layout" svg:width="15.399cm" svg:height="13.111cm" svg:x="2.798cm" svg:y="14.102cm" presentation:class="notes" presentation:placeholder="true">
            <draw:text-box/>
          </draw:frame>
        </presentation:notes>
      </draw:page>
      <draw:page draw:name="page10"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6" draw:layer="layout" svg:width="18.66cm" svg:height="3.65cm" svg:x="7.129cm" svg:y="0cm" presentation:class="title" presentation:user-transformed="true">
          <draw:text-box>
            <text:p text:style-name="P6">C++ simulator and vectors</text:p>
          </draw:text-box>
        </draw:frame>
        <draw:frame presentation:style-name="pr21" draw:text-style-name="P8" draw:layer="layout" svg:width="22.209cm" svg:height="19.056cm" svg:x="5.454cm" svg:y="2.762cm" presentation:class="subtitle">
          <draw:text-box>
            <text:list text:style-name="L4">
              <text:list-item>
                <text:list>
                  <text:list-item>
                    <text:p text:style-name="P8"><text:span text:style-name="T6">When the C++ simulator executes, the vector writers capture the values of the ports at the unit interfaces, and creates stimulus and expected vector files or (future) writes the vectors to a socket or to DUT modules in the RTL testbench. </text:span></text:p>
                  </text:list-item>
                </text:list>
              </text:list-item>
            </text:list>
            <text:list text:style-name="L4">
              <text:list-item>
                <text:list>
                  <text:list-item>
                    <text:p text:style-name="P8"><text:span text:style-name="T6">Vector memories in the RTL testbench are loaded by vector readers from files or (future) from a socket for co-simulation with an RTL testbench using PLI's.</text:span></text:p>
                  </text:list-item>
                </text:list>
              </text:list-item>
            </text:list>
            <text:list text:style-name="L4">
              <text:list-item>
                <text:list>
                  <text:list-item>
                    <text:p text:style-name="P8"><text:span text:style-name="T6"/></text:p>
                  </text:list-item>
                </text:list>
              </text:list-item>
            </text:list>
          </draw:text-box>
        </draw:frame>
        <presentation:notes draw:style-name="dp2">
          <draw:page-thumbnail draw:style-name="gr1" draw:layer="layout" svg:width="13.877cm" svg:height="11.093cm" svg:x="3.577cm" svg:y="2.247cm" draw:page-number="10" presentation:class="page"/>
          <draw:frame presentation:style-name="pr22" draw:text-style-name="P4" draw:layer="layout" svg:width="15.399cm" svg:height="13.362cm" svg:x="2.798cm" svg:y="14.102cm" presentation:class="notes" presentation:placeholder="true">
            <draw:text-box/>
          </draw:frame>
        </presentation:notes>
      </draw:page>
      <draw:page draw:name="page11" draw:style-name="dp3" draw:master-page-name="fpl_5f_presentation_5f_template" presentation:presentation-page-layout-name="AL1T0" presentation:use-footer-name="ftr1" presentation:use-date-time-name="dtd1">
        <office:forms form:automatic-focus="false" form:apply-design-mode="false"/>
        <draw:frame presentation:style-name="pr23" draw:text-style-name="P6" draw:layer="layout" svg:width="18.66cm" svg:height="3.65cm" svg:x="7.229cm" svg:y="0.975cm" presentation:class="title">
          <draw:text-box>
            <text:p text:style-name="P6">Simulator vectors</text:p>
          </draw:text-box>
        </draw:frame>
        <draw:frame presentation:style-name="pr24" draw:text-style-name="P8" draw:layer="layout" svg:width="22.209cm" svg:height="15.341cm" svg:x="5.454cm" svg:y="4.62cm" presentation:class="subtitle">
          <draw:text-box>
            <text:list text:style-name="L3">
              <text:list-item>
                <text:list>
                  <text:list-item>
                    <text:p text:style-name="P8"><text:span text:style-name="T6">The simulation model produces the vectors.</text:span></text:p>
                  </text:list-item>
                </text:list>
              </text:list-item>
            </text:list>
            <text:list text:style-name="L3">
              <text:list-item>
                <text:list>
                  <text:list-item>
                    <text:p text:style-name="P8"><text:span text:style-name="T6"/></text:p>
                  </text:list-item>
                </text:list>
              </text:list-item>
            </text:list>
            <text:list text:style-name="L3">
              <text:list-item>
                <text:list>
                  <text:list-item>
                    <text:p text:style-name="P8"><text:span text:style-name="T6">A testbench is used to apply the vectors and test the implementation DUT RTL.</text:span></text:p>
                  </text:list-item>
                </text:list>
              </text:list-item>
            </text:list>
            <text:list text:style-name="L3">
              <text:list-item>
                <text:list>
                  <text:list-item>
                    <text:p text:style-name="P8"><text:span text:style-name="T6"/></text:p>
                  </text:list-item>
                </text:list>
              </text:list-item>
            </text:list>
          </draw:text-box>
        </draw:frame>
        <presentation:notes draw:style-name="dp2">
          <draw:page-thumbnail draw:style-name="gr1" draw:layer="layout" svg:width="13.877cm" svg:height="11.093cm" svg:x="3.577cm" svg:y="2.247cm" draw:page-number="11" presentation:class="page"/>
          <draw:frame presentation:style-name="pr25" draw:text-style-name="P4" draw:layer="layout" svg:width="15.399cm" svg:height="13.362cm" svg:x="2.798cm" svg:y="14.102cm" presentation:class="notes" presentation:placeholder="true">
            <draw:text-box/>
          </draw:frame>
        </presentation:notes>
      </draw:page>
      <draw:page draw:name="page12"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Stimulus vector memory</text:p>
          </draw:text-box>
        </draw:frame>
        <draw:frame presentation:style-name="pr26" draw:text-style-name="P6" draw:layer="layout" svg:width="22.209cm" svg:height="15.341cm" svg:x="5.454cm" svg:y="4.62cm" presentation:class="subtitle">
          <draw:text-box>
            <text:list text:style-name="L3">
              <text:list-item>
                <text:list>
                  <text:list-item>
                    <text:p text:style-name="P6"><text:span text:style-name="T6">The stimulus vector memory is loaded with a stimulus vector memory file.</text:span></text:p>
                  </text:list-item>
                </text:list>
              </text:list-item>
            </text:list>
            <text:list text:style-name="L3">
              <text:list-item>
                <text:list>
                  <text:list-item>
                    <text:p text:style-name="P6"><text:span text:style-name="T6"/></text:p>
                  </text:list-item>
                </text:list>
              </text:list-item>
            </text:list>
            <text:list text:style-name="L3">
              <text:list-item>
                <text:list>
                  <text:list-item>
                    <text:p text:style-name="P6"><text:span text:style-name="T6">The stimulus vector memory is connected to the input of the DUT.</text:span></text:p>
                  </text:list-item>
                </text:list>
              </text:list-item>
            </text:list>
            <text:list text:style-name="L3">
              <text:list-item>
                <text:list>
                  <text:list-item>
                    <text:p text:style-name="P6"><text:span text:style-name="T6"/></text:p>
                  </text:list-item>
                </text:list>
              </text:list-item>
            </text:list>
          </draw:text-box>
        </draw:frame>
        <presentation:notes draw:style-name="dp2">
          <draw:page-thumbnail draw:style-name="gr1" draw:layer="layout" svg:width="13.877cm" svg:height="11.093cm" svg:x="3.577cm" svg:y="2.247cm" draw:page-number="12" presentation:class="page"/>
          <draw:frame presentation:style-name="pr3" draw:text-style-name="P7" draw:layer="layout" svg:width="15.399cm" svg:height="13.362cm" svg:x="2.798cm" svg:y="14.102cm" presentation:class="notes" presentation:placeholder="true">
            <draw:text-box/>
          </draw:frame>
        </presentation:notes>
      </draw:page>
      <draw:page draw:name="page13"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Expected vector memory</text:p>
          </draw:text-box>
        </draw:frame>
        <draw:frame presentation:style-name="pr27" draw:text-style-name="P6" draw:layer="layout" svg:width="22.209cm" svg:height="15.341cm" svg:x="5.454cm" svg:y="4.62cm" presentation:class="subtitle">
          <draw:text-box>
            <text:list text:style-name="L3">
              <text:list-item>
                <text:list>
                  <text:list-item>
                    <text:p text:style-name="P6"><text:span text:style-name="T6">The expected vector memory is loaded with a expected vector memory file.</text:span></text:p>
                  </text:list-item>
                </text:list>
              </text:list-item>
            </text:list>
            <text:list text:style-name="L3">
              <text:list-item>
                <text:list>
                  <text:list-item>
                    <text:p text:style-name="P6"><text:span text:style-name="T6"/></text:p>
                  </text:list-item>
                </text:list>
              </text:list-item>
            </text:list>
            <text:list text:style-name="L3">
              <text:list-item>
                <text:list>
                  <text:list-item>
                    <text:p text:style-name="P6"><text:span text:style-name="T6">The expected vector memory is connected to the expected vector comparator.</text:span></text:p>
                  </text:list-item>
                </text:list>
              </text:list-item>
            </text:list>
            <text:list text:style-name="L3">
              <text:list-item>
                <text:list>
                  <text:list-item>
                    <text:p text:style-name="P6"><text:span text:style-name="T6"/></text:p>
                  </text:list-item>
                </text:list>
              </text:list-item>
            </text:list>
          </draw:text-box>
        </draw:frame>
        <presentation:notes draw:style-name="dp2">
          <draw:page-thumbnail draw:style-name="gr1" draw:layer="layout" svg:width="13.877cm" svg:height="11.093cm" svg:x="3.577cm" svg:y="2.247cm" draw:page-number="13" presentation:class="page"/>
          <draw:frame presentation:style-name="pr3" draw:text-style-name="P4" draw:layer="layout" svg:width="15.399cm" svg:height="13.362cm" svg:x="2.798cm" svg:y="14.102cm" presentation:class="notes" presentation:placeholder="true">
            <draw:text-box/>
          </draw:frame>
        </presentation:notes>
      </draw:page>
      <draw:page draw:name="page14"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Testbench tool features</text:p>
          </draw:text-box>
        </draw:frame>
        <draw:frame presentation:style-name="pr28" draw:text-style-name="P6" draw:layer="layout" svg:width="22.209cm" svg:height="15.341cm" svg:x="5.454cm" svg:y="4.62cm" presentation:class="subtitle">
          <draw:text-box>
            <text:list text:style-name="L3">
              <text:list-item>
                <text:list>
                  <text:list-item>
                    <text:p text:style-name="P6">Automatically instantiates:</text:p>
                  </text:list-item>
                </text:list>
              </text:list-item>
            </text:list>
            <text:list text:style-name="L5">
              <text:list-item>
                <text:list>
                  <text:list-item>
                    <text:list>
                      <text:list-item>
                        <text:p text:style-name="P10">design under test (DUT) modules in the RTL testbench</text:p>
                      </text:list-item>
                    </text:list>
                  </text:list-item>
                </text:list>
              </text:list-item>
            </text:list>
            <text:list text:style-name="L5">
              <text:list-item>
                <text:list>
                  <text:list-item>
                    <text:list>
                      <text:list-item>
                        <text:p text:style-name="P10">vector memories in the RTL testbench</text:p>
                      </text:list-item>
                    </text:list>
                  </text:list-item>
                </text:list>
              </text:list-item>
            </text:list>
            <text:list text:style-name="L5">
              <text:list-item>
                <text:list>
                  <text:list-item>
                    <text:list>
                      <text:list-item>
                        <text:p text:style-name="P10">comparators in the RTL testbench</text:p>
                      </text:list-item>
                    </text:list>
                  </text:list-item>
                </text:list>
              </text:list-item>
            </text:list>
          </draw:text-box>
        </draw:frame>
        <presentation:notes draw:style-name="dp2">
          <draw:page-thumbnail draw:style-name="gr1" draw:layer="layout" svg:width="13.877cm" svg:height="11.093cm" svg:x="3.577cm" svg:y="2.247cm" draw:page-number="14" presentation:class="page"/>
          <draw:frame presentation:style-name="pr20" draw:text-style-name="P4" draw:layer="layout" svg:width="15.399cm" svg:height="13.111cm" svg:x="2.798cm" svg:y="14.102cm" presentation:class="notes" presentation:placeholder="true">
            <draw:text-box/>
          </draw:frame>
        </presentation:notes>
      </draw:page>
      <draw:page draw:name="page15"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65cm" svg:x="7.229cm" svg:y="0.975cm" presentation:class="title">
          <draw:text-box>
            <text:p text:style-name="P6">Testbench tool features</text:p>
          </draw:text-box>
        </draw:frame>
        <draw:frame presentation:style-name="pr29" draw:text-style-name="P6" draw:layer="layout" svg:width="22.209cm" svg:height="15.341cm" svg:x="5.454cm" svg:y="4.62cm" presentation:class="subtitle">
          <draw:text-box>
            <text:list text:style-name="L3">
              <text:list-item>
                <text:list>
                  <text:list-item>
                    <text:p text:style-name="P6">Automatically connects: </text:p>
                  </text:list-item>
                </text:list>
              </text:list-item>
            </text:list>
            <text:list text:style-name="L5">
              <text:list-item>
                <text:list>
                  <text:list-item>
                    <text:list>
                      <text:list-item>
                        <text:p text:style-name="P10">testbench memories to the DUT</text:p>
                      </text:list-item>
                    </text:list>
                  </text:list-item>
                </text:list>
              </text:list-item>
            </text:list>
            <text:list text:style-name="L5">
              <text:list-item>
                <text:list>
                  <text:list-item>
                    <text:list>
                      <text:list-item>
                        <text:p text:style-name="P10">testbench comparators to the DUT</text:p>
                      </text:list-item>
                    </text:list>
                  </text:list-item>
                </text:list>
              </text:list-item>
            </text:list>
            <text:list text:style-name="L3">
              <text:list-item>
                <text:list>
                  <text:list-item>
                    <text:p text:style-name="P6"/>
                  </text:list-item>
                </text:list>
              </text:list-item>
            </text:list>
            <text:list text:style-name="L3">
              <text:list-item>
                <text:list>
                  <text:list-item>
                    <text:p text:style-name="P6">FUTURE: socket PLI’s to the testbench</text:p>
                  </text:list-item>
                </text:list>
              </text:list-item>
            </text:list>
          </draw:text-box>
        </draw:frame>
        <presentation:notes draw:style-name="dp2">
          <draw:page-thumbnail draw:style-name="gr1" draw:layer="layout" svg:width="13.877cm" svg:height="11.093cm" svg:x="3.577cm" svg:y="2.247cm" draw:page-number="15" presentation:class="page"/>
          <draw:frame presentation:style-name="pr20" draw:text-style-name="P4" draw:layer="layout" svg:width="15.399cm" svg:height="13.111cm" svg:x="2.798cm" svg:y="14.102cm" presentation:class="notes" presentation:placeholder="true">
            <draw:text-box/>
          </draw:frame>
        </presentation:notes>
      </draw:page>
      <draw:page draw:name="page16"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6" draw:layer="layout" svg:width="18.66cm" svg:height="3.769cm" svg:x="7.229cm" svg:y="0.916cm" presentation:class="title">
          <draw:text-box>
            <text:p text:style-name="P6">Current design and testbench integration problems</text:p>
          </draw:text-box>
        </draw:frame>
        <draw:frame presentation:style-name="pr30" draw:text-style-name="P6" draw:layer="layout" svg:width="22.209cm" svg:height="15.341cm" svg:x="5.454cm" svg:y="4.62cm" presentation:class="subtitle">
          <draw:text-box>
            <text:list text:style-name="L3">
              <text:list-item>
                <text:list>
                  <text:list-item>
                    <text:p text:style-name="P6"><text:span text:style-name="T10">Currently the design and testbench implementations are built in separate processes.</text:span></text:p>
                  </text:list-item>
                </text:list>
              </text:list-item>
            </text:list>
            <text:list text:style-name="L3">
              <text:list-item>
                <text:list>
                  <text:list-item>
                    <text:p text:style-name="P6"><text:span text:style-name="T10">Some testbenches may be built using specialized testbench languages such as Vera or Specman. </text:span></text:p>
                  </text:list-item>
                </text:list>
              </text:list-item>
            </text:list>
            <text:list text:style-name="L3">
              <text:list-item>
                <text:list>
                  <text:list-item>
                    <text:p text:style-name="P6"><text:span text:style-name="T10">Users are unable to trace the design signals and the specialized testbench in the same waveforms.</text:span></text:p>
                  </text:list-item>
                </text:list>
              </text:list-item>
            </text:list>
          </draw:text-box>
        </draw:frame>
        <presentation:notes draw:style-name="dp2">
          <draw:page-thumbnail draw:style-name="gr1" draw:layer="layout" svg:width="13.877cm" svg:height="11.093cm" svg:x="3.577cm" svg:y="2.247cm" draw:page-number="16" presentation:class="page"/>
          <draw:frame presentation:style-name="pr20" draw:text-style-name="P4" draw:layer="layout" svg:width="15.399cm" svg:height="13.111cm" svg:x="2.798cm" svg:y="14.102cm" presentation:class="notes" presentation:placeholder="true">
            <draw:text-box/>
          </draw:frame>
        </presentation:notes>
      </draw:page>
      <draw:page draw:name="page17" draw:style-name="dp3" draw:master-page-name="fpl_5f_presentation_5f_template" presentation:presentation-page-layout-name="AL1T0" presentation:use-footer-name="ftr2" presentation:use-date-time-name="dtd2">
        <office:forms form:automatic-focus="false" form:apply-design-mode="false"/>
        <draw:frame presentation:style-name="pr31" draw:text-style-name="P11" draw:layer="layout" svg:width="18.66cm" svg:height="3.769cm" svg:x="7.229cm" svg:y="0.916cm" presentation:class="title">
          <draw:text-box>
            <text:p text:style-name="P11">Simulator, testbench, and RTL design integration</text:p>
          </draw:text-box>
        </draw:frame>
        <draw:frame presentation:style-name="pr32" draw:text-style-name="P6" draw:layer="layout" svg:width="22.209cm" svg:height="15.341cm" svg:x="5.454cm" svg:y="4.62cm" presentation:class="subtitle">
          <draw:text-box>
            <text:list text:style-name="L3">
              <text:list-item>
                <text:list>
                  <text:list-item>
                    <text:p text:style-name="P6">Testbenches are automatically <text:span text:style-name="T11">connected to the generated C++ simulator and RTL design with a minimal amount of </text:span>code (10-20 lines). </text:p>
                  </text:list-item>
                </text:list>
              </text:list-item>
            </text:list>
            <text:list text:style-name="L3">
              <text:list-item>
                <text:list>
                  <text:list-item>
                    <text:p text:style-name="P6">No port mappings are necessary.</text:p>
                  </text:list-item>
                </text:list>
              </text:list-item>
            </text:list>
            <text:list text:style-name="L3">
              <text:list-item>
                <text:list>
                  <text:list-item>
                    <text:p text:style-name="P6"><text:span text:style-name="T11">Changes to the interfaces in the design propagate automatically to the testbench </text:span>and simulator.</text:p>
                  </text:list-item>
                </text:list>
              </text:list-item>
            </text:list>
          </draw:text-box>
        </draw:frame>
        <presentation:notes draw:style-name="dp2">
          <draw:page-thumbnail draw:style-name="gr1" draw:layer="layout" svg:width="13.877cm" svg:height="11.093cm" svg:x="3.577cm" svg:y="2.247cm" draw:page-number="17" presentation:class="page"/>
          <draw:frame presentation:style-name="pr20" draw:text-style-name="P4" draw:layer="layout" svg:width="15.399cm" svg:height="13.111cm" svg:x="2.798cm" svg:y="14.102cm" presentation:class="notes" presentation:placeholder="true">
            <draw:text-box/>
          </draw:frame>
        </presentation:notes>
      </draw:page>
      <draw:page draw:name="page18" draw:style-name="dp3" draw:master-page-name="fpl_5f_presentation_5f_template" presentation:presentation-page-layout-name="AL1T0" presentation:use-footer-name="ftr3" presentation:use-date-time-name="dtd1">
        <office:forms form:automatic-focus="false" form:apply-design-mode="false"/>
        <draw:frame presentation:style-name="pr33" draw:text-style-name="P11" draw:layer="layout" svg:width="18.66cm" svg:height="3.769cm" svg:x="7.229cm" svg:y="0.916cm" presentation:class="title">
          <draw:text-box>
            <text:p text:style-name="P11">Simulator, testbench, and RTL design integration</text:p>
          </draw:text-box>
        </draw:frame>
        <draw:frame presentation:style-name="pr34" draw:text-style-name="P12" draw:layer="layout" svg:width="22.209cm" svg:height="15.341cm" svg:x="5.454cm" svg:y="4.62cm" presentation:class="subtitle">
          <draw:text-box>
            <text:list text:style-name="L7">
              <text:list-item>
                <text:list>
                  <text:list-item>
                    <text:p text:style-name="P12">The testbench and design RTL code will be consistent and no additional work will be required to integrate them.</text:p>
                  </text:list-item>
                </text:list>
              </text:list-item>
            </text:list>
          </draw:text-box>
        </draw:frame>
        <presentation:notes draw:style-name="dp2">
          <draw:page-thumbnail draw:style-name="gr1" draw:layer="layout" svg:width="13.877cm" svg:height="11.093cm" svg:x="3.577cm" svg:y="2.247cm" draw:page-number="18" presentation:class="page"/>
          <draw:frame presentation:style-name="pr3" draw:text-style-name="P4" draw:layer="layout" svg:width="15.399cm" svg:height="13.362cm" svg:x="2.798cm" svg:y="14.102cm" presentation:class="notes" presentation:placeholder="true">
            <draw:text-box/>
          </draw:frame>
        </presentation:notes>
      </draw:page>
      <draw:page draw:name="page19" draw:style-name="dp3" draw:master-page-name="fpl_5f_presentation_5f_template" presentation:presentation-page-layout-name="AL1T0" presentation:use-footer-name="ftr3" presentation:use-date-time-name="dtd1">
        <office:forms form:automatic-focus="false" form:apply-design-mode="false"/>
        <draw:frame presentation:style-name="pr35" draw:text-style-name="P11" draw:layer="layout" svg:width="18.66cm" svg:height="3.769cm" svg:x="7.229cm" svg:y="0.916cm" presentation:class="title">
          <draw:text-box>
            <text:p text:style-name="P11">Simulator, testbench, and RTL design integration</text:p>
          </draw:text-box>
        </draw:frame>
        <draw:frame presentation:style-name="pr36" draw:text-style-name="P12" draw:layer="layout" svg:width="22.209cm" svg:height="15.341cm" svg:x="5.454cm" svg:y="4.62cm" presentation:class="subtitle">
          <draw:text-box>
            <text:list text:style-name="L8">
              <text:list-item>
                <text:list>
                  <text:list-item>
                    <text:p text:style-name="P12"><text:span text:style-name="T6">The RTL testbench will will look for vector files in the path specified in the CSL code. </text:span></text:p>
                  </text:list-item>
                </text:list>
              </text:list-item>
            </text:list>
            <text:list text:style-name="L8">
              <text:list-item>
                <text:list>
                  <text:list-item>
                    <text:p text:style-name="P12"><text:span text:style-name="T6">The vector files are generated by the C++ simulator and are written to a directory.</text:span></text:p>
                  </text:list-item>
                </text:list>
              </text:list-item>
            </text:list>
            <text:list text:style-name="L8">
              <text:list-item>
                <text:list>
                  <text:list-item>
                    <text:p text:style-name="P12"><text:span text:style-name="T6">Example: the testbench points to “in.vec”.</text:span></text:p>
                  </text:list-item>
                </text:list>
              </text:list-item>
            </text:list>
            <text:list text:style-name="L8">
              <text:list-item>
                <text:list>
                  <text:list-item>
                    <text:p text:style-name="P12"><text:span text:style-name="T6"/></text:p>
                  </text:list-item>
                </text:list>
              </text:list-item>
            </text:list>
          </draw:text-box>
        </draw:frame>
        <presentation:notes draw:style-name="dp2">
          <draw:page-thumbnail draw:style-name="gr1" draw:layer="layout" svg:width="13.877cm" svg:height="11.093cm" svg:x="3.577cm" svg:y="2.247cm" draw:page-number="19" presentation:class="page"/>
          <draw:frame presentation:style-name="pr3" draw:text-style-name="P4" draw:layer="layout" svg:width="15.399cm" svg:height="13.362cm" svg:x="2.798cm" svg:y="14.102cm" presentation:class="notes" presentation:placeholder="true">
            <draw:text-box/>
          </draw:frame>
        </presentation:notes>
      </draw:page>
      <draw:page draw:name="page20" draw:style-name="dp3" draw:master-page-name="fpl_5f_presentation_5f_template" presentation:presentation-page-layout-name="AL1T0" presentation:use-footer-name="ftr3" presentation:use-date-time-name="dtd1">
        <office:forms form:automatic-focus="false" form:apply-design-mode="false"/>
        <draw:frame presentation:style-name="pr37" draw:text-style-name="P13" draw:layer="layout" svg:width="18.66cm" svg:height="3.769cm" svg:x="7.229cm" svg:y="0.916cm" presentation:class="title">
          <draw:text-box>
            <text:p text:style-name="P11">Simulator, testbench, and RTL design integration</text:p>
          </draw:text-box>
        </draw:frame>
        <draw:frame presentation:style-name="pr38" draw:text-style-name="P14" draw:layer="layout" svg:width="22.209cm" svg:height="15.341cm" svg:x="5.454cm" svg:y="4.62cm" presentation:class="subtitle">
          <draw:text-box>
            <text:list text:style-name="L8">
              <text:list-item>
                <text:list>
                  <text:list-item>
                    <text:p text:style-name="P12"><text:span text:style-name="T6">Since each test generates a vector file an environment variable must be set by the user to point to the vector file directory. </text:span></text:p>
                  </text:list-item>
                </text:list>
              </text:list-item>
            </text:list>
            <text:list text:style-name="L8">
              <text:list-item>
                <text:list>
                  <text:list-item>
                    <text:p text:style-name="P12"><text:span text:style-name="T6">Alternatively the user can run a script to set soft links to vector files.</text:span></text:p>
                  </text:list-item>
                </text:list>
              </text:list-item>
            </text:list>
            <text:list text:style-name="L8">
              <text:list-item>
                <text:list>
                  <text:list-item>
                    <text:p text:style-name="P12"><text:span text:style-name="T6">Based on experience the former is preferred for many reasons.</text:span></text:p>
                  </text:list-item>
                </text:list>
              </text:list-item>
            </text:list>
          </draw:text-box>
        </draw:frame>
        <presentation:notes draw:style-name="dp2">
          <draw:page-thumbnail draw:style-name="gr1" draw:layer="layout" svg:width="13.877cm" svg:height="11.093cm" svg:x="3.577cm" svg:y="2.247cm" draw:page-number="20" presentation:class="page"/>
          <draw:frame presentation:style-name="pr3" draw:text-style-name="P4" draw:layer="layout" svg:width="15.399cm" svg:height="13.362cm" svg:x="2.798cm" svg:y="14.102cm" presentation:class="notes" presentation:placeholder="true">
            <draw:text-box/>
          </draw:frame>
        </presentation:notes>
      </draw:page>
      <draw:page draw:name="page21"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6">Expected vector memory</text:p>
          </draw:text-box>
        </draw:frame>
        <draw:frame presentation:style-name="pr39" draw:text-style-name="P15" draw:layer="layout" svg:width="22.209cm" svg:height="15.341cm" svg:x="5.454cm" svg:y="4.62cm" presentation:class="subtitle">
          <draw:text-box>
            <text:list text:style-name="L7">
              <text:list-item>
                <text:list>
                  <text:list-item>
                    <text:p text:style-name="P12"><text:span text:style-name="T6">The expected vector memory is loaded with a expected vector memory file.</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he expected vector memory is connected to the expected vector comparator.</text:span></text:p>
                  </text:list-item>
                </text:list>
              </text:list-item>
            </text:list>
            <text:list text:style-name="L7">
              <text:list-item>
                <text:list>
                  <text:list-item>
                    <text:p text:style-name="P12"><text:span text:style-name="T6"/></text:p>
                  </text:list-item>
                </text:list>
              </text:list-item>
            </text:list>
          </draw:text-box>
        </draw:frame>
        <presentation:notes draw:style-name="dp2">
          <draw:page-thumbnail draw:style-name="gr1" draw:layer="layout" svg:width="13.877cm" svg:height="11.093cm" svg:x="3.577cm" svg:y="2.247cm" draw:page-number="21" presentation:class="page"/>
          <draw:frame presentation:style-name="pr40" draw:text-style-name="P7" draw:layer="layout" svg:width="15.399cm" svg:height="13.362cm" svg:x="2.798cm" svg:y="14.102cm" presentation:class="notes" presentation:placeholder="true">
            <draw:text-box/>
          </draw:frame>
        </presentation:notes>
      </draw:page>
      <draw:page draw:name="page22" draw:style-name="dp3" draw:master-page-name="fpl_5f_presentation_5f_template" presentation:presentation-page-layout-name="AL1T0" presentation:use-footer-name="ftr1" presentation:use-date-time-name="dtd1">
        <office:forms form:automatic-focus="false" form:apply-design-mode="false"/>
        <draw:frame presentation:style-name="pr41" draw:text-style-name="P4" draw:layer="layout" svg:width="18.66cm" svg:height="3.65cm" svg:x="7.229cm" svg:y="0.975cm" presentation:class="title">
          <draw:text-box>
            <text:p text:style-name="P6">Alternative vector generation</text:p>
          </draw:text-box>
        </draw:frame>
        <draw:frame presentation:style-name="pr42" draw:text-style-name="P16" draw:layer="layout" svg:width="22.209cm" svg:height="15.341cm" svg:x="5.454cm" svg:y="4.62cm" presentation:class="subtitle">
          <draw:text-box>
            <text:list text:style-name="L9">
              <text:list-item>
                <text:list>
                  <text:list-item>
                    <text:p text:style-name="P6"><text:span text:style-name="T6">Other vector sources include dedicated vector generators. The same principle applies. The vector writer is instantiated in the vector generator and files are created or sockets are connected to the testbench. </text:span></text:p>
                  </text:list-item>
                </text:list>
              </text:list-item>
            </text:list>
            <text:list text:style-name="L9">
              <text:list-item>
                <text:list>
                  <text:list-item>
                    <text:p text:style-name="P6"><text:span text:style-name="T6"/></text:p>
                  </text:list-item>
                </text:list>
              </text:list-item>
            </text:list>
          </draw:text-box>
        </draw:frame>
        <presentation:notes draw:style-name="dp2">
          <draw:page-thumbnail draw:style-name="gr1" draw:layer="layout" svg:width="13.877cm" svg:height="11.093cm" svg:x="3.577cm" svg:y="2.247cm" draw:page-number="22" presentation:class="page"/>
          <draw:frame presentation:style-name="pr43" draw:text-style-name="P4" draw:layer="layout" svg:width="15.399cm" svg:height="13.362cm" svg:x="2.798cm" svg:y="14.102cm" presentation:class="notes" presentation:placeholder="true">
            <draw:text-box/>
          </draw:frame>
        </presentation:notes>
      </draw:page>
      <draw:page draw:name="page23"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6">C++ simulator</text:p>
          </draw:text-box>
        </draw:frame>
        <draw:frame presentation:style-name="pr44" draw:text-style-name="P15" draw:layer="layout" svg:width="22.209cm" svg:height="15.341cm" svg:x="5.454cm" svg:y="4.62cm" presentation:class="subtitle">
          <draw:text-box>
            <text:list text:style-name="L7">
              <text:list-item>
                <text:list>
                  <text:list-item>
                    <text:p text:style-name="P12"><text:span text:style-name="T12">The C++ Simulator is an equivalent model of the Verilog DUT at the chip, cluster and/or unit boundaries.</text:span></text:p>
                  </text:list-item>
                </text:list>
              </text:list-item>
            </text:list>
          </draw:text-box>
        </draw:frame>
        <presentation:notes draw:style-name="dp2">
          <draw:page-thumbnail draw:style-name="gr1" draw:layer="layout" svg:width="13.877cm" svg:height="11.093cm" svg:x="3.577cm" svg:y="2.247cm" draw:page-number="23" presentation:class="page"/>
          <draw:frame presentation:style-name="pr3" draw:text-style-name="P4" draw:layer="layout" svg:width="15.399cm" svg:height="13.362cm" svg:x="2.798cm" svg:y="14.102cm" presentation:class="notes" presentation:placeholder="true">
            <draw:text-box/>
          </draw:frame>
        </presentation:notes>
      </draw:page>
      <draw:page draw:name="page24" draw:style-name="dp1" draw:master-page-name="fpl_5f_presentation_5f_template" presentation:use-footer-name="ftr1" presentation:use-date-time-name="dtd1">
        <office:forms form:automatic-focus="false" form:apply-design-mode="false"/>
        <draw:frame draw:style-name="gr2" draw:text-style-name="P17" draw:layer="layout" svg:width="12.123cm" svg:height="11.543cm" svg:x="7.402cm" svg:y="6.179cm">
          <draw:text-box>
            <text:p text:style-name="P4"><text:span text:style-name="T5">CSL</text:span></text:p>
            <text:p text:style-name="P4"><text:span text:style-name="T5">Testbench</text:span></text:p>
            <text:p text:style-name="P4"><text:span text:style-name="T5">Concepts</text:span></text:p>
          </draw:text-box>
        </draw:frame>
        <presentation:notes draw:style-name="dp2">
          <draw:page-thumbnail draw:style-name="gr1" draw:layer="layout" svg:width="13.877cm" svg:height="11.093cm" svg:x="3.577cm" svg:y="2.247cm" draw:page-number="24" presentation:class="page"/>
          <draw:frame presentation:style-name="pr3" draw:text-style-name="P7" draw:layer="layout" svg:width="15.399cm" svg:height="13.362cm" svg:x="2.798cm" svg:y="14.102cm" presentation:class="notes" presentation:placeholder="true">
            <draw:text-box/>
          </draw:frame>
        </presentation:notes>
      </draw:page>
      <draw:page draw:name="page25" draw:style-name="dp3" draw:master-page-name="fpl_5f_presentation_5f_template" presentation:presentation-page-layout-name="AL1T0" presentation:use-footer-name="ftr1" presentation:use-date-time-name="dtd1">
        <office:forms form:automatic-focus="false" form:apply-design-mode="false"/>
        <draw:frame presentation:style-name="pr45" draw:text-style-name="P4" draw:layer="layout" svg:width="18.66cm" svg:height="3.769cm" svg:x="7.297cm" svg:y="0.28cm" presentation:class="title" presentation:user-transformed="true">
          <draw:text-box>
            <text:p text:style-name="P4">Automatically generate RTL testbenches</text:p>
          </draw:text-box>
        </draw:frame>
        <draw:frame presentation:style-name="pr46" draw:text-style-name="P8" draw:layer="layout" svg:width="22.209cm" svg:height="18.221cm" svg:x="5.455cm" svg:y="3.768cm" presentation:class="subtitle" presentation:user-transformed="true">
          <draw:text-box>
            <text:list text:style-name="L9">
              <text:list-item>
                <text:list>
                  <text:list-item>
                    <text:p text:style-name="P8"><text:span text:style-name="T6">The CSL compiler (cslc) reads the CSL interconnect and testbench CSL code and generates the RTL testbench code. </text:span></text:p>
                  </text:list-item>
                </text:list>
              </text:list-item>
            </text:list>
            <text:list text:style-name="L9">
              <text:list-item>
                <text:list>
                  <text:list-item>
                    <text:p text:style-name="P8"><text:span text:style-name="T6"/></text:p>
                  </text:list-item>
                </text:list>
              </text:list-item>
            </text:list>
            <text:list text:style-name="L9">
              <text:list-item>
                <text:list>
                  <text:list-item>
                    <text:p text:style-name="P8"><text:span text:style-name="T6">The CSL testbench code specifies the CSL unit(s) to instantiate in the testbench.</text:span></text:p>
                  </text:list-item>
                </text:list>
              </text:list-item>
            </text:list>
            <text:list text:style-name="L9">
              <text:list-item>
                <text:list>
                  <text:list-item>
                    <text:p text:style-name="P8"><text:span text:style-name="T6"/></text:p>
                  </text:list-item>
                </text:list>
              </text:list-item>
            </text:list>
            <text:list text:style-name="L9">
              <text:list-item>
                <text:list>
                  <text:list-item>
                    <text:p text:style-name="P8"><text:span text:style-name="T6">The CSL units have associated CSL input and output vectors.</text:span></text:p>
                  </text:list-item>
                </text:list>
              </text:list-item>
            </text:list>
            <text:list text:style-name="L9">
              <text:list-item>
                <text:list>
                  <text:list-item>
                    <text:p text:style-name="P8"><text:span text:style-name="T6"/></text:p>
                  </text:list-item>
                </text:list>
              </text:list-item>
            </text:list>
          </draw:text-box>
        </draw:frame>
        <presentation:notes draw:style-name="dp2">
          <draw:page-thumbnail draw:style-name="gr1" draw:layer="layout" svg:width="13.877cm" svg:height="11.093cm" svg:x="3.577cm" svg:y="2.247cm" draw:page-number="25" presentation:class="page"/>
          <draw:frame presentation:style-name="pr47" draw:text-style-name="P4" draw:layer="layout" svg:width="15.399cm" svg:height="13.362cm" svg:x="2.798cm" svg:y="14.102cm" presentation:class="notes" presentation:placeholder="true">
            <draw:text-box/>
          </draw:frame>
        </presentation:notes>
      </draw:page>
      <draw:page draw:name="page26" draw:style-name="dp3" draw:master-page-name="fpl_5f_presentation_5f_template" presentation:use-footer-name="ftr3" presentation:use-date-time-name="dtd1">
        <office:forms form:automatic-focus="false" form:apply-design-mode="false"/>
        <draw:frame draw:name="Object 1" draw:style-name="gr3" draw:layer="layout" svg:width="21.868cm" svg:height="14.975cm" svg:x="5.355cm" svg:y="4.686cm">
          <draw:object xlink:href="./Object 1" xlink:type="simple" xlink:show="embed" xlink:actuate="onLoad"/>
          <draw:image xlink:href="./ObjectReplacements/Object 1" xlink:type="simple" xlink:show="embed" xlink:actuate="onLoad"/>
        </draw:frame>
        <draw:frame presentation:style-name="pr48" draw:text-style-name="P18" draw:layer="layout" svg:width="23.903cm" svg:height="3.508cm" svg:x="3.887cm" svg:y="0.312cm" presentation:class="title" presentation:user-transformed="true">
          <draw:text-box>
            <text:p text:style-name="P13"><text:span text:style-name="T13">Generated C++ simulator, RTL testbench, and RTL interconnect/Unit interfaces</text:span></text:p>
          </draw:text-box>
        </draw:frame>
        <draw:line draw:style-name="gr4" draw:text-style-name="P19" draw:layer="layout" svg:x1="8.961cm" svg:y1="8.255cm" svg:x2="10.513cm" svg:y2="8.255cm">
          <text:p text:style-name="P4"/>
        </draw:line>
        <draw:frame draw:style-name="gr5" draw:text-style-name="P4" draw:layer="layout" svg:width="3.704cm" svg:height="1.195cm" svg:x="5.786cm" svg:y="3.951cm">
          <draw:text-box>
            <text:p text:style-name="P4">Input file</text:p>
          </draw:text-box>
        </draw:frame>
        <draw:frame draw:style-name="gr6" draw:text-style-name="P4" draw:layer="layout" svg:width="3.386cm" svg:height="1.195cm" svg:x="10.495cm" svg:y="3.847cm">
          <draw:text-box>
            <text:p text:style-name="P4">compiler</text:p>
          </draw:text-box>
        </draw:frame>
        <draw:frame draw:style-name="gr6" draw:text-style-name="P4" draw:layer="layout" svg:width="8.485cm" svg:height="1.195cm" svg:x="15.398cm" svg:y="3.812cm">
          <draw:text-box>
            <text:p text:style-name="P4">Generated components</text:p>
          </draw:text-box>
        </draw:frame>
        <presentation:notes draw:style-name="dp2">
          <draw:page-thumbnail draw:style-name="gr1" draw:layer="layout" svg:width="13.877cm" svg:height="11.093cm" svg:x="3.577cm" svg:y="2.247cm" draw:page-number="26" presentation:class="page"/>
          <draw:frame presentation:style-name="pr49" draw:text-style-name="P20" draw:layer="layout" svg:width="15.399cm" svg:height="13.362cm" svg:x="2.798cm" svg:y="14.102cm" presentation:class="notes" presentation:placeholder="true">
            <draw:text-box/>
          </draw:frame>
        </presentation:notes>
      </draw:page>
      <draw:page draw:name="page27"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Interface changes</text:p>
          </draw:text-box>
        </draw:frame>
        <draw:frame presentation:style-name="pr50" draw:text-style-name="P15" draw:layer="layout" svg:width="22.209cm" svg:height="15.341cm" svg:x="5.454cm" svg:y="4.62cm" presentation:class="subtitle">
          <draw:text-box>
            <text:list text:style-name="L7">
              <text:list-item>
                <text:list>
                  <text:list-item>
                    <text:p text:style-name="P12"><text:span text:style-name="T6">CSL is designed to propagate interface changes in the DUT to the testbench with a minimal amount of intervention by the designer and verification engineer.</text:span></text:p>
                  </text:list-item>
                </text:list>
              </text:list-item>
            </text:list>
          </draw:text-box>
        </draw:frame>
        <presentation:notes draw:style-name="dp2">
          <draw:page-thumbnail draw:style-name="gr1" draw:layer="layout" svg:width="13.877cm" svg:height="11.093cm" svg:x="3.577cm" svg:y="2.247cm" draw:page-number="27" presentation:class="page"/>
          <draw:frame presentation:style-name="pr51" draw:text-style-name="P7" draw:layer="layout" svg:width="15.399cm" svg:height="13.362cm" svg:x="2.798cm" svg:y="14.102cm" presentation:class="notes" presentation:placeholder="true">
            <draw:text-box/>
          </draw:frame>
        </presentation:notes>
      </draw:page>
      <draw:page draw:name="page28"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SL vector</text:p>
          </draw:text-box>
        </draw:frame>
        <draw:frame presentation:style-name="pr44" draw:text-style-name="P4" draw:layer="layout" svg:width="22.841cm" svg:height="15.341cm" svg:x="4.823cm" svg:y="4.621cm" presentation:class="subtitle" presentation:user-transformed="true">
          <draw:text-box>
            <text:list text:style-name="L7">
              <text:list-item>
                <text:list>
                  <text:list-item>
                    <text:p text:style-name="P12">Stimulus and expected vectors must have a unit and a direction specified, using the CSL commands<text:span text:style-name="T14"> set_unit_name</text:span> and <text:span text:style-name="T14">set_direction.</text:span></text:p>
                  </text:list-item>
                </text:list>
              </text:list-item>
            </text:list>
            <text:list text:style-name="L7">
              <text:list-item>
                <text:list>
                  <text:list-item>
                    <text:p text:style-name="P12"><text:s/></text:p>
                  </text:list-item>
                </text:list>
              </text:list-item>
            </text:list>
          </draw:text-box>
        </draw:frame>
        <presentation:notes draw:style-name="dp2">
          <draw:page-thumbnail draw:style-name="gr1" draw:layer="layout" svg:width="13.877cm" svg:height="11.093cm" svg:x="3.577cm" svg:y="2.247cm" draw:page-number="28" presentation:class="page"/>
          <draw:frame presentation:style-name="pr52" draw:text-style-name="P4" draw:layer="layout" svg:width="15.399cm" svg:height="13.362cm" svg:x="2.798cm" svg:y="14.102cm" presentation:class="notes" presentation:placeholder="true">
            <draw:text-box/>
          </draw:frame>
        </presentation:notes>
      </draw:page>
      <draw:page draw:name="page29"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SL vector</text:p>
          </draw:text-box>
        </draw:frame>
        <draw:frame presentation:style-name="pr44" draw:text-style-name="P6" draw:layer="layout" svg:width="22.209cm" svg:height="16.822cm" svg:x="5.455cm" svg:y="3.881cm" presentation:class="subtitle" presentation:user-transformed="true">
          <draw:text-box>
            <text:list text:style-name="L7">
              <text:list-item>
                <text:list>
                  <text:list-item>
                    <text:p text:style-name="P12">Vectors are associated with a unit.</text:p>
                  </text:list-item>
                </text:list>
              </text:list-item>
            </text:list>
            <text:list text:style-name="L7">
              <text:list-item>
                <text:list>
                  <text:list-item>
                    <text:p text:style-name="P12"/>
                  </text:list-item>
                </text:list>
              </text:list-item>
            </text:list>
            <text:list text:style-name="L7">
              <text:list-item>
                <text:list>
                  <text:list-item>
                    <text:p text:style-name="P12">Vectors are used by the testbench, but are not instantiated in it.</text:p>
                  </text:list-item>
                </text:list>
              </text:list-item>
            </text:list>
            <text:list text:style-name="L7">
              <text:list-item>
                <text:list>
                  <text:list-item>
                    <text:p text:style-name="P12"/>
                  </text:list-item>
                </text:list>
              </text:list-item>
            </text:list>
            <text:list text:style-name="L7">
              <text:list-item>
                <text:list>
                  <text:list-item>
                    <text:p text:style-name="P12">The default checker type is cycle accurate.</text:p>
                  </text:list-item>
                </text:list>
              </text:list-item>
            </text:list>
            <text:list text:style-name="L7">
              <text:list-item>
                <text:list>
                  <text:list-item>
                    <text:p text:style-name="P12"/>
                  </text:list-item>
                </text:list>
              </text:list-item>
            </text:list>
            <text:list text:style-name="L7">
              <text:list-item>
                <text:list>
                  <text:list-item>
                    <text:p text:style-name="P12"><text:s/></text:p>
                  </text:list-item>
                </text:list>
              </text:list-item>
            </text:list>
          </draw:text-box>
        </draw:frame>
        <presentation:notes draw:style-name="dp2">
          <draw:page-thumbnail draw:style-name="gr1" draw:layer="layout" svg:width="13.877cm" svg:height="11.093cm" svg:x="3.577cm" svg:y="2.247cm" draw:page-number="29" presentation:class="page"/>
          <draw:frame presentation:style-name="pr53" draw:text-style-name="P4" draw:layer="layout" svg:width="15.399cm" svg:height="13.362cm" svg:x="2.798cm" svg:y="14.102cm" presentation:class="notes" presentation:placeholder="true">
            <draw:text-box/>
          </draw:frame>
        </presentation:notes>
      </draw:page>
      <draw:page draw:name="page30"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6.861cm" svg:y="0cm" presentation:class="title" presentation:user-transformed="true">
          <draw:text-box>
            <text:p text:style-name="P4">CSL testbench</text:p>
          </draw:text-box>
        </draw:frame>
        <draw:frame presentation:style-name="pr54" draw:text-style-name="P12" draw:layer="layout" svg:width="22.209cm" svg:height="17.939cm" svg:x="4.919cm" svg:y="2.401cm" presentation:class="subtitle" presentation:user-transformed="true">
          <draw:text-box>
            <text:list text:style-name="L7">
              <text:list-item>
                <text:list>
                  <text:list-item>
                    <text:p text:style-name="P12"><text:s/>A testbench is declared in the global scope.</text:p>
                  </text:list-item>
                </text:list>
              </text:list-item>
            </text:list>
            <text:list text:style-name="L7">
              <text:list-item>
                <text:list>
                  <text:list-item>
                    <text:p text:style-name="P12"><text:s/></text:p>
                  </text:list-item>
                </text:list>
              </text:list-item>
            </text:list>
            <text:list text:style-name="L7">
              <text:list-item>
                <text:list>
                  <text:list-item>
                    <text:p text:style-name="P12">The design under test (DUT) in a testbench can be a unit, register, register file, memory or fifo.</text:p>
                  </text:list-item>
                </text:list>
              </text:list-item>
            </text:list>
            <text:list text:style-name="L7">
              <text:list-item>
                <text:list>
                  <text:list-item>
                    <text:p text:style-name="P12"/>
                  </text:list-item>
                </text:list>
              </text:list-item>
            </text:list>
            <text:list text:style-name="L7">
              <text:list-item>
                <text:list>
                  <text:list-item>
                    <text:p text:style-name="P12"><text:s/>A csl_testbench must have a clock signal set using the <text:span text:style-name="T14">add_logic</text:span> command with a specified period and time base.</text:p>
                  </text:list-item>
                </text:list>
              </text:list-item>
            </text:list>
          </draw:text-box>
        </draw:frame>
        <presentation:notes draw:style-name="dp2">
          <draw:page-thumbnail draw:style-name="gr1" draw:layer="layout" svg:width="13.877cm" svg:height="11.093cm" svg:x="3.577cm" svg:y="2.247cm" draw:page-number="30" presentation:class="page"/>
          <draw:frame presentation:style-name="pr55" draw:text-style-name="P4" draw:layer="layout" svg:width="15.399cm" svg:height="13.362cm" svg:x="2.798cm" svg:y="14.102cm" presentation:class="notes" presentation:placeholder="true">
            <draw:text-box/>
          </draw:frame>
        </presentation:notes>
      </draw:page>
      <draw:page draw:name="page31" draw:style-name="dp3" draw:master-page-name="fpl_5f_presentation_5f_template" presentation:presentation-page-layout-name="AL1T0" presentation:use-footer-name="ftr1" presentation:use-date-time-name="dtd1">
        <office:forms form:automatic-focus="false" form:apply-design-mode="false"/>
        <draw:frame presentation:style-name="pr56" draw:text-style-name="P4" draw:layer="layout" svg:width="18.66cm" svg:height="3.65cm" svg:x="7.229cm" svg:y="0.975cm" presentation:class="title">
          <draw:text-box>
            <text:p text:style-name="P4">C++ vector writer generation</text:p>
          </draw:text-box>
        </draw:frame>
        <draw:frame presentation:style-name="pr57" draw:text-style-name="P21" draw:layer="layout" svg:width="22.209cm" svg:height="15.341cm" svg:x="5.454cm" svg:y="4.62cm" presentation:class="subtitle">
          <draw:text-box>
            <text:list text:style-name="L9">
              <text:list-item>
                <text:list>
                  <text:list-item>
                    <text:p text:style-name="P8"><text:span text:style-name="T6">The CSL input and output vector specification are used by the cslc to generate the C++ simulator vector writers.</text:span></text:p>
                  </text:list-item>
                </text:list>
              </text:list-item>
            </text:list>
            <text:list text:style-name="L9">
              <text:list-item>
                <text:list>
                  <text:list-item>
                    <text:p text:style-name="P8"><text:span text:style-name="T6"/></text:p>
                  </text:list-item>
                </text:list>
              </text:list-item>
            </text:list>
            <text:list text:style-name="L9">
              <text:list-item>
                <text:list>
                  <text:list-item>
                    <text:p text:style-name="P8"><text:span text:style-name="T6"/></text:p>
                  </text:list-item>
                </text:list>
              </text:list-item>
            </text:list>
          </draw:text-box>
        </draw:frame>
        <presentation:notes draw:style-name="dp2">
          <draw:page-thumbnail draw:style-name="gr1" draw:layer="layout" svg:width="13.877cm" svg:height="11.093cm" svg:x="3.577cm" svg:y="2.247cm" draw:page-number="31" presentation:class="page"/>
          <draw:frame presentation:style-name="pr58" draw:text-style-name="P4" draw:layer="layout" svg:width="15.399cm" svg:height="13.362cm" svg:x="2.798cm" svg:y="14.102cm" presentation:class="notes" presentation:placeholder="true">
            <draw:text-box/>
          </draw:frame>
        </presentation:notes>
      </draw:page>
      <draw:page draw:name="page32"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 simulator</text:p>
          </draw:text-box>
        </draw:frame>
        <draw:frame presentation:style-name="pr44" draw:text-style-name="P15" draw:layer="layout" svg:width="22.209cm" svg:height="15.341cm" svg:x="5.454cm" svg:y="4.62cm" presentation:class="subtitle">
          <draw:text-box>
            <text:list text:style-name="L7">
              <text:list-item>
                <text:list>
                  <text:list-item>
                    <text:p text:style-name="P12"><text:span text:style-name="T12">The C++ Simulator is an equivalent model of the Verilog DUT at the chip, cluster and/or unit boundaries.</text:span></text:p>
                  </text:list-item>
                </text:list>
              </text:list-item>
            </text:list>
          </draw:text-box>
        </draw:frame>
        <presentation:notes draw:style-name="dp2">
          <draw:page-thumbnail draw:style-name="gr1" draw:layer="layout" svg:width="13.877cm" svg:height="11.093cm" svg:x="3.577cm" svg:y="2.247cm" draw:page-number="32" presentation:class="page"/>
          <draw:frame presentation:style-name="pr3" draw:text-style-name="P4" draw:layer="layout" svg:width="15.399cm" svg:height="13.362cm" svg:x="2.798cm" svg:y="14.102cm" presentation:class="notes" presentation:placeholder="true">
            <draw:text-box/>
          </draw:frame>
        </presentation:notes>
      </draw:page>
      <draw:page draw:name="page33"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Testbench code updates</text:p>
          </draw:text-box>
        </draw:frame>
        <draw:frame presentation:style-name="pr44" draw:text-style-name="P15" draw:layer="layout" svg:width="22.209cm" svg:height="15.341cm" svg:x="5.454cm" svg:y="4.62cm" presentation:class="subtitle">
          <draw:text-box>
            <text:list text:style-name="L7">
              <text:list-item>
                <text:list>
                  <text:list-item>
                    <text:p text:style-name="P12"><text:span text:style-name="T12">Testbenches are updated based on the changing vector and DUT interface specifications.</text:span></text:p>
                  </text:list-item>
                </text:list>
              </text:list-item>
            </text:list>
          </draw:text-box>
        </draw:frame>
        <presentation:notes draw:style-name="dp2">
          <draw:page-thumbnail draw:style-name="gr1" draw:layer="layout" svg:width="13.877cm" svg:height="11.093cm" svg:x="3.577cm" svg:y="2.247cm" draw:page-number="33" presentation:class="page"/>
          <draw:frame presentation:style-name="pr3" draw:text-style-name="P4" draw:layer="layout" svg:width="15.399cm" svg:height="13.362cm" svg:x="2.798cm" svg:y="14.102cm" presentation:class="notes" presentation:placeholder="true">
            <draw:text-box/>
          </draw:frame>
        </presentation:notes>
      </draw:page>
      <draw:page draw:name="page34"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onnection</text:p>
          </draw:text-box>
        </draw:frame>
        <draw:frame presentation:style-name="pr44" draw:text-style-name="P15" draw:layer="layout" svg:width="22.209cm" svg:height="15.341cm" svg:x="5.454cm" svg:y="4.62cm" presentation:class="subtitle">
          <draw:text-box>
            <text:list text:style-name="L7">
              <text:list-item>
                <text:list>
                  <text:list-item>
                    <text:p text:style-name="P12"><text:span text:style-name="T15">The connection between C++ simulator and the testbench is made using verification components</text:span><text:span text:style-name="T16"> which are passed using PLI (socket</text:span><text:span text:style-name="T15"> based communication</text:span><text:span text:style-name="T16">) <text:s/>or files (file</text:span><text:span text:style-name="T15"> based communication</text:span><text:span text:style-name="T16">).</text:span></text:p>
                  </text:list-item>
                </text:list>
              </text:list-item>
            </text:list>
          </draw:text-box>
        </draw:frame>
        <presentation:notes draw:style-name="dp2">
          <draw:page-thumbnail draw:style-name="gr1" draw:layer="layout" svg:width="13.877cm" svg:height="11.093cm" svg:x="3.577cm" svg:y="2.247cm" draw:page-number="34" presentation:class="page"/>
          <draw:frame presentation:style-name="pr3" draw:text-style-name="P4" draw:layer="layout" svg:width="15.399cm" svg:height="13.362cm" svg:x="2.798cm" svg:y="14.102cm" presentation:class="notes" presentation:placeholder="true">
            <draw:text-box/>
          </draw:frame>
        </presentation:notes>
      </draw:page>
      <draw:page draw:name="page35" draw:style-name="dp3" draw:master-page-name="fpl_5f_presentation_5f_template" presentation:presentation-page-layout-name="AL1T0" presentation:use-footer-name="ftr1" presentation:use-date-time-name="dtd1">
        <office:forms form:automatic-focus="false" form:apply-design-mode="false"/>
        <draw:frame presentation:style-name="pr59" draw:text-style-name="P4" draw:layer="layout" svg:width="18.66cm" svg:height="3.769cm" svg:x="7.229cm" svg:y="-0.012cm" presentation:class="title" presentation:user-transformed="true">
          <draw:text-box>
            <text:p text:style-name="P4"><text:line-break/>Random temporal testing</text:p>
          </draw:text-box>
        </draw:frame>
        <draw:frame presentation:style-name="pr44" draw:text-style-name="P16" draw:layer="layout" svg:width="22.209cm" svg:height="15.341cm" svg:x="5.454cm" svg:y="4.62cm" presentation:class="subtitle">
          <draw:text-box>
            <text:list text:style-name="L7">
              <text:list-item>
                <text:list>
                  <text:list-item>
                    <text:p text:style-name="P12"><text:span text:style-name="T17">The Temporal interface Testbench uses stimulus and expect vectors from the C++ Simulator to drive the design under test.</text:span></text:p>
                  </text:list-item>
                </text:list>
              </text:list-item>
            </text:list>
            <text:list text:style-name="L7">
              <text:list-item>
                <text:list>
                  <text:list-item>
                    <text:p text:style-name="P12"><text:span text:style-name="T17"/></text:p>
                  </text:list-item>
                </text:list>
              </text:list-item>
            </text:list>
            <text:list text:style-name="L7">
              <text:list-item>
                <text:list>
                  <text:list-item>
                    <text:p text:style-name="P12"><text:span text:style-name="T17"><text:s/></text:span><text:span text:style-name="T17">The temporal interface Testbench “randomly“ asserts the control signals for the design under test to vary the relationships between the control signals.</text:span></text:p>
                  </text:list-item>
                </text:list>
              </text:list-item>
            </text:list>
          </draw:text-box>
        </draw:frame>
        <presentation:notes draw:style-name="dp2">
          <draw:page-thumbnail draw:style-name="gr1" draw:layer="layout" svg:width="13.877cm" svg:height="11.093cm" svg:x="3.577cm" svg:y="2.247cm" draw:page-number="35" presentation:class="page"/>
          <draw:frame presentation:style-name="pr3" draw:text-style-name="P4" draw:layer="layout" svg:width="15.399cm" svg:height="13.362cm" svg:x="2.798cm" svg:y="14.102cm" presentation:class="notes" presentation:placeholder="true">
            <draw:text-box/>
          </draw:frame>
        </presentation:notes>
      </draw:page>
      <draw:page draw:name="page36"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Error counters</text:p>
          </draw:text-box>
        </draw:frame>
        <draw:frame presentation:style-name="pr44" draw:text-style-name="P15" draw:layer="layout" svg:width="22.209cm" svg:height="15.341cm" svg:x="5.454cm" svg:y="4.62cm" presentation:class="subtitle">
          <draw:text-box>
            <text:list text:style-name="L7">
              <text:list-item>
                <text:list>
                  <text:list-item>
                    <text:p text:style-name="P12"><text:span text:style-name="T15">An error counter accumulates the total number of mismatches between the expected vectors and DUT output vector.</text:span></text:p>
                  </text:list-item>
                </text:list>
              </text:list-item>
            </text:list>
          </draw:text-box>
        </draw:frame>
        <presentation:notes draw:style-name="dp2">
          <draw:page-thumbnail draw:style-name="gr1" draw:layer="layout" svg:width="13.877cm" svg:height="11.093cm" svg:x="3.577cm" svg:y="2.247cm" draw:page-number="36" presentation:class="page"/>
          <draw:frame presentation:style-name="pr3" draw:text-style-name="P4" draw:layer="layout" svg:width="15.399cm" svg:height="13.362cm" svg:x="2.798cm" svg:y="14.102cm" presentation:class="notes" presentation:placeholder="true">
            <draw:text-box/>
          </draw:frame>
        </presentation:notes>
      </draw:page>
      <draw:page draw:name="page37"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Match counters</text:p>
          </draw:text-box>
        </draw:frame>
        <draw:frame presentation:style-name="pr44" draw:text-style-name="P22" draw:layer="layout" svg:width="22.209cm" svg:height="15.341cm" svg:x="5.454cm" svg:y="4.62cm" presentation:class="subtitle">
          <draw:text-box>
            <text:list text:style-name="L7">
              <text:list-item>
                <text:list>
                  <text:list-item>
                    <text:p text:style-name="P12"><text:span text:style-name="T15">A match counter accumulates the total number of matches between the expected vectors and DUT output vector.</text:span></text:p>
                  </text:list-item>
                </text:list>
              </text:list-item>
            </text:list>
          </draw:text-box>
        </draw:frame>
        <presentation:notes draw:style-name="dp2">
          <draw:page-thumbnail draw:style-name="gr1" draw:layer="layout" svg:width="13.877cm" svg:height="11.093cm" svg:x="3.577cm" svg:y="2.247cm" draw:page-number="37" presentation:class="page"/>
          <draw:frame presentation:style-name="pr3" draw:text-style-name="P7" draw:layer="layout" svg:width="15.399cm" svg:height="13.362cm" svg:x="2.798cm" svg:y="14.102cm" presentation:class="notes" presentation:placeholder="true">
            <draw:text-box/>
          </draw:frame>
        </presentation:notes>
      </draw:page>
      <draw:page draw:name="page38"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State comparison</text:p>
          </draw:text-box>
        </draw:frame>
        <draw:frame presentation:style-name="pr44" draw:text-style-name="P22" draw:layer="layout" svg:width="22.209cm" svg:height="15.341cm" svg:x="5.454cm" svg:y="4.62cm" presentation:class="subtitle">
          <draw:text-box>
            <text:list text:style-name="L7">
              <text:list-item>
                <text:list>
                  <text:list-item>
                    <text:p text:style-name="P12"><text:span text:style-name="T15">A testbench can compare the state from the C++ simulator with the state from the RTL design at each clock edge or transaction.</text:span></text:p>
                  </text:list-item>
                </text:list>
              </text:list-item>
            </text:list>
          </draw:text-box>
        </draw:frame>
        <presentation:notes draw:style-name="dp2">
          <draw:page-thumbnail draw:style-name="gr1" draw:layer="layout" svg:width="13.877cm" svg:height="11.093cm" svg:x="3.577cm" svg:y="2.247cm" draw:page-number="38" presentation:class="page"/>
          <draw:frame presentation:style-name="pr3" draw:text-style-name="P4" draw:layer="layout" svg:width="15.399cm" svg:height="13.362cm" svg:x="2.798cm" svg:y="14.102cm" presentation:class="notes" presentation:placeholder="true">
            <draw:text-box/>
          </draw:frame>
        </presentation:notes>
      </draw:page>
      <draw:page draw:name="page39"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Architectural state</text:p>
          </draw:text-box>
        </draw:frame>
        <draw:frame presentation:style-name="pr60" draw:text-style-name="P4" draw:layer="layout" svg:width="22.209cm" svg:height="15.09cm" svg:x="5.454cm" svg:y="4.745cm" presentation:class="subtitle">
          <draw:text-box>
            <text:p text:style-name="P4">We define the architectural state of a unit as the state of all architecturally visible memory elements (flip-flops, registers, register files, FIFOs etc) in that unit.</text:p>
          </draw:text-box>
        </draw:frame>
        <presentation:notes draw:style-name="dp2">
          <draw:page-thumbnail draw:style-name="gr1" draw:layer="layout" svg:width="13.877cm" svg:height="11.093cm" svg:x="3.577cm" svg:y="2.247cm" draw:page-number="39" presentation:class="page"/>
          <draw:frame presentation:style-name="pr20" draw:text-style-name="P4" draw:layer="layout" svg:width="15.399cm" svg:height="13.111cm" svg:x="2.798cm" svg:y="14.102cm" presentation:class="notes" presentation:placeholder="true">
            <draw:text-box/>
          </draw:frame>
        </presentation:notes>
      </draw:page>
      <draw:page draw:name="page40"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State comparison example</text:p>
          </draw:text-box>
        </draw:frame>
        <draw:frame presentation:style-name="pr44" draw:text-style-name="P22" draw:layer="layout" svg:width="22.209cm" svg:height="15.341cm" svg:x="5.454cm" svg:y="4.62cm" presentation:class="subtitle">
          <draw:text-box>
            <text:p text:style-name="P12"><text:span text:style-name="T15">An example of state comparison which is used would be the comparison of content of architecturally visible registers in C++ and RTL processor models. The testbench performs a comparison between the two sets of architectural states. </text:span></text:p>
          </draw:text-box>
        </draw:frame>
        <presentation:notes draw:style-name="dp2">
          <draw:page-thumbnail draw:style-name="gr1" draw:layer="layout" svg:width="13.877cm" svg:height="11.093cm" svg:x="3.577cm" svg:y="2.247cm" draw:page-number="40" presentation:class="page"/>
          <draw:frame presentation:style-name="pr3" draw:text-style-name="P4" draw:layer="layout" svg:width="15.399cm" svg:height="13.362cm" svg:x="2.798cm" svg:y="14.102cm" presentation:class="notes" presentation:placeholder="true">
            <draw:text-box/>
          </draw:frame>
        </presentation:notes>
      </draw:page>
      <draw:page draw:name="page41"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131cm" svg:y="0.484cm" presentation:class="title" presentation:user-transformed="true">
          <draw:text-box>
            <text:p text:style-name="P4">Generated files</text:p>
          </draw:text-box>
        </draw:frame>
        <draw:frame presentation:style-name="pr61" draw:text-style-name="P23" draw:layer="layout" svg:width="22.372cm" svg:height="17.154cm" svg:x="5.291cm" svg:y="3.266cm" presentation:class="subtitle" presentation:user-transformed="true">
          <draw:text-box>
            <text:list text:style-name="L7">
              <text:list-item>
                <text:list>
                  <text:list-item>
                    <text:p text:style-name="P12"><text:span text:style-name="T15">CSLC testbench generates report files in order to describe the performance of the DUT. </text:span></text:p>
                  </text:list-item>
                </text:list>
              </text:list-item>
            </text:list>
            <text:list text:style-name="L7">
              <text:list-item>
                <text:list>
                  <text:list-item>
                    <text:p text:style-name="P12"><text:span text:style-name="T15"/></text:p>
                  </text:list-item>
                </text:list>
              </text:list-item>
            </text:list>
            <text:list text:style-name="L7">
              <text:list-item>
                <text:list>
                  <text:list-item>
                    <text:p text:style-name="P12"><text:span text:style-name="T15">Summary Reports: lists the number of vectors that passed and failed and whether the overall test passed.</text:span></text:p>
                  </text:list-item>
                </text:list>
              </text:list-item>
            </text:list>
            <text:list text:style-name="L7">
              <text:list-item>
                <text:list>
                  <text:list-item>
                    <text:p text:style-name="P12"><text:span text:style-name="T15"/></text:p>
                  </text:list-item>
                </text:list>
              </text:list-item>
            </text:list>
            <text:list text:style-name="L7">
              <text:list-item>
                <text:list>
                  <text:list-item>
                    <text:p text:style-name="P12"><text:span text:style-name="T15">DUT output vector file for debugging.</text:span></text:p>
                  </text:list-item>
                </text:list>
              </text:list-item>
            </text:list>
          </draw:text-box>
        </draw:frame>
        <presentation:notes draw:style-name="dp2">
          <draw:page-thumbnail draw:style-name="gr1" draw:layer="layout" svg:width="13.877cm" svg:height="11.093cm" svg:x="3.577cm" svg:y="2.247cm" draw:page-number="41" presentation:class="page"/>
          <draw:frame presentation:style-name="pr3" draw:text-style-name="P4" draw:layer="layout" svg:width="15.399cm" svg:height="13.362cm" svg:x="2.798cm" svg:y="14.102cm" presentation:class="notes" presentation:placeholder="true">
            <draw:text-box/>
          </draw:frame>
        </presentation:notes>
      </draw:page>
      <draw:page draw:name="page42"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Post processing scripts</text:p>
          </draw:text-box>
        </draw:frame>
        <draw:frame presentation:style-name="pr44" draw:text-style-name="P24" draw:layer="layout" svg:width="22.209cm" svg:height="15.341cm" svg:x="5.454cm" svg:y="4.62cm" presentation:class="subtitle">
          <draw:text-box>
            <text:list text:style-name="L7">
              <text:list-item>
                <text:list>
                  <text:list-item>
                    <text:p text:style-name="P12"><text:span text:style-name="T17">Scripts can be used to post process the output vectors or stales of C++ Simulator and RTL models. </text:span></text:p>
                  </text:list-item>
                </text:list>
              </text:list-item>
            </text:list>
            <text:list text:style-name="L7">
              <text:list-item>
                <text:list>
                  <text:list-item>
                    <text:p text:style-name="P12"><text:span text:style-name="T17"/></text:p>
                  </text:list-item>
                </text:list>
              </text:list-item>
            </text:list>
            <text:list text:style-name="L7">
              <text:list-item>
                <text:list>
                  <text:list-item>
                    <text:p text:style-name="P12"><text:span text:style-name="T17">Those scripts compare the outputs and generate a report.</text:span></text:p>
                  </text:list-item>
                </text:list>
              </text:list-item>
            </text:list>
          </draw:text-box>
        </draw:frame>
        <presentation:notes draw:style-name="dp2">
          <draw:page-thumbnail draw:style-name="gr1" draw:layer="layout" svg:width="13.877cm" svg:height="11.093cm" svg:x="3.577cm" svg:y="2.247cm" draw:page-number="42" presentation:class="page"/>
          <draw:frame presentation:style-name="pr3" draw:text-style-name="P4" draw:layer="layout" svg:width="15.399cm" svg:height="13.362cm" svg:x="2.798cm" svg:y="14.102cm" presentation:class="notes" presentation:placeholder="true">
            <draw:text-box/>
          </draw:frame>
        </presentation:notes>
      </draw:page>
      <draw:page draw:name="page43" draw:style-name="dp1" draw:master-page-name="fpl_5f_presentation_5f_template" presentation:use-footer-name="ftr1" presentation:use-date-time-name="dtd1">
        <office:forms form:automatic-focus="false" form:apply-design-mode="false"/>
        <draw:frame draw:style-name="gr2" draw:text-style-name="P17" draw:layer="layout" svg:width="12.123cm" svg:height="11.543cm" svg:x="7.402cm" svg:y="6.179cm">
          <draw:text-box>
            <text:p text:style-name="P4"><text:span text:style-name="T5">CSL</text:span></text:p>
            <text:p text:style-name="P4"><text:span text:style-name="T5">Testbench</text:span></text:p>
            <text:p text:style-name="P4"><text:span text:style-name="T5">Code</text:span></text:p>
          </draw:text-box>
        </draw:frame>
        <presentation:notes draw:style-name="dp2">
          <draw:page-thumbnail draw:style-name="gr1" draw:layer="layout" svg:width="13.877cm" svg:height="11.093cm" svg:x="3.577cm" svg:y="2.247cm" draw:page-number="43" presentation:class="page"/>
          <draw:frame presentation:style-name="pr3" draw:text-style-name="P7" draw:layer="layout" svg:width="15.399cm" svg:height="13.362cm" svg:x="2.798cm" svg:y="14.102cm" presentation:class="notes" presentation:placeholder="true">
            <draw:text-box/>
          </draw:frame>
        </presentation:notes>
      </draw:page>
      <draw:page draw:name="page44" draw:style-name="dp3" draw:master-page-name="fpl_5f_presentation_5f_template" presentation:presentation-page-layout-name="AL1T0" presentation:use-footer-name="ftr1" presentation:use-date-time-name="dtd1">
        <office:forms form:automatic-focus="false" form:apply-design-mode="false"/>
        <draw:frame presentation:style-name="pr62" draw:text-style-name="P4" draw:layer="layout" svg:width="18.66cm" svg:height="3.65cm" svg:x="7.398cm" svg:y="-0.502cm" presentation:class="title" presentation:user-transformed="true">
          <draw:text-box>
            <text:p text:style-name="P4">First declare the units</text:p>
          </draw:text-box>
        </draw:frame>
        <draw:custom-shape draw:style-name="gr7" draw:text-style-name="P26" draw:layer="layout" svg:width="5.333cm" svg:height="0.716cm" svg:x="5.04cm" svg:y="3.922cm">
          <text:p text:style-name="P25"><text:span text:style-name="T18">Unit declaration</text:span></text:p>
          <draw:enhanced-geometry svg:viewBox="0 0 21600 21600" draw:glue-points="10800 0 0 10800 10800 21600 21600 10800 ?f40 ?f41" draw:text-areas="0 0 21600 21600" draw:type="rectangular-callout" draw:modifiers="29642.2947131609 14008.36820083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6" draw:layer="layout" svg:width="5.333cm" svg:height="1.177cm" svg:x="5.006cm" svg:y="4.856cm">
          <text:p text:style-name="P25"><text:span text:style-name="T18">Add ports</text:span></text:p>
          <draw:enhanced-geometry svg:viewBox="0 0 21600 21600" draw:glue-points="10800 0 0 10800 10800 21600 21600 10800 ?f40 ?f41" draw:text-areas="0 0 21600 21600" draw:type="rectangular-callout" draw:modifiers="32719.9100112486 1888.624787775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6" draw:layer="layout" svg:width="5.292cm" svg:height="1.75cm" svg:x="4.187cm" svg:y="12.07cm">
          <text:p text:style-name="P25"><text:span text:style-name="T18">formal to actual name mappings</text:span></text:p>
          <draw:enhanced-geometry svg:viewBox="0 0 21600 21600" draw:glue-points="10800 0 0 10800 10800 21600 21600 10800 ?f40 ?f41" draw:text-areas="0 0 21600 21600" draw:type="rectangular-callout" draw:modifiers="36356.3952389949 8918.789263278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6" draw:layer="layout" svg:width="5.124cm" svg:height="1.639cm" svg:x="4.187cm" svg:y="14.068cm">
          <text:p text:style-name="P25"><text:span text:style-name="T18">CSL objects settings</text:span></text:p>
          <draw:enhanced-geometry svg:viewBox="0 0 21600 21600" draw:glue-points="10800 0 0 10800 10800 21600 21600 10800 ?f40 ?f41" draw:text-areas="0 0 21600 21600" draw:type="rectangular-callout" draw:modifiers="41075.8243902439 11023.90243902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6" draw:layer="layout" svg:width="5.333cm" svg:height="0.843cm" svg:x="4.302cm" svg:y="10.857cm">
          <text:p text:style-name="P25"><text:span text:style-name="T18">Unit instantiation</text:span></text:p>
          <draw:enhanced-geometry svg:viewBox="0 0 21600 21600" draw:glue-points="10800 0 0 10800 10800 21600 21600 10800 ?f40 ?f41" draw:text-areas="0 0 21600 21600" draw:type="rectangular-callout" draw:modifiers="37105.5118110236 28151.65876777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6" draw:layer="layout" svg:width="5.333cm" svg:height="0.868cm" svg:x="5.034cm" svg:y="6.408cm">
          <text:p text:style-name="P25"><text:span text:style-name="T18">constructor</text:span></text:p>
          <draw:enhanced-geometry svg:viewBox="0 0 21600 21600" draw:glue-points="10800 0 0 10800 10800 21600 21600 10800 ?f40 ?f41" draw:text-areas="0 0 21600 21600" draw:type="rectangular-callout" draw:modifiers="32922.3847019123 -5269.50517836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3" draw:text-style-name="P28" draw:layer="layout" svg:width="15.22cm" svg:height="13.709cm" svg:x="12.511cm" svg:y="3.601cm" presentation:class="subtitle" presentation:user-transformed="true">
          <draw:text-box>
            <text:list text:style-name="L11">
              <text:list-item>
                <text:list>
                  <text:list-item>
                    <text:p text:style-name="P27"><text:span text:style-name="T19">csl_unit</text:span><text:span text:style-name="T20"> u_ref {</text:span></text:p>
                  </text:list-item>
                </text:list>
              </text:list-item>
            </text:list>
            <text:list text:style-name="L11">
              <text:list-item>
                <text:list>
                  <text:list-item>
                    <text:p text:style-name="P27"><text:span text:style-name="T21"><text:s text:c="2"/></text:span><text:span text:style-name="T21">csl_port</text:span><text:span text:style-name="T22"> in(input, 8); </text:span></text:p>
                  </text:list-item>
                </text:list>
              </text:list-item>
            </text:list>
            <text:list text:style-name="L11">
              <text:list-item>
                <text:list>
                  <text:list-item>
                    <text:p text:style-name="P27"><text:span text:style-name="T21"><text:s text:c="2"/></text:span><text:span text:style-name="T21">csl_port</text:span><text:span text:style-name="T22"> out(output, 8); </text:span></text:p>
                  </text:list-item>
                </text:list>
              </text:list-item>
            </text:list>
            <text:list text:style-name="L11">
              <text:list-item>
                <text:list>
                  <text:list-item>
                    <text:p text:style-name="P27"><text:span text:style-name="T22"><text:s text:c="2"/></text:span><text:span text:style-name="T22">u_ref () {} <text:s text:c="2"/></text:span></text:p>
                  </text:list-item>
                </text:list>
              </text:list-item>
            </text:list>
            <text:list text:style-name="L11">
              <text:list-item>
                <text:list>
                  <text:list-item>
                    <text:p text:style-name="P27"><text:span text:style-name="T22"><text:s text:c="2"/></text:span><text:span text:style-name="T22">};</text:span></text:p>
                  </text:list-item>
                </text:list>
              </text:list-item>
            </text:list>
            <text:list text:style-name="L11">
              <text:list-item>
                <text:list>
                  <text:list-item>
                    <text:p text:style-name="P27"><text:span text:style-name="T21">csl_unit</text:span><text:span text:style-name="T22"> u_check {</text:span></text:p>
                  </text:list-item>
                </text:list>
              </text:list-item>
            </text:list>
            <text:list text:style-name="L11">
              <text:list-item>
                <text:list>
                  <text:list-item>
                    <text:p text:style-name="P27"><text:span text:style-name="T22"><text:s text:c="3"/></text:span><text:span text:style-name="T21">csl_port</text:span><text:span text:style-name="T22"> x_in (input, 8);</text:span></text:p>
                  </text:list-item>
                </text:list>
              </text:list-item>
            </text:list>
            <text:list text:style-name="L11">
              <text:list-item>
                <text:list>
                  <text:list-item>
                    <text:p text:style-name="P27"><text:span text:style-name="T22"><text:s text:c="3"/></text:span><text:span text:style-name="T21">csl_port</text:span><text:span text:style-name="T22"> x_out(output, 8);</text:span></text:p>
                  </text:list-item>
                </text:list>
              </text:list-item>
            </text:list>
            <text:list text:style-name="L11">
              <text:list-item>
                <text:list>
                  <text:list-item>
                    <text:p text:style-name="P27"><text:span text:style-name="T22"><text:s text:c="3"/></text:span><text:span text:style-name="T21">csl_signal</text:span><text:span text:style-name="T22"> sgn_ref_data;</text:span></text:p>
                  </text:list-item>
                </text:list>
              </text:list-item>
            </text:list>
            <text:list text:style-name="L11">
              <text:list-item>
                <text:list>
                  <text:list-item>
                    <text:p text:style-name="P27"><text:span text:style-name="T22"><text:s text:c="3"/></text:span><text:span text:style-name="T21">csl_port</text:span><text:span text:style-name="T22"> clk(input);</text:span></text:p>
                  </text:list-item>
                </text:list>
              </text:list-item>
            </text:list>
            <text:list text:style-name="L11">
              <text:list-item>
                <text:list>
                  <text:list-item>
                    <text:p text:style-name="P27"><text:span text:style-name="T22"><text:s text:c="3"/></text:span><text:span text:style-name="T22">u_ref ref1(</text:span></text:p>
                  </text:list-item>
                </text:list>
              </text:list-item>
            </text:list>
            <text:list text:style-name="L11">
              <text:list-item>
                <text:list>
                  <text:list-item>
                    <text:p text:style-name="P27"><text:span text:style-name="T22"><text:s text:c="2"/></text:span><text:span text:style-name="T22">.in(x_in),.out(x_out));</text:span></text:p>
                  </text:list-item>
                </text:list>
              </text:list-item>
            </text:list>
            <text:list text:style-name="L11">
              <text:list-item>
                <text:list>
                  <text:list-item>
                    <text:p text:style-name="P27"><text:span text:style-name="T22"><text:s text:c="3"/></text:span><text:span text:style-name="T22">u_check() {</text:span></text:p>
                  </text:list-item>
                </text:list>
              </text:list-item>
            </text:list>
            <text:list text:style-name="L11">
              <text:list-item>
                <text:list>
                  <text:list-item>
                    <text:p text:style-name="P27"><text:span text:style-name="T22"><text:s text:c="4"/></text:span><text:span text:style-name="T22">sgn_ref_data.</text:span><text:span text:style-name="T23">set_width</text:span><text:span text:style-name="T22">(8);</text:span></text:p>
                  </text:list-item>
                </text:list>
              </text:list-item>
            </text:list>
            <text:list text:style-name="L11">
              <text:list-item>
                <text:list>
                  <text:list-item>
                    <text:p text:style-name="P27"><text:span text:style-name="T22"><text:s text:c="4"/></text:span><text:span text:style-name="T22">clk.</text:span><text:span text:style-name="T23">set_attr</text:span><text:span text:style-name="T22">(clock);</text:span></text:p>
                  </text:list-item>
                </text:list>
              </text:list-item>
            </text:list>
            <text:list text:style-name="L11">
              <text:list-item>
                <text:list>
                  <text:list-item>
                    <text:p text:style-name="P27"><text:span text:style-name="T22"><text:s text:c="3"/></text:span><text:span text:style-name="T22">}</text:span></text:p>
                  </text:list-item>
                </text:list>
              </text:list-item>
            </text:list>
            <text:list text:style-name="L11">
              <text:list-item>
                <text:list>
                  <text:list-item>
                    <text:p text:style-name="P27"><text:span text:style-name="T22">};</text:span></text:p>
                  </text:list-item>
                </text:list>
              </text:list-item>
            </text:list>
          </draw:text-box>
        </draw:frame>
        <presentation:notes draw:style-name="dp2">
          <draw:page-thumbnail draw:style-name="gr1" draw:layer="layout" svg:width="13.877cm" svg:height="11.093cm" svg:x="3.577cm" svg:y="2.247cm" draw:page-number="44" presentation:class="page"/>
          <draw:frame presentation:style-name="pr64" draw:text-style-name="P29" draw:layer="layout" svg:width="15.399cm" svg:height="13.362cm" svg:x="2.798cm" svg:y="14.102cm" presentation:class="notes" presentation:placeholder="true">
            <draw:text-box/>
          </draw:frame>
        </presentation:notes>
      </draw:page>
      <draw:page draw:name="page45"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769cm" svg:x="7.13cm" svg:y="0.649cm" presentation:class="title" presentation:user-transformed="true">
          <draw:text-box>
            <text:p text:style-name="P4">Then associate vectors with a unit <text:s/></text:p>
          </draw:text-box>
        </draw:frame>
        <draw:frame presentation:style-name="pr44" draw:text-style-name="P30" draw:layer="layout" svg:width="22.209cm" svg:height="15.341cm" svg:x="5.455cm" svg:y="4.621cm" presentation:class="subtitle" presentation:user-transformed="true">
          <draw:text-box>
            <text:list text:style-name="L7">
              <text:list-item>
                <text:list>
                  <text:list-item>
                    <text:p text:style-name="P12"><text:span text:style-name="T24">csl_vector</text:span><text:span text:style-name="T25"> v_stim {</text:span></text:p>
                  </text:list-item>
                </text:list>
              </text:list-item>
            </text:list>
            <text:list text:style-name="L7">
              <text:list-item>
                <text:list>
                  <text:list-item>
                    <text:p text:style-name="P12"><text:span text:style-name="T25"><text:s/></text:span><text:span text:style-name="T25">v_stim () {</text:span></text:p>
                  </text:list-item>
                </text:list>
              </text:list-item>
            </text:list>
            <text:list text:style-name="L7">
              <text:list-item>
                <text:list>
                  <text:list-item>
                    <text:p text:style-name="P12"><text:span text:style-name="T25"><text:s text:c="6"/></text:span><text:span text:style-name="T26">set_unit_name</text:span><text:span text:style-name="T25">(u_check);</text:span></text:p>
                  </text:list-item>
                </text:list>
              </text:list-item>
            </text:list>
            <text:list text:style-name="L7">
              <text:list-item>
                <text:list>
                  <text:list-item>
                    <text:p text:style-name="P12"><text:span text:style-name="T25"><text:s text:c="5"/></text:span><text:span text:style-name="T26"><text:s/></text:span><text:span text:style-name="T26">set_direction</text:span><text:span text:style-name="T25">(input); }</text:span></text:p>
                  </text:list-item>
                </text:list>
              </text:list-item>
            </text:list>
            <text:list text:style-name="L7">
              <text:list-item>
                <text:list>
                  <text:list-item>
                    <text:p text:style-name="P12"><text:span text:style-name="T25">};</text:span></text:p>
                  </text:list-item>
                </text:list>
              </text:list-item>
            </text:list>
            <text:list text:style-name="L7">
              <text:list-item>
                <text:list>
                  <text:list-item>
                    <text:p text:style-name="P12"><text:span text:style-name="T24">csl_vector</text:span><text:span text:style-name="T25"> v_exp {</text:span></text:p>
                  </text:list-item>
                </text:list>
              </text:list-item>
            </text:list>
            <text:list text:style-name="L7">
              <text:list-item>
                <text:list>
                  <text:list-item>
                    <text:p text:style-name="P12"><text:span text:style-name="T25"><text:s text:c="2"/></text:span><text:span text:style-name="T25">v_exp () {</text:span></text:p>
                  </text:list-item>
                </text:list>
              </text:list-item>
            </text:list>
            <text:list text:style-name="L7">
              <text:list-item>
                <text:list>
                  <text:list-item>
                    <text:p text:style-name="P12"><text:span text:style-name="T25"><text:s text:c="6"/></text:span><text:span text:style-name="T26">set_unit_name</text:span><text:span text:style-name="T25">(u_check); <text:s/></text:span></text:p>
                  </text:list-item>
                </text:list>
              </text:list-item>
            </text:list>
            <text:list text:style-name="L7">
              <text:list-item>
                <text:list>
                  <text:list-item>
                    <text:p text:style-name="P12"><text:span text:style-name="T25"><text:s text:c="6"/></text:span><text:span text:style-name="T26">set_direction</text:span><text:span text:style-name="T25">(output); <text:s text:c="2"/>}</text:span></text:p>
                  </text:list-item>
                </text:list>
              </text:list-item>
            </text:list>
            <text:list text:style-name="L7">
              <text:list-item>
                <text:list>
                  <text:list-item>
                    <text:p text:style-name="P12"><text:span text:style-name="T25">};</text:span><text:span text:style-name="T25"><text:line-break/></text:span><text:span text:style-name="T25"/></text:p>
                  </text:list-item>
                </text:list>
              </text:list-item>
            </text:list>
          </draw:text-box>
        </draw:frame>
        <presentation:notes draw:style-name="dp2">
          <draw:page-thumbnail draw:style-name="gr1" draw:layer="layout" svg:width="13.877cm" svg:height="11.093cm" svg:x="3.577cm" svg:y="2.247cm" draw:page-number="45" presentation:class="page"/>
          <draw:frame presentation:style-name="pr65" draw:text-style-name="P4" draw:layer="layout" svg:width="15.399cm" svg:height="13.362cm" svg:x="2.798cm" svg:y="14.102cm" presentation:class="notes" presentation:placeholder="true">
            <draw:text-box/>
          </draw:frame>
        </presentation:notes>
      </draw:page>
      <draw:page draw:name="page46"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496cm" svg:y="0.776cm" presentation:class="title" presentation:user-transformed="true">
          <draw:text-box>
            <text:p text:style-name="P4">Then create a testbench</text:p>
          </draw:text-box>
        </draw:frame>
        <draw:frame presentation:style-name="fpl_5f_presentation_5f_template-subtitle" draw:text-style-name="P32" draw:layer="layout" svg:width="22.209cm" svg:height="15.135cm" svg:x="4.988cm" svg:y="5.906cm" presentation:class="subtitle" presentation:user-transformed="true">
          <draw:text-box>
            <text:list text:style-name="L7">
              <text:list-item>
                <text:list>
                  <text:list-item>
                    <text:p text:style-name="P31"><text:span text:style-name="T27">csl_testbench</text:span><text:span text:style-name="T28"> tb {</text:span></text:p>
                  </text:list-item>
                </text:list>
              </text:list-item>
            </text:list>
            <text:list text:style-name="L7">
              <text:list-item>
                <text:list>
                  <text:list-item>
                    <text:p text:style-name="P31"><text:span text:style-name="T27"><text:s text:c="2"/></text:span><text:span text:style-name="T27">csl_signal</text:span><text:span text:style-name="T28"> clk(reg);</text:span></text:p>
                  </text:list-item>
                </text:list>
              </text:list-item>
            </text:list>
            <text:list text:style-name="L7">
              <text:list-item>
                <text:list>
                  <text:list-item>
                    <text:p text:style-name="P31"><text:span text:style-name="T28"><text:s text:c="2"/></text:span><text:span text:style-name="T28">u_check u_check(.clk(clk));</text:span></text:p>
                  </text:list-item>
                </text:list>
              </text:list-item>
            </text:list>
            <text:list text:style-name="L7">
              <text:list-item>
                <text:list>
                  <text:list-item>
                    <text:p text:style-name="P31"><text:span text:style-name="T28"><text:s/></text:span><text:span text:style-name="T28">tb () {</text:span></text:p>
                  </text:list-item>
                </text:list>
              </text:list-item>
            </text:list>
            <text:list text:style-name="L7">
              <text:list-item>
                <text:list>
                  <text:list-item>
                    <text:p text:style-name="P31"><text:span text:style-name="T28"><text:s text:c="3"/></text:span><text:span text:style-name="T28">clk.</text:span><text:span text:style-name="T29">set_attr</text:span><text:span text:style-name="T28">(clock);</text:span></text:p>
                  </text:list-item>
                </text:list>
              </text:list-item>
            </text:list>
            <text:list text:style-name="L7">
              <text:list-item>
                <text:list>
                  <text:list-item>
                    <text:p text:style-name="P31"><text:span text:style-name="T28"><text:s text:c="2"/></text:span><text:span text:style-name="T29"><text:s/></text:span><text:span text:style-name="T29">add_logic</text:span><text:span text:style-name="T28">(clock,clk,100,ps);</text:span></text:p>
                  </text:list-item>
                </text:list>
              </text:list-item>
            </text:list>
            <text:list text:style-name="L7">
              <text:list-item>
                <text:list>
                  <text:list-item>
                    <text:p text:style-name="P31"><text:span text:style-name="T28"><text:s/></text:span><text:span text:style-name="T28">}</text:span></text:p>
                  </text:list-item>
                </text:list>
              </text:list-item>
            </text:list>
            <text:list text:style-name="L7">
              <text:list-item>
                <text:list>
                  <text:list-item>
                    <text:p text:style-name="P31"><text:span text:style-name="T28">};</text:span></text:p>
                  </text:list-item>
                </text:list>
              </text:list-item>
            </text:list>
            <text:list text:style-name="L7">
              <text:list-item>
                <text:list>
                  <text:list-item>
                    <text:p text:style-name="P31"><text:span text:style-name="T28"/></text:p>
                  </text:list-item>
                </text:list>
              </text:list-item>
            </text:list>
            <text:list text:style-name="L7">
              <text:list-item>
                <text:list>
                  <text:list-item>
                    <text:p text:style-name="P31"><text:span text:style-name="T28"/></text:p>
                  </text:list-item>
                </text:list>
              </text:list-item>
            </text:list>
            <text:list text:style-name="L7">
              <text:list-item>
                <text:list>
                  <text:list-item>
                    <text:p text:style-name="P31"><text:span text:style-name="T28"/></text:p>
                  </text:list-item>
                </text:list>
              </text:list-item>
            </text:list>
          </draw:text-box>
        </draw:frame>
        <presentation:notes draw:style-name="dp2">
          <draw:page-thumbnail draw:style-name="gr1" draw:layer="layout" svg:width="13.877cm" svg:height="11.093cm" svg:x="3.577cm" svg:y="2.247cm" draw:page-number="46" presentation:class="page"/>
          <draw:frame presentation:style-name="pr66" draw:text-style-name="P4" draw:layer="layout" svg:width="15.399cm" svg:height="13.362cm" svg:x="2.798cm" svg:y="14.102cm" presentation:class="notes" presentation:placeholder="true">
            <draw:text-box/>
          </draw:frame>
        </presentation:notes>
      </draw:page>
      <draw:page draw:name="page47" draw:style-name="dp3" draw:master-page-name="fpl_5f_presentation_5f_template" presentation:presentation-page-layout-name="AL1T0" presentation:use-footer-name="ftr1" presentation:use-date-time-name="dtd1">
        <office:forms form:automatic-focus="false" form:apply-design-mode="false"/>
        <draw:frame presentation:style-name="pr67" draw:layer="layout" svg:width="18.66cm" svg:height="3.399cm" svg:x="7.033cm" svg:y="0cm" presentation:class="title" presentation:user-transformed="true">
          <draw:text-box>
            <text:p text:style-name="P4">Generated Verilog code</text:p>
          </draw:text-box>
        </draw:frame>
        <draw:frame presentation:style-name="pr68" draw:text-style-name="P33" draw:layer="layout" svg:width="22.764cm" svg:height="19.381cm" svg:x="4.835cm" svg:y="1.959cm" presentation:class="subtitle" presentation:user-transformed="true">
          <draw:text-box>
            <text:p text:style-name="P33"><text:span text:style-name="T30">module tb();</text:span></text:p>
            <text:p text:style-name="P34"><text:span text:style-name="T30">// Location of source csl unit: file name = <text:s/>line number = 33</text:span></text:p>
            <text:p text:style-name="P34"><text:span text:style-name="T30"><text:s text:c="2"/></text:span><text:span text:style-name="T31">parameter SIM_TIMEOUT_CNT = 100;</text:span></text:p>
            <text:p text:style-name="P34"><text:span text:style-name="T31"><text:s/></text:span><text:span text:style-name="T31">parameter V_STIM_MEM_WIDTH = 8;</text:span></text:p>
            <text:p text:style-name="P34"><text:span text:style-name="T30"><text:s text:c="2"/></text:span><text:span text:style-name="T31">parameter V_STIM_ADDR_WIDTH = 0;</text:span></text:p>
            <text:p text:style-name="P34"><text:span text:style-name="T30"><text:s text:c="2"/></text:span><text:span text:style-name="T31">parameter V_STIM_VECTOR_ID = 0;</text:span></text:p>
            <text:p text:style-name="P34"><text:span text:style-name="T30"><text:s text:c="2"/></text:span><text:span text:style-name="T31">parameter V_STIM_VECTOR_VERSION = 0;</text:span></text:p>
            <text:p text:style-name="P34"><text:span text:style-name="T30"><text:s text:c="2"/></text:span><text:span text:style-name="T31">parameter V_STIM_VECTOR_NAME = "v_stim";</text:span></text:p>
            <text:p text:style-name="P34"><text:span text:style-name="T30"><text:s text:c="2"/></text:span><text:span text:style-name="T31">parameter V_STIM_VECTOR_FILE = "v_stim_output.vec";</text:span></text:p>
            <text:p text:style-name="P34"><text:span text:style-name="T30"><text:s text:c="2"/></text:span><text:span text:style-name="T31">parameter V_STIM_VECTOR_RADIX = 0;</text:span></text:p>
            <text:p text:style-name="P34"><text:span text:style-name="T30"><text:s text:c="2"/></text:span><text:span text:style-name="T31">parameter V_STIM_VECTOR_MAX_ERR = 0;</text:span></text:p>
            <text:p text:style-name="P34"><text:span text:style-name="T30"><text:s text:c="2"/></text:span><text:span text:style-name="T31">parameter V_EXP_MEM_WIDTH = 8;</text:span></text:p>
            <text:p text:style-name="P34"><text:span text:style-name="T30"><text:s text:c="2"/></text:span><text:span text:style-name="T31">parameter V_EXP_ADDR_WIDTH = 0;</text:span></text:p>
            <text:p text:style-name="P34"><text:span text:style-name="T30"><text:s text:c="2"/></text:span><text:span text:style-name="T31">parameter V_EXP_VECTOR_ID = 0;</text:span></text:p>
            <text:p text:style-name="P34"><text:span text:style-name="T30"><text:s text:c="2"/></text:span><text:span text:style-name="T31">parameter V_EXP_VECTOR_VERSION = 0;</text:span></text:p>
            <text:p text:style-name="P34"><text:span text:style-name="T30"><text:s text:c="2"/></text:span><text:span text:style-name="T31">parameter V_EXP_VECTOR_NAME = "v_exp";</text:span></text:p>
            <text:p text:style-name="P34"><text:span text:style-name="T30"><text:s text:c="2"/></text:span><text:span text:style-name="T31">parameter V_EXP_VECTOR_FILE = "v_exp_output.vec";</text:span></text:p>
            <text:p text:style-name="P34"><text:span text:style-name="T30"><text:s text:c="2"/></text:span><text:span text:style-name="T31">parameter V_EXP_VECTOR_RADIX = 0;</text:span></text:p>
            <text:p text:style-name="P34"><text:span text:style-name="T30"><text:s text:c="2"/></text:span><text:span text:style-name="T31">parameter V_EXP_VECTOR_MAX_ERR = 0;</text:span></text:p>
          </draw:text-box>
        </draw:frame>
        <presentation:notes draw:style-name="dp2">
          <draw:page-thumbnail draw:style-name="gr1" draw:layer="layout" svg:width="13.877cm" svg:height="11.093cm" svg:x="3.577cm" svg:y="2.247cm" draw:page-number="47" presentation:class="page"/>
          <draw:frame presentation:style-name="pr20" draw:layer="layout" svg:width="15.399cm" svg:height="13.111cm" svg:x="2.798cm" svg:y="14.102cm" presentation:class="notes" presentation:placeholder="true">
            <draw:text-box/>
          </draw:frame>
        </presentation:notes>
      </draw:page>
      <draw:page draw:name="page48" draw:style-name="dp3" draw:master-page-name="fpl_5f_presentation_5f_template" presentation:presentation-page-layout-name="AL1T0" presentation:use-footer-name="ftr1" presentation:use-date-time-name="dtd1">
        <office:forms form:automatic-focus="false" form:apply-design-mode="false"/>
        <draw:frame presentation:style-name="pr67" draw:layer="layout" svg:width="18.66cm" svg:height="3.399cm" svg:x="7.001cm" svg:y="0.74cm" presentation:class="title" presentation:user-transformed="true">
          <draw:text-box>
            <text:p text:style-name="P4">Generated Verilog code (cont)</text:p>
          </draw:text-box>
        </draw:frame>
        <draw:frame presentation:style-name="pr60" draw:text-style-name="P35" draw:layer="layout" svg:width="22.209cm" svg:height="15.563cm" svg:x="5.127cm" svg:y="4.146cm" presentation:class="subtitle" presentation:user-transformed="true">
          <draw:text-box>
            <text:p text:style-name="P33"><text:span text:style-name="T30"><text:s/></text:span><text:span text:style-name="T30">reg clk; <text:s text:c="2"/></text:span><text:span text:style-name="T31">reg testbench_reset; </text:span><text:span text:style-name="T30"><text:s text:c="2"/></text:span><text:span text:style-name="T31">reg rand_valid;</text:span></text:p>
            <text:p text:style-name="P34"><text:span text:style-name="T30"><text:s text:c="2"/></text:span><text:span text:style-name="T31">integer file_mcd; </text:span><text:span text:style-name="T30"><text:s text:c="2"/></text:span><text:span text:style-name="T31">integer report_file_mcd; <text:s/></text:span><text:span text:style-name="T30"><text:s text:c="2"/></text:span><text:span text:style-name="T31">integer cycle_cnt;</text:span></text:p>
            <text:p text:style-name="P34"><text:span text:style-name="T30"><text:s text:c="2"/></text:span><text:span text:style-name="T31">reg [V_EXP_ADDR_WIDTH - 1:0] v_exp_u_check_match_count;</text:span></text:p>
            <text:p text:style-name="P34"><text:span text:style-name="T30"><text:s text:c="2"/></text:span><text:span text:style-name="T31">reg [V_EXP_ADDR_WIDTH - 1:0] v_exp_u_check_mismatch_count;</text:span></text:p>
            <text:p text:style-name="P34"><text:span text:style-name="T30"><text:s text:c="2"/></text:span><text:span text:style-name="T31">reg [V_EXP_ADDR_WIDTH - 1:0] v_exp_u_check_transaction_count;</text:span></text:p>
            <text:p text:style-name="P34"><text:span text:style-name="T30"><text:s text:c="2"/></text:span><text:span text:style-name="T31">reg v_exp_u_check_mismatch;</text:span></text:p>
            <text:p text:style-name="P34"><text:span text:style-name="T30"><text:s text:c="2"/></text:span><text:span text:style-name="T31">wire expect_out_valid; </text:span><text:span text:style-name="T30"><text:s text:c="2"/></text:span><text:span text:style-name="T31">wire rd_en;</text:span></text:p>
            <text:p text:style-name="P34"><text:span text:style-name="T30"><text:s text:c="2"/></text:span><text:span text:style-name="T31">wire version_err; </text:span><text:span text:style-name="T30"><text:s text:c="2"/></text:span><text:span text:style-name="T31">wire id_err;</text:span></text:p>
            <text:p text:style-name="P34"><text:span text:style-name="T30"><text:s text:c="2"/></text:span><text:span text:style-name="T31">wire stop_sim = cycle_cnt &gt;= SIM_TIMEOUT_CNT;</text:span></text:p>
            <text:p text:style-name="P34"><text:span text:style-name="T30"><text:s text:c="2"/></text:span><text:span text:style-name="T31">wire [7:0] u_check_in_x_in;</text:span></text:p>
            <text:p text:style-name="P34"><text:span text:style-name="T30"><text:s text:c="2"/></text:span><text:span text:style-name="T31">wire [7:0] u_check_out_x_out;</text:span></text:p>
            <text:p text:style-name="P34"><text:span text:style-name="T30"><text:s text:c="2"/></text:span><text:span text:style-name="T31">wire [7:0] u_check_out_x_out_expect;</text:span></text:p>
            <text:p text:style-name="P34"><text:span text:style-name="T30"><text:s text:c="2"/></text:span><text:span text:style-name="T31">wire u_check_out_x_out_mismatch_en = u_check_out_x_out != u_check_out_x_out_expect;</text:span></text:p>
            <text:p text:style-name="P34"><text:span text:style-name="T30"><text:s text:c="2"/></text:span><text:span text:style-name="T31">wire u_check_out_x_out_match_en = u_check_out_x_out == u_check_out_x_out_expect;</text:span></text:p>
            <text:p text:style-name="P34"><text:span text:style-name="T30"><text:s text:c="2"/></text:span><text:span text:style-name="T31">assign <text:s text:c="2"/>rd_en = rand_valid;</text:span></text:p>
            <text:p text:style-name="P34"><text:span text:style-name="T30"><text:s text:c="2"/></text:span><text:span text:style-name="T31">u_check u_check(.clk(clk), </text:span><text:span text:style-name="T31">.x_in(u_check_in_x_in), </text:span><text:span text:style-name="T30"><text:s/></text:span><text:span text:style-name="T31">.x_out(u_check_out_x_out));</text:span></text:p>
          </draw:text-box>
        </draw:frame>
        <presentation:notes draw:style-name="dp2">
          <draw:page-thumbnail draw:style-name="gr1" draw:layer="layout" svg:width="13.877cm" svg:height="11.093cm" svg:x="3.577cm" svg:y="2.247cm" draw:page-number="48" presentation:class="page"/>
          <draw:frame presentation:style-name="pr20" draw:layer="layout" svg:width="15.399cm" svg:height="13.111cm" svg:x="2.798cm" svg:y="14.102cm" presentation:class="notes" presentation:placeholder="true">
            <draw:text-box/>
          </draw:frame>
        </presentation:notes>
      </draw:page>
      <draw:page draw:name="page49" draw:style-name="dp3" draw:master-page-name="fpl_5f_presentation_5f_template" presentation:presentation-page-layout-name="AL1T0" presentation:use-footer-name="ftr1" presentation:use-date-time-name="dtd1">
        <office:forms form:automatic-focus="false" form:apply-design-mode="false"/>
        <draw:frame presentation:style-name="pr60" draw:text-style-name="P40" draw:layer="layout" svg:width="22.209cm" svg:height="18.022cm" svg:x="4.31cm" svg:y="2.783cm" presentation:class="subtitle" presentation:user-transformed="true">
          <draw:text-box>
            <text:p text:style-name="P36"><text:span text:style-name="T32">stim_expect_mem_template #(V_STIM_MEM_WIDTH, </text:span><text:span text:style-name="T33">V_STIM_ADDR_WIDTH, </text:span><text:span text:style-name="T33">V_STIM_VECTOR_ID,</text:span></text:p>
            <text:p text:style-name="P37"><text:span text:style-name="T32"><text:s text:c="27"/></text:span><text:span text:style-name="T33">V_STIM_VECTOR_VERSION, </text:span><text:span text:style-name="T33">V_STIM_VECTOR_NAME, </text:span><text:span text:style-name="T33">V_STIM_VECTOR_FILE,</text:span></text:p>
            <text:p text:style-name="P37"><text:span text:style-name="T32"><text:s text:c="27"/></text:span><text:span text:style-name="T33">V_STIM_VECTOR_RADIX)</text:span></text:p>
            <text:p text:style-name="P37"><text:span text:style-name="T32"><text:s text:c="27"/></text:span><text:span text:style-name="T33">v_stim_u_check(.clock(clk), </text:span><text:span text:style-name="T33">.id_err(id_err), </text:span><text:span text:style-name="T33">.rd_en(rd_en), </text:span><text:span text:style-name="T33">.reset_(testbench_reset),</text:span></text:p>
            <text:p text:style-name="P37"><text:span text:style-name="T32"><text:s text:c="42"/></text:span><text:span text:style-name="T33">.valid(expect_out_valid), </text:span><text:span text:style-name="T33">.vector_out(u_check_in_x_in), <text:s/>.</text:span><text:span text:style-name="T33">version_err(version_err));</text:span></text:p>
            <text:p text:style-name="P37"><text:span text:style-name="T32"><text:s text:c="2"/></text:span><text:span text:style-name="T33">stim_expect_mem_template #(V_EXP_MEM_WIDTH, </text:span><text:span text:style-name="T33">V_EXP_ADDR_WIDTH, </text:span><text:span text:style-name="T33">V_EXP_VECTOR_ID,</text:span></text:p>
            <text:p text:style-name="P37"><text:span text:style-name="T32"><text:s text:c="27"/></text:span><text:span text:style-name="T33">V_EXP_VECTOR_VERSION, </text:span><text:span text:style-name="T33">V_EXP_VECTOR_NAME, </text:span><text:span text:style-name="T33">V_EXP_VECTOR_FILE,</text:span></text:p>
            <text:p text:style-name="P37"><text:span text:style-name="T32"><text:s text:c="27"/></text:span><text:span text:style-name="T33">V_EXP_VECTOR_RADIX)</text:span></text:p>
            <text:p text:style-name="P37"><text:span text:style-name="T32"><text:s text:c="27"/></text:span><text:span text:style-name="T33">v_exp_u_check(.clock(clk), </text:span><text:span text:style-name="T33">.id_err(id_err), </text:span><text:span text:style-name="T33">.rd_en(rd_en), </text:span><text:span text:style-name="T33">.reset_(testbench_reset),</text:span></text:p>
            <text:p text:style-name="P37"><text:span text:style-name="T32"><text:s text:c="41"/></text:span><text:span text:style-name="T33">.valid(expect_out_valid), </text:span><text:span text:style-name="T33">.vector_out(u_check_out_x_out_expect), <text:s/></text:span><text:span text:style-name="T33">.version_err(version_err));</text:span></text:p>
            <text:p text:style-name="P38"><text:span text:style-name="T31">always @( posedge clk or negedge testbench_reset ) <text:s/>begin </text:span></text:p>
            <text:p text:style-name="P39"><text:span text:style-name="T31"><text:s text:c="4"/></text:span><text:span text:style-name="T31">if ( ~testbench_reset ) <text:s/>begin </text:span></text:p>
            <text:p text:style-name="P39"><text:span text:style-name="T31"><text:s text:c="6"/></text:span><text:span text:style-name="T31">cycle_cnt &lt;= 0;</text:span></text:p>
            <text:p text:style-name="P39"><text:span text:style-name="T31"><text:s text:c="4"/></text:span><text:span text:style-name="T31">end</text:span></text:p>
            <text:p text:style-name="P39"><text:span text:style-name="T31"><text:s text:c="4"/></text:span><text:span text:style-name="T31">else <text:s/>begin </text:span></text:p>
            <text:p text:style-name="P39"><text:span text:style-name="T31"><text:s text:c="6"/></text:span><text:span text:style-name="T31">cycle_cnt &lt;= cycle_cnt + 1;</text:span></text:p>
            <text:p text:style-name="P39"><text:span text:style-name="T31"><text:s text:c="4"/></text:span><text:span text:style-name="T31">end</text:span></text:p>
            <text:p text:style-name="P39"><text:span text:style-name="T31"><text:s text:c="2"/></text:span><text:span text:style-name="T31">end</text:span></text:p>
            <text:p text:style-name="P37"><text:span text:style-name="T32"/></text:p>
          </draw:text-box>
        </draw:frame>
        <draw:frame presentation:style-name="pr67" draw:layer="layout" svg:width="18.66cm" svg:height="3.399cm" svg:x="7.034cm" svg:y="0cm" presentation:class="title" presentation:user-transformed="true">
          <draw:text-box>
            <text:p text:style-name="P4">Generated Verilog code (cont)</text:p>
          </draw:text-box>
        </draw:frame>
        <presentation:notes draw:style-name="dp2">
          <draw:page-thumbnail draw:style-name="gr1" draw:layer="layout" svg:width="13.877cm" svg:height="11.093cm" svg:x="3.577cm" svg:y="2.247cm" draw:page-number="49" presentation:class="page"/>
          <draw:frame presentation:style-name="pr20" draw:layer="layout" svg:width="15.399cm" svg:height="13.111cm" svg:x="2.798cm" svg:y="14.102cm" presentation:class="notes" presentation:placeholder="true">
            <draw:text-box/>
          </draw:frame>
        </presentation:notes>
      </draw:page>
      <draw:page draw:name="page50" draw:style-name="dp3" draw:master-page-name="fpl_5f_presentation_5f_template" presentation:presentation-page-layout-name="AL1T0" presentation:use-footer-name="ftr1" presentation:use-date-time-name="dtd1">
        <office:forms form:automatic-focus="false" form:apply-design-mode="false"/>
        <draw:frame presentation:style-name="pr60" draw:text-style-name="P35" draw:layer="layout" svg:width="22.209cm" svg:height="17.547cm" svg:x="5.782cm" svg:y="2.984cm" presentation:class="subtitle" presentation:user-transformed="true">
          <draw:text-box>
            <text:p text:style-name="P33"><text:span text:style-name="T30">initial <text:s text:c="2"/></text:span><text:span text:style-name="T31">begin </text:span></text:p>
            <text:p text:style-name="P34"><text:span text:style-name="T30"><text:s text:c="4"/></text:span><text:span text:style-name="T31">$system("time stamp: +20%y %m %d");</text:span></text:p>
            <text:p text:style-name="P34"><text:span text:style-name="T30"><text:s text:c="4"/></text:span><text:span text:style-name="T31">clk = 0; </text:span><text:span text:style-name="T30"><text:s text:c="4"/></text:span><text:span text:style-name="T31">rand_valid = 1; </text:span><text:span text:style-name="T30"><text:s text:c="4"/></text:span><text:span text:style-name="T31">testbench_reset = 1;</text:span></text:p>
            <text:p text:style-name="P34"><text:span text:style-name="T30"><text:s text:c="4"/></text:span><text:span text:style-name="T31">#10 testbench_reset = 0; </text:span><text:span text:style-name="T30"><text:s text:c="4"/></text:span><text:span text:style-name="T31">#20 testbench_reset = 1;</text:span></text:p>
            <text:p text:style-name="P34"><text:span text:style-name="T30"><text:s text:c="4"/></text:span><text:span text:style-name="T31">file_mcd = $fopen("vectors.txt");</text:span></text:p>
            <text:p text:style-name="P34"><text:span text:style-name="T30"><text:s text:c="4"/></text:span><text:span text:style-name="T31">if ( file_mcd == 0 ) <text:s/>begin </text:span></text:p>
            <text:p text:style-name="P34"><text:span text:style-name="T30"><text:s text:c="6"/></text:span><text:span text:style-name="T31">$display("Error opening vectors.txt file");</text:span></text:p>
            <text:p text:style-name="P34"><text:span text:style-name="T30"><text:s text:c="6"/></text:span><text:span text:style-name="T31">$finish;</text:span></text:p>
            <text:p text:style-name="P34"><text:span text:style-name="T30"><text:s text:c="4"/></text:span><text:span text:style-name="T31">end</text:span></text:p>
            <text:p text:style-name="P34"><text:span text:style-name="T30"><text:s text:c="4"/></text:span><text:span text:style-name="T31">$display(file_mcd, "Dut outputs vs expected vectors:\n");</text:span></text:p>
            <text:p text:style-name="P34"><text:span text:style-name="T30"><text:s text:c="4"/></text:span><text:span text:style-name="T31">report_file_mcd = $fopen("report.txt");</text:span></text:p>
            <text:p text:style-name="P34"><text:span text:style-name="T30"><text:s text:c="4"/></text:span><text:span text:style-name="T31">$dumpfile("wavesDefaultOutputFile_dump");</text:span></text:p>
            <text:p text:style-name="P34"><text:span text:style-name="T30"><text:s text:c="4"/></text:span><text:span text:style-name="T31">$dumpvars(0, tb);</text:span></text:p>
            <text:p text:style-name="P34"><text:span text:style-name="T30"><text:s text:c="4"/></text:span><text:span text:style-name="T31">$dumpon;</text:span></text:p>
            <text:p text:style-name="P34"><text:span text:style-name="T30"><text:s text:c="4"/></text:span><text:span text:style-name="T31">v_exp_u_check_match_count = 0;</text:span></text:p>
            <text:p text:style-name="P34"><text:span text:style-name="T30"><text:s text:c="4"/></text:span><text:span text:style-name="T31">v_exp_u_check_mismatch_count = 0;</text:span></text:p>
            <text:p text:style-name="P34"><text:span text:style-name="T30"><text:s text:c="4"/></text:span><text:span text:style-name="T31">v_exp_u_check_transaction_count = 0;</text:span></text:p>
            <text:p text:style-name="P34"><text:span text:style-name="T30"><text:s text:c="2"/></text:span><text:span text:style-name="T31">end</text:span></text:p>
          </draw:text-box>
        </draw:frame>
        <draw:frame presentation:style-name="pr67" draw:layer="layout" svg:width="18.66cm" svg:height="3.399cm" svg:x="7.034cm" svg:y="0.001cm" presentation:class="title" presentation:user-transformed="true">
          <draw:text-box>
            <text:p text:style-name="P4">Generated Verilog code (cont)</text:p>
          </draw:text-box>
        </draw:frame>
        <presentation:notes draw:style-name="dp2">
          <draw:page-thumbnail draw:style-name="gr1" draw:layer="layout" svg:width="13.877cm" svg:height="11.093cm" svg:x="3.577cm" svg:y="2.247cm" draw:page-number="50" presentation:class="page"/>
          <draw:frame presentation:style-name="pr20" draw:layer="layout" svg:width="15.399cm" svg:height="13.111cm" svg:x="2.798cm" svg:y="14.102cm" presentation:class="notes" presentation:placeholder="true">
            <draw:text-box/>
          </draw:frame>
        </presentation:notes>
      </draw:page>
      <draw:page draw:name="page51" draw:style-name="dp3" draw:master-page-name="fpl_5f_presentation_5f_template" presentation:presentation-page-layout-name="AL1T0" presentation:use-footer-name="ftr1" presentation:use-date-time-name="dtd1">
        <office:forms form:automatic-focus="false" form:apply-design-mode="false"/>
        <draw:frame presentation:style-name="pr69" draw:text-style-name="P41" draw:layer="layout" svg:width="22.209cm" svg:height="17.299cm" svg:x="5.389cm" svg:y="2.755cm" presentation:class="subtitle" presentation:user-transformed="true">
          <draw:text-box>
            <text:p text:style-name="P41"><text:span text:style-name="T34">always @( posedge clk ) <text:s/>begin </text:span></text:p>
            <text:p text:style-name="P42"><text:span text:style-name="T34"><text:s text:c="4"/></text:span><text:span text:style-name="T35">$fdisplay(file_mcd, "dut name: %s", u_check, " expect vector name: %s", v_exp_u_check, "\n");</text:span></text:p>
            <text:p text:style-name="P42"><text:span text:style-name="T34"><text:s text:c="4"/></text:span><text:span text:style-name="T35">$fdisplay(file_mcd, "dut output: %b", u_check_out_x_out, "expected output: %b", u_check_out_x_out_expect);</text:span></text:p>
            <text:p text:style-name="P42"><text:span text:style-name="T34"><text:s text:c="2"/></text:span><text:span text:style-name="T35">end</text:span></text:p>
            <text:p text:style-name="P42"><text:span text:style-name="T34"><text:s text:c="2"/></text:span><text:span text:style-name="T35">always @( posedge clk ) <text:s/>begin </text:span></text:p>
            <text:p text:style-name="P42"><text:span text:style-name="T34"><text:s text:c="4"/></text:span><text:span text:style-name="T35">if ( stop_sim ) <text:s/>begin </text:span></text:p>
            <text:p text:style-name="P42"><text:span text:style-name="T34"><text:s text:c="6"/></text:span><text:span text:style-name="T35">$fdisplay(report_file_mcd, "Status for expect vector %b", v_exp_u_check, "associated to dut %b", u_check, ":\n");</text:span></text:p>
            <text:p text:style-name="P42"><text:span text:style-name="T34"><text:s text:c="6"/></text:span><text:span text:style-name="T35">$fdisplay(report_file_mcd, "Total number of comparisons: %b", v_exp_u_check_transaction_count, " out of which, passed: %b", v_exp_u_check_match_count, "\nOverall: %s", v_exp_u_check_mismatch_count?"failed":"passed");</text:span></text:p>
            <text:p text:style-name="P42"><text:span text:style-name="T34"><text:s text:c="4"/></text:span><text:span text:style-name="T35">end</text:span></text:p>
            <text:p text:style-name="P42"><text:span text:style-name="T34"><text:s text:c="2"/></text:span><text:span text:style-name="T35">end</text:span></text:p>
            <text:p text:style-name="P42"><text:span text:style-name="T34"><text:s text:c="2"/></text:span><text:span text:style-name="T35">always #100 clk = ~clk;</text:span></text:p>
            <text:p text:style-name="P43"><text:span text:style-name="T34">always @( posedge clk or negedge testbench_reset ) <text:s/>begin </text:span></text:p>
            <text:p text:style-name="P44"><text:span text:style-name="T34"><text:s text:c="4"/></text:span><text:span text:style-name="T35">if ( ~testbench_reset ) <text:s/>begin </text:span></text:p>
            <text:p text:style-name="P44"><text:span text:style-name="T34"><text:s text:c="6"/></text:span><text:span text:style-name="T35">v_exp_u_check_mismatch_count = {V_EXP_ADDR_WIDTH,{1'b0}};</text:span></text:p>
            <text:p text:style-name="P44"><text:span text:style-name="T34"><text:s text:c="4"/></text:span><text:span text:style-name="T35">end</text:span></text:p>
          </draw:text-box>
        </draw:frame>
        <draw:frame presentation:style-name="pr67" draw:layer="layout" svg:width="18.66cm" svg:height="3.399cm" svg:x="7.034cm" svg:y="0.002cm" presentation:class="title" presentation:user-transformed="true">
          <draw:text-box>
            <text:p text:style-name="P4">Generated Verilog code (cont)</text:p>
          </draw:text-box>
        </draw:frame>
        <presentation:notes draw:style-name="dp2">
          <draw:page-thumbnail draw:style-name="gr1" draw:layer="layout" svg:width="13.877cm" svg:height="11.093cm" svg:x="3.577cm" svg:y="2.247cm" draw:page-number="51" presentation:class="page"/>
          <draw:frame presentation:style-name="pr20" draw:layer="layout" svg:width="15.399cm" svg:height="13.111cm" svg:x="2.798cm" svg:y="14.102cm" presentation:class="notes" presentation:placeholder="true">
            <draw:text-box/>
          </draw:frame>
        </presentation:notes>
      </draw:page>
      <draw:page draw:name="page52" draw:style-name="dp3" draw:master-page-name="fpl_5f_presentation_5f_template" presentation:presentation-page-layout-name="AL1T0" presentation:use-footer-name="ftr1" presentation:use-date-time-name="dtd1">
        <office:forms form:automatic-focus="false" form:apply-design-mode="false"/>
        <draw:frame presentation:style-name="pr70" draw:text-style-name="P41" draw:layer="layout" svg:width="22.209cm" svg:height="18.911cm" svg:x="5.454cm" svg:y="1.929cm" presentation:class="subtitle" presentation:user-transformed="true">
          <draw:text-box>
            <text:p text:style-name="P41"><text:span text:style-name="T36"><text:s/></text:span><text:span text:style-name="T37">else <text:s/>begin </text:span></text:p>
            <text:p text:style-name="P42"><text:span text:style-name="T34"><text:s text:c="6"/></text:span><text:span text:style-name="T35">if ( u_check_out_x_out_mismatch_en ) <text:s/>begin </text:span></text:p>
            <text:p text:style-name="P42"><text:span text:style-name="T34"><text:s text:c="8"/></text:span><text:span text:style-name="T35">v_exp_u_check_transaction_count = v_exp_u_check_transaction_count + 1'b1;</text:span></text:p>
            <text:p text:style-name="P42"><text:span text:style-name="T34"><text:s text:c="8"/></text:span><text:span text:style-name="T35">v_exp_u_check_mismatch_count = v_exp_u_check_mismatch_count + 1'b1;</text:span></text:p>
            <text:p text:style-name="P42"><text:span text:style-name="T34"><text:s text:c="8"/></text:span><text:span text:style-name="T35">$display("mismatch detected: dut %s shows value %b; evepect vector %s shows value %b\n ", "u_check", u_check_out_x_out, "v_exp_u_check", u_check_out_x_out_expect); <text:s/></text:span><text:span text:style-name="T34"><text:s text:c="6"/></text:span><text:span text:style-name="T35">end</text:span></text:p>
            <text:p text:style-name="P42"><text:span text:style-name="T34"><text:s text:c="6"/></text:span><text:span text:style-name="T35">if ( v_exp_u_check_mismatch_count &gt; V_EXP_VECTOR_MAX_ERR ) <text:s/>begin </text:span></text:p>
            <text:p text:style-name="P42"><text:span text:style-name="T34"><text:s text:c="8"/></text:span><text:span text:style-name="T35">$display("Maximum number or errors allowed for vector %s has been reached", "v_exp_u_check");</text:span></text:p>
            <text:p text:style-name="P42"><text:span text:style-name="T34"><text:s text:c="6"/></text:span><text:span text:style-name="T35">end </text:span><text:span text:style-name="T34"><text:s text:c="4"/></text:span><text:span text:style-name="T35">end <text:s text:c="2"/>end</text:span></text:p>
            <text:p text:style-name="P42"><text:span text:style-name="T34"><text:s text:c="2"/></text:span><text:span text:style-name="T35">always @( posedge clk or negedge testbench_reset ) <text:s/>begin </text:span></text:p>
            <text:p text:style-name="P42"><text:span text:style-name="T34"><text:s text:c="4"/></text:span><text:span text:style-name="T35">if ( ~testbench_reset ) <text:s/>begin </text:span></text:p>
            <text:p text:style-name="P42"><text:span text:style-name="T34"><text:s text:c="6"/></text:span><text:span text:style-name="T35">v_exp_u_check_match_count = {V_EXP_ADDR_WIDTH,{1'b0}}; <text:s/></text:span><text:span text:style-name="T34"><text:s text:c="4"/></text:span><text:span text:style-name="T35">end</text:span></text:p>
            <text:p text:style-name="P42"><text:span text:style-name="T34"><text:s text:c="4"/></text:span><text:span text:style-name="T35">else <text:s/>begin </text:span></text:p>
            <text:p text:style-name="P42"><text:span text:style-name="T34"><text:s text:c="6"/></text:span><text:span text:style-name="T35">if ( u_check_out_x_out_match_en ) <text:s/>begin </text:span></text:p>
            <text:p text:style-name="P42"><text:span text:style-name="T34"><text:s text:c="8"/></text:span><text:span text:style-name="T35">v_exp_u_check_transaction_count = v_exp_u_check_transaction_count + 1'b1;</text:span></text:p>
            <text:p text:style-name="P42"><text:span text:style-name="T34"><text:s text:c="8"/></text:span><text:span text:style-name="T35">v_exp_u_check_match_count = v_exp_u_check_match_count + 1'b1;</text:span></text:p>
            <text:p text:style-name="P42"><text:span text:style-name="T34"><text:s text:c="8"/></text:span><text:span text:style-name="T35">$display("match detected: dut %s shows value %b; evepect vector %s shows value %b\n ", "u_check", u_check_out_x_out, "v_exp_u_check", u_check_out_x_out_expect);</text:span></text:p>
            <text:p text:style-name="P42"><text:span text:style-name="T34"><text:s text:c="6"/></text:span><text:span text:style-name="T35">end </text:span><text:span text:style-name="T34"><text:s text:c="4"/></text:span><text:span text:style-name="T35">end <text:s/></text:span><text:span text:style-name="T34"><text:s text:c="2"/></text:span><text:span text:style-name="T35">end</text:span></text:p>
            <text:p text:style-name="P42"><text:span text:style-name="T34"><text:s text:c="2"/></text:span><text:span text:style-name="T35">endmodule</text:span></text:p>
          </draw:text-box>
        </draw:frame>
        <draw:frame presentation:style-name="pr67" draw:layer="layout" svg:width="18.66cm" svg:height="3.399cm" svg:x="7.262cm" svg:y="-0.323cm" presentation:class="title" presentation:user-transformed="true">
          <draw:text-box>
            <text:p text:style-name="P4">Generated Verilog code (cont)</text:p>
          </draw:text-box>
        </draw:frame>
        <presentation:notes draw:style-name="dp2">
          <draw:page-thumbnail draw:style-name="gr1" draw:layer="layout" svg:width="13.877cm" svg:height="11.093cm" svg:x="3.577cm" svg:y="2.247cm" draw:page-number="52" presentation:class="page"/>
          <draw:frame presentation:style-name="pr20" draw:layer="layout" svg:width="15.399cm" svg:height="13.111cm" svg:x="2.798cm" svg:y="14.102cm" presentation:class="notes" presentation:placeholder="true">
            <draw:text-box/>
          </draw:frame>
        </presentation:notes>
      </draw:page>
      <draw:page draw:name="page53"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reating a testbench using CSL</text:p>
          </draw:text-box>
        </draw:frame>
        <draw:frame presentation:style-name="pr71" draw:text-style-name="P6" draw:layer="layout" svg:width="22.209cm" svg:height="15.341cm" svg:x="5.454cm" svg:y="4.62cm" presentation:class="subtitle">
          <draw:text-box>
            <text:list text:style-name="L7">
              <text:list-item>
                <text:list>
                  <text:list-item>
                    <text:p text:style-name="P12">A testbench is declared in the global scope</text:p>
                  </text:list-item>
                </text:list>
              </text:list-item>
            </text:list>
          </draw:text-box>
        </draw:frame>
        <presentation:notes draw:style-name="dp2">
          <draw:page-thumbnail draw:style-name="gr1" draw:layer="layout" svg:width="13.877cm" svg:height="11.093cm" svg:x="3.577cm" svg:y="2.247cm" draw:page-number="53" presentation:class="page"/>
          <draw:frame presentation:style-name="pr72" draw:text-style-name="P4" draw:layer="layout" svg:width="15.399cm" svg:height="13.362cm" svg:x="2.798cm" svg:y="14.102cm" presentation:class="notes" presentation:placeholder="true">
            <draw:text-box/>
          </draw:frame>
        </presentation:notes>
      </draw:page>
      <draw:page draw:name="page54"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769cm" svg:x="7.229cm" svg:y="0.916cm" presentation:class="title">
          <draw:text-box>
            <text:p text:style-name="P4">Creating an RTL testbench using CSL</text:p>
          </draw:text-box>
        </draw:frame>
        <draw:frame presentation:style-name="pr73" draw:text-style-name="P6" draw:layer="layout" svg:width="22.209cm" svg:height="15.341cm" svg:x="5.454cm" svg:y="4.62cm" presentation:class="subtitle">
          <draw:text-box>
            <text:list text:style-name="L7">
              <text:list-item>
                <text:list>
                  <text:list-item>
                    <text:p text:style-name="P12">The DUT in a testbench can be a unit, register, register file, memory or FIFO</text:p>
                  </text:list-item>
                </text:list>
              </text:list-item>
            </text:list>
            <text:list text:style-name="L7">
              <text:list-item>
                <text:list>
                  <text:list-item>
                    <text:p text:style-name="P12"><text:s/></text:p>
                  </text:list-item>
                </text:list>
              </text:list-item>
            </text:list>
          </draw:text-box>
        </draw:frame>
        <presentation:notes draw:style-name="dp2">
          <draw:page-thumbnail draw:style-name="gr1" draw:layer="layout" svg:width="13.877cm" svg:height="11.093cm" svg:x="3.577cm" svg:y="2.247cm" draw:page-number="54" presentation:class="page"/>
          <draw:frame presentation:style-name="pr74" draw:text-style-name="P4" draw:layer="layout" svg:width="15.399cm" svg:height="13.362cm" svg:x="2.798cm" svg:y="14.102cm" presentation:class="notes" presentation:placeholder="true">
            <draw:text-box/>
          </draw:frame>
        </presentation:notes>
      </draw:page>
      <draw:page draw:name="page55"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reating a testbench using CSL</text:p>
          </draw:text-box>
        </draw:frame>
        <draw:frame presentation:style-name="pr75" draw:text-style-name="P4" draw:layer="layout" svg:width="22.209cm" svg:height="15.341cm" svg:x="5.454cm" svg:y="4.62cm" presentation:class="subtitle">
          <draw:text-box>
            <text:list text:style-name="L7">
              <text:list-item>
                <text:list>
                  <text:list-item>
                    <text:p text:style-name="P12">A csl_testbench must have a clock signal set using the <text:span text:style-name="T14">add_logic</text:span> command with a specified period and time base.</text:p>
                  </text:list-item>
                </text:list>
              </text:list-item>
            </text:list>
          </draw:text-box>
        </draw:frame>
        <presentation:notes draw:style-name="dp2">
          <draw:page-thumbnail draw:style-name="gr1" draw:layer="layout" svg:width="13.877cm" svg:height="11.093cm" svg:x="3.577cm" svg:y="2.247cm" draw:page-number="55" presentation:class="page"/>
          <draw:frame presentation:style-name="pr76" draw:text-style-name="P4" draw:layer="layout" svg:width="15.399cm" svg:height="13.362cm" svg:x="2.798cm" svg:y="14.102cm" presentation:class="notes" presentation:placeholder="true">
            <draw:text-box/>
          </draw:frame>
        </presentation:notes>
      </draw:page>
      <draw:page draw:name="page56"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Creating a testbench using CSL</text:p>
          </draw:text-box>
        </draw:frame>
        <draw:frame presentation:style-name="pr77" draw:text-style-name="P16" draw:layer="layout" svg:width="22.209cm" svg:height="15.341cm" svg:x="5.454cm" svg:y="4.62cm" presentation:class="subtitle">
          <draw:text-box>
            <text:list text:style-name="L7">
              <text:list-item>
                <text:list>
                  <text:list-item>
                    <text:p text:style-name="P12"><text:span text:style-name="T6">Then run cslc to generate the RTL testbench and the C++ simulator code.</text:span></text:p>
                  </text:list-item>
                </text:list>
              </text:list-item>
            </text:list>
          </draw:text-box>
        </draw:frame>
        <presentation:notes draw:style-name="dp2">
          <draw:page-thumbnail draw:style-name="gr1" draw:layer="layout" svg:width="13.877cm" svg:height="11.093cm" svg:x="3.577cm" svg:y="2.247cm" draw:page-number="56" presentation:class="page"/>
          <draw:frame presentation:style-name="pr78" draw:text-style-name="P4" draw:layer="layout" svg:width="15.399cm" svg:height="13.362cm" svg:x="2.798cm" svg:y="14.102cm" presentation:class="notes" presentation:placeholder="true">
            <draw:text-box/>
          </draw:frame>
        </presentation:notes>
      </draw:page>
      <draw:page draw:name="page57" draw:style-name="dp1" draw:master-page-name="fpl_5f_presentation_5f_template" presentation:use-footer-name="ftr1" presentation:use-date-time-name="dtd1">
        <office:forms form:automatic-focus="false" form:apply-design-mode="false"/>
        <draw:frame draw:style-name="gr2" draw:text-style-name="P17" draw:layer="layout" svg:width="12.123cm" svg:height="11.543cm" svg:x="7.402cm" svg:y="6.179cm">
          <draw:text-box>
            <text:p text:style-name="P4"><text:span text:style-name="T5">RTL</text:span></text:p>
            <text:p text:style-name="P4"><text:span text:style-name="T5">Testbench</text:span></text:p>
            <text:p text:style-name="P4"><text:span text:style-name="T5">Code</text:span></text:p>
          </draw:text-box>
        </draw:frame>
        <presentation:notes draw:style-name="dp2">
          <draw:page-thumbnail draw:style-name="gr1" draw:layer="layout" svg:width="13.877cm" svg:height="11.093cm" svg:x="3.577cm" svg:y="2.247cm" draw:page-number="57" presentation:class="page"/>
          <draw:frame presentation:style-name="pr3" draw:text-style-name="P7" draw:layer="layout" svg:width="15.399cm" svg:height="13.362cm" svg:x="2.798cm" svg:y="14.102cm" presentation:class="notes" presentation:placeholder="true">
            <draw:text-box/>
          </draw:frame>
        </presentation:notes>
      </draw:page>
      <draw:page draw:name="page58" draw:style-name="dp3" draw:master-page-name="fpl_5f_presentation_5f_template" presentation:presentation-page-layout-name="AL1T0" presentation:use-footer-name="ftr1" presentation:use-date-time-name="dtd1">
        <office:forms form:automatic-focus="false" form:apply-design-mode="false"/>
        <draw:frame presentation:style-name="pr79" draw:text-style-name="P4" draw:layer="layout" svg:width="18.66cm" svg:height="3.65cm" svg:x="7.229cm" svg:y="0.975cm" presentation:class="title">
          <draw:text-box>
            <text:p text:style-name="P4">RTL testbench</text:p>
          </draw:text-box>
        </draw:frame>
        <draw:frame presentation:style-name="pr80" draw:text-style-name="P46" draw:layer="layout" svg:width="22.209cm" svg:height="15.976cm" svg:x="5.454cm" svg:y="4.303cm" presentation:class="subtitle" presentation:user-transformed="true">
          <draw:text-box>
            <text:list text:style-name="L8">
              <text:list-item>
                <text:list>
                  <text:list-item>
                    <text:p text:style-name="P45"><text:span text:style-name="T6">The RTL unit input interface is connected to a stimulus vector memory(s).</text:span></text:p>
                  </text:list-item>
                </text:list>
              </text:list-item>
            </text:list>
            <text:list text:style-name="L8">
              <text:list-item>
                <text:list>
                  <text:list-item>
                    <text:p text:style-name="P45"><text:span text:style-name="T6"/></text:p>
                  </text:list-item>
                </text:list>
              </text:list-item>
            </text:list>
            <text:list text:style-name="L8">
              <text:list-item>
                <text:list>
                  <text:list-item>
                    <text:p text:style-name="P45"><text:span text:style-name="T6">The RTL unit output interface is connected to a comparator which compares the DUT output and the expected vector from the expected vector memory.</text:span></text:p>
                  </text:list-item>
                </text:list>
              </text:list-item>
            </text:list>
            <text:list text:style-name="L8">
              <text:list-item>
                <text:list>
                  <text:list-item>
                    <text:p text:style-name="P45"><text:span text:style-name="T6"/></text:p>
                  </text:list-item>
                </text:list>
              </text:list-item>
            </text:list>
          </draw:text-box>
        </draw:frame>
        <presentation:notes draw:style-name="dp2">
          <draw:page-thumbnail draw:style-name="gr1" draw:layer="layout" svg:width="13.877cm" svg:height="11.093cm" svg:x="3.577cm" svg:y="2.247cm" draw:page-number="58" presentation:class="page"/>
          <draw:frame presentation:style-name="pr81" draw:text-style-name="P4" draw:layer="layout" svg:width="15.399cm" svg:height="13.362cm" svg:x="2.798cm" svg:y="14.102cm" presentation:class="notes" presentation:placeholder="true">
            <draw:text-box/>
          </draw:frame>
        </presentation:notes>
      </draw:page>
      <draw:page draw:name="page59"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RTL testbench</text:p>
          </draw:text-box>
        </draw:frame>
        <draw:frame presentation:style-name="pr82" draw:text-style-name="P16" draw:layer="layout" svg:width="22.209cm" svg:height="15.341cm" svg:x="5.454cm" svg:y="4.62cm" presentation:class="subtitle">
          <draw:text-box>
            <text:list text:style-name="L7">
              <text:list-item>
                <text:list>
                  <text:list-item>
                    <text:p text:style-name="P12"><text:span text:style-name="T6">The testbench vector memory width is specified by the vector width.</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he testbench vector memory stores the vector values.</text:span></text:p>
                  </text:list-item>
                </text:list>
              </text:list-item>
            </text:list>
            <text:list text:style-name="L7">
              <text:list-item>
                <text:list>
                  <text:list-item>
                    <text:p text:style-name="P12"><text:span text:style-name="T6"/></text:p>
                  </text:list-item>
                </text:list>
              </text:list-item>
            </text:list>
          </draw:text-box>
        </draw:frame>
        <presentation:notes draw:style-name="dp2">
          <draw:page-thumbnail draw:style-name="gr1" draw:layer="layout" svg:width="13.877cm" svg:height="11.093cm" svg:x="3.577cm" svg:y="2.247cm" draw:page-number="59" presentation:class="page"/>
          <draw:frame presentation:style-name="pr83" draw:text-style-name="P7" draw:layer="layout" svg:width="15.399cm" svg:height="13.362cm" svg:x="2.798cm" svg:y="14.102cm" presentation:class="notes" presentation:placeholder="true">
            <draw:text-box/>
          </draw:frame>
        </presentation:notes>
      </draw:page>
      <draw:page draw:name="page60"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RTL testbench</text:p>
          </draw:text-box>
        </draw:frame>
        <draw:frame presentation:style-name="pr84" draw:text-style-name="P16" draw:layer="layout" svg:width="22.209cm" svg:height="15.341cm" svg:x="5.454cm" svg:y="4.62cm" presentation:class="subtitle" presentation:user-transformed="true">
          <draw:text-box>
            <text:list text:style-name="L7">
              <text:list-item>
                <text:list>
                  <text:list-item>
                    <text:p text:style-name="P12"><text:span text:style-name="T6">The stimulus vector memory contains the vectors that are used to drive the inputs of the DUT.</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he stimulus vector memory is connected to the RTL DUT ports.</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ext:p>
                  </text:list-item>
                </text:list>
              </text:list-item>
            </text:list>
          </draw:text-box>
        </draw:frame>
        <presentation:notes draw:style-name="dp2">
          <draw:page-thumbnail draw:style-name="gr1" draw:layer="layout" svg:width="13.877cm" svg:height="11.093cm" svg:x="3.577cm" svg:y="2.247cm" draw:page-number="60" presentation:class="page"/>
          <draw:frame presentation:style-name="pr85" draw:text-style-name="P7" draw:layer="layout" svg:width="15.399cm" svg:height="13.362cm" svg:x="2.798cm" svg:y="14.102cm" presentation:class="notes" presentation:placeholder="true">
            <draw:text-box/>
          </draw:frame>
        </presentation:notes>
      </draw:page>
      <draw:page draw:name="page61"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RTL testbench</text:p>
          </draw:text-box>
        </draw:frame>
        <draw:frame presentation:style-name="pr44" draw:text-style-name="P6" draw:layer="layout" svg:width="22.209cm" svg:height="15.341cm" svg:x="5.454cm" svg:y="4.62cm" presentation:class="subtitle">
          <draw:text-box>
            <text:list text:style-name="L7">
              <text:list-item>
                <text:list>
                  <text:list-item>
                    <text:p text:style-name="P12"><text:span text:style-name="T6">The stimulus vector memory is read every cycle after reset is de-asserted in the testbench.</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he stimulus vector memory is loaded with a stimulus vector memory file.</text:span></text:p>
                  </text:list-item>
                </text:list>
              </text:list-item>
            </text:list>
          </draw:text-box>
        </draw:frame>
        <presentation:notes draw:style-name="dp2">
          <draw:page-thumbnail draw:style-name="gr1" draw:layer="layout" svg:width="13.877cm" svg:height="11.093cm" svg:x="3.577cm" svg:y="2.247cm" draw:page-number="61" presentation:class="page"/>
          <draw:frame presentation:style-name="pr3" draw:text-style-name="P4" draw:layer="layout" svg:width="15.399cm" svg:height="13.362cm" svg:x="2.798cm" svg:y="14.102cm" presentation:class="notes" presentation:placeholder="true">
            <draw:text-box/>
          </draw:frame>
        </presentation:notes>
      </draw:page>
      <draw:page draw:name="page62" draw:style-name="dp3" draw:master-page-name="fpl_5f_presentation_5f_template" presentation:presentation-page-layout-name="AL1T0" presentation:use-footer-name="ftr2" presentation:use-date-time-name="dtd2">
        <office:forms form:automatic-focus="false" form:apply-design-mode="false"/>
        <draw:frame presentation:style-name="pr4" draw:text-style-name="P4" draw:layer="layout" svg:width="18.66cm" svg:height="3.65cm" svg:x="7.229cm" svg:y="0.975cm" presentation:class="title">
          <draw:text-box>
            <text:p text:style-name="P4">RTL Testbench</text:p>
          </draw:text-box>
        </draw:frame>
        <draw:frame presentation:style-name="pr86" draw:text-style-name="P16" draw:layer="layout" svg:width="22.209cm" svg:height="15.976cm" svg:x="5.454cm" svg:y="4.303cm" presentation:class="subtitle" presentation:user-transformed="true">
          <draw:text-box>
            <text:list text:style-name="L7">
              <text:list-item>
                <text:list>
                  <text:list-item>
                    <text:p text:style-name="P12"><text:span text:style-name="T6">The expected vector comparator is connected to the expected vector memory and the DUT output vector.</text:span></text:p>
                  </text:list-item>
                </text:list>
              </text:list-item>
            </text:list>
            <text:list text:style-name="L7">
              <text:list-item>
                <text:list>
                  <text:list-item>
                    <text:p text:style-name="P12"><text:span text:style-name="T6"/></text:p>
                  </text:list-item>
                </text:list>
              </text:list-item>
            </text:list>
            <text:list text:style-name="L7">
              <text:list-item>
                <text:list>
                  <text:list-item>
                    <text:p text:style-name="P12"><text:span text:style-name="T6">The comparator checks that each valid DUT output vector is equal to the corresponding expected vector output memory.</text:span></text:p>
                  </text:list-item>
                </text:list>
              </text:list-item>
            </text:list>
            <text:list text:style-name="L7">
              <text:list-item>
                <text:list>
                  <text:list-item>
                    <text:p text:style-name="P12"><text:span text:style-name="T6"/></text:p>
                  </text:list-item>
                </text:list>
              </text:list-item>
            </text:list>
          </draw:text-box>
        </draw:frame>
        <presentation:notes draw:style-name="dp2">
          <draw:page-thumbnail draw:style-name="gr1" draw:layer="layout" svg:width="13.877cm" svg:height="11.093cm" svg:x="3.577cm" svg:y="2.247cm" draw:page-number="62" presentation:class="page"/>
          <draw:frame presentation:style-name="pr87" draw:text-style-name="P7" draw:layer="layout" svg:width="15.399cm" svg:height="13.362cm" svg:x="2.798cm" svg:y="14.102cm" presentation:class="notes" presentation:placeholder="true">
            <draw:text-box/>
          </draw:frame>
        </presentation:notes>
      </draw:page>
      <draw:page draw:name="page63" draw:style-name="dp1" draw:master-page-name="fpl_5f_presentation_5f_template" presentation:use-footer-name="ftr1" presentation:use-date-time-name="dtd1">
        <office:forms form:automatic-focus="false" form:apply-design-mode="false"/>
        <draw:frame draw:style-name="gr2" draw:text-style-name="P17" draw:layer="layout" svg:width="12.817cm" svg:height="7.779cm" svg:x="7.402cm" svg:y="6.179cm">
          <draw:text-box>
            <text:p text:style-name="P4"><text:span text:style-name="T5">Verification</text:span></text:p>
            <text:p text:style-name="P4"><text:span text:style-name="T5">Flow</text:span></text:p>
          </draw:text-box>
        </draw:frame>
        <presentation:notes draw:style-name="dp2">
          <draw:page-thumbnail draw:style-name="gr1" draw:layer="layout" svg:width="13.877cm" svg:height="11.093cm" svg:x="3.577cm" svg:y="2.247cm" draw:page-number="63" presentation:class="page"/>
          <draw:frame presentation:style-name="pr3" draw:text-style-name="P7" draw:layer="layout" svg:width="15.399cm" svg:height="13.362cm" svg:x="2.798cm" svg:y="14.102cm" presentation:class="notes" presentation:placeholder="true">
            <draw:text-box/>
          </draw:frame>
        </presentation:notes>
      </draw:page>
      <draw:page draw:name="page64" draw:style-name="dp3" draw:master-page-name="fpl_5f_presentation_5f_template" presentation:presentation-page-layout-name="AL3T11" presentation:use-footer-name="ftr1" presentation:use-date-time-name="dtd1">
        <office:forms form:automatic-focus="false" form:apply-design-mode="false"/>
        <draw:frame presentation:style-name="pr4" draw:text-style-name="P4" draw:layer="layout" svg:width="18.66cm" svg:height="3.769cm" svg:x="7.229cm" svg:y="0.75cm" presentation:class="title" presentation:user-transformed="true">
          <draw:text-box>
            <text:p text:style-name="P4">Code generation and simulation flow chart</text:p>
          </draw:text-box>
        </draw:frame>
        <draw:frame draw:name="Object 2" draw:style-name="gr3" draw:layer="layout" svg:width="22.209cm" svg:height="15.34cm" svg:x="5.455cm" svg:y="4.621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64" presentation:class="page"/>
          <draw:frame presentation:style-name="pr88" draw:text-style-name="P4" draw:layer="layout" svg:width="15.399cm" svg:height="13.362cm" svg:x="2.798cm" svg:y="14.102cm" presentation:class="notes" presentation:placeholder="true">
            <draw:text-box/>
          </draw:frame>
        </presentation:notes>
      </draw:page>
      <draw:page draw:name="page65"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29cm" svg:y="0.975cm" presentation:class="title">
          <draw:text-box>
            <text:p text:style-name="P4">Using the generated code</text:p>
          </draw:text-box>
        </draw:frame>
        <draw:frame presentation:style-name="pr89" draw:text-style-name="P6" draw:layer="layout" svg:width="22.209cm" svg:height="15.341cm" svg:x="5.454cm" svg:y="4.62cm" presentation:class="subtitle">
          <draw:text-box>
            <text:list text:style-name="L7">
              <text:list-item>
                <text:list>
                  <text:list-item>
                    <text:p text:style-name="P12">Now run the C++ simulation and generate vectors which are written to files.</text:p>
                  </text:list-item>
                </text:list>
              </text:list-item>
            </text:list>
          </draw:text-box>
        </draw:frame>
        <presentation:notes draw:style-name="dp2">
          <draw:page-thumbnail draw:style-name="gr1" draw:layer="layout" svg:width="13.877cm" svg:height="11.093cm" svg:x="3.577cm" svg:y="2.247cm" draw:page-number="65" presentation:class="page"/>
          <draw:frame presentation:style-name="pr90" draw:text-style-name="P4" draw:layer="layout" svg:width="15.399cm" svg:height="13.362cm" svg:x="2.798cm" svg:y="14.102cm" presentation:class="notes" presentation:placeholder="true">
            <draw:text-box/>
          </draw:frame>
        </presentation:notes>
      </draw:page>
      <draw:page draw:name="page66" draw:style-name="dp3" draw:master-page-name="fpl_5f_presentation_5f_template" presentation:presentation-page-layout-name="AL1T0" presentation:use-footer-name="ftr1" presentation:use-date-time-name="dtd1">
        <office:forms form:automatic-focus="false" form:apply-design-mode="false"/>
        <draw:frame presentation:style-name="pr4" draw:text-style-name="P4" draw:layer="layout" svg:width="18.66cm" svg:height="3.65cm" svg:x="7.23cm" svg:y="0.976cm" presentation:class="title" presentation:user-transformed="true">
          <draw:text-box>
            <text:p text:style-name="P4">Using the generated code</text:p>
          </draw:text-box>
        </draw:frame>
        <draw:frame presentation:style-name="pr91" draw:text-style-name="P16" draw:layer="layout" svg:width="22.209cm" svg:height="15.341cm" svg:x="5.454cm" svg:y="4.62cm" presentation:class="subtitle">
          <draw:text-box>
            <text:list text:style-name="L7">
              <text:list-item>
                <text:list>
                  <text:list-item>
                    <text:p text:style-name="P12"><text:span text:style-name="T6">Next run the RTL simulation and apply the stimulus vectors to the DUT and compare the results</text:span></text:p>
                  </text:list-item>
                </text:list>
              </text:list-item>
            </text:list>
          </draw:text-box>
        </draw:frame>
        <presentation:notes draw:style-name="dp2">
          <draw:page-thumbnail draw:style-name="gr1" draw:layer="layout" svg:width="13.877cm" svg:height="11.093cm" svg:x="3.577cm" svg:y="2.247cm" draw:page-number="66" presentation:class="page"/>
          <draw:frame presentation:style-name="pr92" draw:text-style-name="P4"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fpl_5f_presentation_5f_template-title" style:display-name="fpl_presentation_template-title" style:family="presentation">
      <style:graphic-properties draw:stroke="none" draw:fill="none" draw:textarea-vertical-align="middle">
        <text:list-style style:name="fpl_5f_5f_5f_presentation_5f_5f_5f_template-title" style:display-name="fpl_5f_presentation_5f_template-tit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style:name="fpl_5f_5f_5f_presentation_5f_5f_5f_template-subtitle" style:display-name="fpl_5f_presentation_5f_template-subtit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cccccc"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style:name="fpl_5f_5f_5f_presentation_5f_5f_5f_template-backgroundobjects" style:display-name="fpl_5f_presentation_5f_template-backgroundobject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style:name="fpl_5f_5f_5f_presentation_5f_5f_5f_template-notes" style:display-name="fpl_5f_presentation_5f_template-note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draw:fill-color="#ffffff" draw:auto-grow-height="true" fo:min-height="15.341cm">
        <text:list-style style:name="fpl_5f_5f_5f_presentation_5f_5f_5f_template-outline1" style:display-name="fpl_5f_presentation_5f_template-outlin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2cm" fo:margin-right="0cm" fo:margin-top="0.282cm" fo:margin-bottom="0cm" fo:line-height="100%" fo:text-align="start" text:enable-numbering="true" fo:text-indent="-0.6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32pt" style:language-asian="en" style:country-asian="US" style:font-style-asian="normal" style:font-weight-asian="normal" style:font-family-complex="'Andale Sans UI'" style:font-family-generic-complex="system" style:font-pitch-complex="variable" style:font-size-complex="32pt" style:language-complex="en" style:country-complex="US" style:font-style-complex="normal" style:font-weight-complex="normal" style:text-emphasize="none" style:text-scale="100%" style:font-relief="none" fo:hyphenate="fals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ccccc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auto-grow-height="true" draw:auto-grow-width="false" fo:max-height="0cm" fo:min-height="1.899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text:enable-numbering="true" fo:text-indent="-0.952cm"/>
    </style:style>
    <style:style style:name="P4" style:family="paragraph">
      <style:paragraph-properties fo:margin-left="2.063cm" fo:margin-right="0cm" text:enable-numbering="true" fo:text-indent="-0.793cm"/>
    </style:style>
    <style:style style:name="P5" style:family="paragraph">
      <style:paragraph-properties fo:margin-left="3.175cm" fo:margin-right="0cm" text:enable-numbering="true" fo:text-indent="-0.635cm"/>
    </style:style>
    <style:style style:name="P6" style:family="paragraph">
      <style:paragraph-properties fo:margin-left="4.445cm" fo:margin-right="0cm" text:enable-numbering="true" fo:text-indent="-0.635cm"/>
    </style:style>
    <style:style style:name="P7" style:family="paragraph">
      <style:paragraph-properties fo:margin-left="5.715cm" fo:margin-right="0cm" text:enable-numbering="true" fo:text-indent="-0.635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52</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page-thumbnail draw:layer="backgroundobjects" svg:width="5.939cm" svg:height="4.456cm" svg:x="2.97cm" svg:y="4.019cm"/>
      <draw:page-thumbnail draw:layer="backgroundobjects" svg:width="5.939cm" svg:height="4.456cm" svg:x="11.88cm" svg:y="4.019cm"/>
      <draw:page-thumbnail draw:layer="backgroundobjects" svg:width="5.939cm" svg:height="4.456cm" svg:x="20.79cm" svg:y="4.019cm"/>
      <draw:page-thumbnail draw:layer="backgroundobjects" svg:width="5.939cm" svg:height="4.456cm" svg:x="2.97cm" svg:y="12.524cm"/>
      <draw:page-thumbnail draw:layer="backgroundobjects" svg:width="5.939cm" svg:height="4.456cm" svg:x="11.88cm" svg:y="12.524cm"/>
      <draw:page-thumbnail draw:layer="backgroundobjects" svg:width="5.939cm" svg:height="4.456cm" svg:x="20.79cm" svg:y="12.524cm"/>
    </style:handout-master>
    <style:master-page style:name="fpl_5f_presentation_5f_template" style:display-name="fpl_presentation_template" style:page-layout-name="PM1" draw:style-name="dp1">
      <draw:frame presentation:style-name="fpl_5f_presentation_5f_template-title" draw:layer="backgroundobjects" svg:width="18.66cm" svg:height="3.649cm" svg:x="7.229cm" svg:y="0.975cm" presentation:class="title" presentation:placeholder="true">
        <draw:text-box/>
      </draw:frame>
      <draw:frame presentation:style-name="pr1" draw:text-style-name="P9" draw:layer="backgroundobjects" svg:width="22.209cm" svg:height="15.34cm" svg:x="5.454cm" svg:y="4.62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19cm" svg:height="21.006cm" svg:x="0cm" svg:y="-0.001cm">
        <text:p text:style-name="P13"/>
      </draw:rect>
      <draw:frame presentation:style-name="pr3" draw:text-style-name="P10" draw:layer="backgroundobjects" svg:width="5.832cm" svg:height="0.747cm" svg:x="5.498cm" svg:y="20.093cm" presentation:class="date-time">
        <draw:text-box>
          <text:p text:style-name="P10"><text:span text:style-name="T2"><presentation:date-time/></text:span></text:p>
        </draw:text-box>
      </draw:frame>
      <draw:frame presentation:style-name="pr4" draw:text-style-name="P11" draw:layer="backgroundobjects" svg:width="13.138cm" svg:height="0.871cm" svg:x="9.662cm" svg:y="20.133cm" presentation:class="footer">
        <draw:text-box>
          <text:p text:style-name="P11"><text:span text:style-name="T2">Copyright © 2008 Fastpath Logic, Inc. CONFIDENTIAL</text:span></text:p>
        </draw:text-box>
      </draw:frame>
      <draw:frame presentation:style-name="pr5" draw:text-style-name="P12" draw:layer="backgroundobjects" svg:width="5.832cm" svg:height="0.714cm" svg:x="22.058cm" svg:y="20.126cm" presentation:class="page-number">
        <draw:text-box>
          <text:p text:style-name="P12"><text:span text:style-name="T2"><text:page-number>52</text:page-number></text:span></text:p>
        </draw:text-box>
      </draw:frame>
      <draw:frame draw:style-name="gr3" draw:text-style-name="P14" draw:layer="backgroundobjects" svg:width="5.224cm" svg:height="2.753cm" svg:x="0cm" svg:y="18.72cm">
        <draw:text-box>
          <text:p text:style-name="P13"><text:span text:style-name="T3">FPL</text:span></text:p>
        </draw:text-box>
      </draw:frame>
      <draw:line presentation:style-name="pr6" draw:layer="backgroundobjects" svg:x1="0cm" svg:y1="18.754cm" svg:x2="4.163cm" svg:y2="18.754cm">
        <text:p text:style-name="P13"/>
      </draw:line>
      <presentation:notes style:page-layout-name="PM2">
        <draw:rect draw:style-name="gr4" draw:text-style-name="P15" draw:layer="backgroundobjects" svg:width="21cm" svg:height="29.7cm" svg:x="-0.001cm" svg:y="-0.001cm">
          <text:p text:style-name="P13"/>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52</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Cristian-Gyozo Haba</meta:initial-creator>
    <meta:creation-date>2007-03-27T17:51:14</meta:creation-date>
    <dc:creator>booo buuuu</dc:creator>
    <dc:date>2008-03-15T13:24:02</dc:date>
    <dc:language>en-US</dc:language>
    <meta:editing-cycles>369</meta:editing-cycles>
    <meta:editing-duration>P5DT4H57M5S</meta:editing-duration>
    <meta:user-defined meta:name="Info 1"/>
    <meta:user-defined meta:name="Info 2"/>
    <meta:user-defined meta:name="Info 3"/>
    <meta:user-defined meta:name="Info 4"/>
    <meta:document-statistic meta:object-count="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b8ff" draw:textarea-horizontal-align="justify" draw:textarea-vertical-align="middle" draw:auto-grow-height="false" fo:min-height="0cm" fo:min-width="0cm"/>
    </style:style>
    <style:style style:name="gr2" style:family="graphic" style:parent-style-name="standard">
      <style:graphic-properties draw:fill="solid" draw:fill-color="#33cc66" draw:textarea-horizontal-align="justify" draw:textarea-vertical-align="middle" draw:auto-grow-height="false" fo:min-height="0cm" fo:min-width="0cm"/>
    </style:style>
    <style:style style:name="gr3" style:family="graphic" style:parent-style-name="standard">
      <style:graphic-properties draw:fill="solid" draw:fill-color="#ccccff" draw:textarea-horizontal-align="justify" draw:textarea-vertical-align="middle" draw:auto-grow-height="false" fo:min-height="0cm" fo:min-width="0cm"/>
    </style:style>
    <style:style style:name="gr4" style:family="graphic" style:parent-style-name="standard">
      <style:graphic-properties draw:fill="solid" draw:fill-color="#00b8ff" draw:textarea-horizontal-align="center" draw:textarea-vertical-align="middle"/>
    </style:style>
    <style:style style:name="gr5" style:family="graphic" style:parent-style-name="standard">
      <style:graphic-properties draw:stroke="none" svg:stroke-color="#000000" draw:fill="none" draw:fill-color="#ffffff" fo:min-height="1.75cm"/>
    </style:style>
    <style:style style:name="gr6" style:family="graphic" style:parent-style-name="standard">
      <style:graphic-properties draw:stroke="none" svg:stroke-color="#000000" draw:fill="none" draw:fill-color="#ffffff" fo:min-height="0.68cm"/>
    </style:style>
    <style:style style:name="gr7" style:family="graphic" style:parent-style-name="standard">
      <style:graphic-properties svg:stroke-width="0.025cm" svg:stroke-color="#800000" draw:marker-start-width="0.33cm" draw:marker-end="Arrow" draw:marker-end-width="0.178cm" draw:textarea-horizontal-align="center" draw:textarea-vertical-align="middle" fo:padding-top="0.137cm" fo:padding-bottom="0.137cm" fo:padding-left="0.262cm" fo:padding-right="0.262cm"/>
    </style:style>
    <style:style style:name="gr8" style:family="graphic" style:parent-style-name="standard">
      <style:graphic-properties draw:fill="solid" draw:fill-color="#00b8ff" draw:textarea-horizontal-align="justify" draw:textarea-vertical-align="middle" draw:auto-grow-height="false" fo:min-height="0cm" fo:min-width="0cm"/>
    </style:style>
    <style:style style:name="gr9"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10" style:family="graphic" style:parent-style-name="standard">
      <style:graphic-properties svg:stroke-width="0.025cm" svg:stroke-color="#c0c0c0" draw:marker-start-width="0.33cm" draw:marker-end="Arrow" draw:marker-end-width="0.178cm" draw:textarea-horizontal-align="center" draw:textarea-vertical-align="middle" fo:padding-top="0.137cm" fo:padding-bottom="0.137cm" fo:padding-left="0.262cm" fo:padding-right="0.262cm"/>
    </style:style>
    <style:style style:name="gr11" style:family="graphic" style:parent-style-name="standard">
      <style:graphic-properties draw:stroke="none" svg:stroke-color="#000000" draw:fill="none" draw:fill-color="#ffffff" fo:min-height="0.635cm"/>
    </style:style>
    <style:style style:name="gr12" style:family="graphic" style:parent-style-name="standard">
      <style:graphic-properties draw:fill="solid" draw:fill-color="#33cc66"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color="#000000"/>
    </style:style>
    <style:style style:name="P5" style:family="paragraph">
      <style:paragraph-properties fo:margin-left="0cm" fo:margin-right="0cm" fo:text-align="center" fo:text-indent="0cm"/>
    </style:style>
    <style:style style:name="T1" style:family="text">
      <style:text-properties fo:font-size="12pt"/>
    </style:style>
    <style:style style:name="T2" style:family="text">
      <style:text-properties fo:color="#0000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1.244cm" svg:height="3.546cm" svg:x="9.525cm" svg:y="16.137cm">
          <draw:glue-point draw:id="4" svg:x="-2.446cm" svg:y="-4.871cm"/>
          <draw:glue-point draw:id="5" svg:x="1.907cm" svg:y="-4.963cm"/>
          <draw:glue-point draw:id="6" svg:x="2.102cm" svg:y="-4.963cm"/>
          <text:p text:style-name="P2"/>
          <draw:enhanced-geometry svg:viewBox="0 0 21600 21600" draw:type="rectangle" draw:enhanced-path="M 0 0 L 21600 0 21600 21600 0 21600 0 0 Z N"/>
        </draw:custom-shape>
        <draw:custom-shape draw:style-name="gr1" draw:text-style-name="P1" draw:layer="layout" svg:width="11.048cm" svg:height="7.152cm" svg:x="9.721cm" svg:y="6.711cm">
          <text:p text:style-name="P2"/>
          <draw:enhanced-geometry svg:viewBox="0 0 21600 21600" draw:type="rectangle" draw:enhanced-path="M 0 0 L 21600 0 21600 21600 0 21600 0 0 Z N"/>
        </draw:custom-shape>
        <draw:custom-shape draw:style-name="gr2" draw:text-style-name="P1" draw:layer="layout" svg:width="2.336cm" svg:height="2.716cm" svg:x="0.89cm" svg:y="8.079cm">
          <text:p text:style-name="P2"/>
          <draw:enhanced-geometry svg:viewBox="0 0 21600 21600" draw:type="rectangle" draw:enhanced-path="M 0 0 L 21600 0 21600 21600 0 21600 0 0 Z N"/>
        </draw:custom-shape>
        <draw:custom-shape draw:style-name="gr3" draw:text-style-name="P1" draw:layer="layout" svg:width="2.731cm" svg:height="12.87cm" svg:x="4.758cm" svg:y="6.795cm">
          <draw:glue-point draw:id="4" svg:x="4.993cm" svg:y="-2.96cm"/>
          <draw:glue-point draw:id="5" svg:x="4.993cm" svg:y="-1.356cm"/>
          <draw:glue-point draw:id="6" svg:x="4.993cm" svg:y="-0.477cm"/>
          <draw:glue-point draw:id="7" svg:x="4.993cm" svg:y="0.85cm"/>
          <text:p text:style-name="P2"/>
          <draw:enhanced-geometry svg:viewBox="0 0 21600 21600" draw:type="rectangle" draw:enhanced-path="M 0 0 L 21600 0 21600 21600 0 21600 0 0 Z N"/>
        </draw:custom-shape>
        <draw:custom-shape draw:style-name="gr1" draw:text-style-name="P1" draw:layer="layout" svg:width="1.78cm" svg:height="1.203cm" svg:x="16.973cm" svg:y="10.472cm">
          <text:p text:style-name="P2"/>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17.309cm" svg:y1="10.887cm" svg:x2="17.796cm" svg:y2="10.887cm">
          <text:p text:style-name="P2"/>
        </draw:line>
        <draw:line draw:style-name="gr4" draw:text-style-name="P1" draw:layer="layout" svg:x1="18.011cm" svg:y1="10.887cm" svg:x2="18.497cm" svg:y2="10.887cm">
          <text:p text:style-name="P2"/>
        </draw:line>
        <draw:line draw:style-name="gr4" draw:text-style-name="P1" draw:layer="layout" svg:x1="18.012cm" svg:y1="11.245cm" svg:x2="18.498cm" svg:y2="11.245cm">
          <text:p text:style-name="P2"/>
        </draw:line>
        <draw:line draw:style-name="gr4" draw:text-style-name="P1" draw:layer="layout" svg:x1="17.313cm" svg:y1="11.245cm" svg:x2="17.8cm" svg:y2="11.245cm">
          <text:p text:style-name="P2"/>
        </draw:line>
        <draw:frame draw:style-name="gr5" draw:text-style-name="P3" draw:layer="layout" svg:width="1.901cm" svg:height="2.144cm" svg:x="1.285cm" svg:y="8.925cm">
          <draw:text-box>
            <text:p text:style-name="P2"><text:span text:style-name="T1">csl spec file</text:span></text:p>
          </draw:text-box>
        </draw:frame>
        <draw:frame draw:style-name="gr6" draw:text-style-name="P3" draw:layer="layout" svg:width="1.784cm" svg:height="0.93cm" svg:x="5.282cm" svg:y="9.508cm">
          <draw:text-box>
            <text:p text:style-name="P2"><text:span text:style-name="T1">cslc</text:span></text:p>
          </draw:text-box>
        </draw:frame>
        <draw:custom-shape draw:style-name="gr1" draw:text-style-name="P1" draw:layer="layout" svg:width="9.104cm" svg:height="2.17cm" svg:x="10.838cm" svg:y="7.352cm">
          <text:p text:style-name="P2"/>
          <draw:enhanced-geometry svg:viewBox="0 0 21600 21600" draw:mirror-horizontal="false" draw:mirror-vertical="false" draw:type="rectangle" draw:enhanced-path="M 0 0 L 21600 0 21600 21600 0 21600 0 0 Z N"/>
        </draw:custom-shape>
        <draw:frame draw:style-name="gr6" draw:text-style-name="P3" draw:layer="layout" svg:width="2.44cm" svg:height="0.93cm" svg:x="10.774cm" svg:y="7.382cm">
          <draw:text-box>
            <text:p text:style-name="P2"><text:span text:style-name="T1">Verilog</text:span></text:p>
          </draw:text-box>
        </draw:frame>
        <draw:frame draw:style-name="gr6" draw:text-style-name="P3" draw:layer="layout" svg:width="6.987cm" svg:height="0.93cm" svg:x="13.342cm" svg:y="7.473cm">
          <draw:text-box>
            <text:p text:style-name="P2"><text:span text:style-name="T1">RTL DUT (Design Under Test)</text:span></text:p>
          </draw:text-box>
        </draw:frame>
        <draw:connector draw:style-name="gr7" draw:text-style-name="P1" draw:layer="layout" draw:type="line" svg:x1="7.51cm" svg:y1="8.438cm" svg:x2="10.838cm" svg:y2="8.437cm">
          <text:p text:style-name="P2"/>
        </draw:connector>
        <draw:frame draw:style-name="gr6" draw:text-style-name="P3" draw:layer="layout" svg:width="4.458cm" svg:height="0.93cm" svg:x="9.662cm" svg:y="6.668cm">
          <draw:text-box>
            <text:p text:style-name="P2"><text:span text:style-name="T1">RTL Testbench</text:span></text:p>
          </draw:text-box>
        </draw:frame>
        <draw:custom-shape draw:style-name="gr8" draw:text-style-name="P1" draw:layer="layout" svg:width="1.982cm" svg:height="1.436cm" svg:x="17.068cm" svg:y="12.135cm">
          <text:p text:style-name="P2"><text:span text:style-name="T1">expected</text:span></text:p>
          <text:p text:style-name="P2"><text:span text:style-name="T1">vector</text:span></text:p>
          <text:p text:style-name="P2"><text:span text:style-name="T1">memory</text:span></text:p>
          <draw:enhanced-geometry svg:viewBox="0 0 21600 21600" draw:type="rectangle" draw:enhanced-path="M 0 0 L 21600 0 21600 21600 0 21600 0 0 Z N"/>
        </draw:custom-shape>
        <draw:frame draw:style-name="gr6" draw:text-style-name="P3" draw:layer="layout" svg:width="2.536cm" svg:height="0.93cm" svg:x="8.867cm" svg:y="13.991cm">
          <draw:text-box>
            <text:p text:style-name="P2"><text:span text:style-name="T1">Vectors </text:span></text:p>
          </draw:text-box>
        </draw:frame>
        <draw:frame draw:style-name="gr6" draw:text-style-name="P3" draw:layer="layout" svg:width="4.552cm" svg:height="0.93cm" svg:x="10.597cm" svg:y="19.004cm">
          <draw:text-box>
            <text:p text:style-name="P2"><text:span text:style-name="T1">C++ simulator</text:span></text:p>
          </draw:text-box>
        </draw:frame>
        <draw:line draw:style-name="gr7" draw:text-style-name="P1" draw:layer="layout" svg:x1="7.42cm" svg:y1="12.065cm" svg:x2="11.23cm" svg:y2="12.065cm">
          <text:p text:style-name="P2"/>
        </draw:line>
        <draw:line draw:style-name="gr7" draw:text-style-name="P1" draw:layer="layout" svg:x1="7.471cm" svg:y1="11.045cm" svg:x2="16.986cm" svg:y2="11.042cm">
          <text:p text:style-name="P2"/>
        </draw:line>
        <draw:line draw:style-name="gr9" draw:text-style-name="P1" draw:layer="layout" svg:x1="11.995cm" svg:y1="14.601cm" svg:x2="11.995cm" svg:y2="12.556cm">
          <text:p text:style-name="P2"/>
        </draw:line>
        <draw:line draw:style-name="gr9" draw:text-style-name="P1" draw:layer="layout" svg:x1="17.877cm" svg:y1="15.308cm" svg:x2="17.877cm" svg:y2="13.571cm">
          <text:p text:style-name="P2"/>
        </draw:line>
        <draw:line draw:style-name="gr9" draw:text-style-name="P1" draw:layer="layout" svg:x1="17.861cm" svg:y1="12.327cm" svg:x2="17.861cm" svg:y2="11.689cm">
          <text:p text:style-name="P2"/>
        </draw:line>
        <draw:line draw:style-name="gr9" draw:text-style-name="P1" draw:layer="layout" svg:x1="17.848cm" svg:y1="9.553cm" svg:x2="17.848cm" svg:y2="10.471cm">
          <text:p text:style-name="P2"/>
        </draw:line>
        <draw:line draw:style-name="gr10" draw:text-style-name="P1" draw:layer="layout" svg:x1="3.247cm" svg:y1="9.787cm" svg:x2="4.746cm" svg:y2="9.786cm">
          <text:p text:style-name="P2"/>
        </draw:line>
        <draw:line draw:style-name="gr7" draw:text-style-name="P1" draw:layer="layout" svg:x1="7.542cm" svg:y1="13.042cm" svg:x2="17.145cm" svg:y2="13.042cm">
          <text:p text:style-name="P2"/>
        </draw:line>
        <draw:custom-shape draw:style-name="gr1" draw:text-style-name="P1" draw:layer="layout" svg:width="3.304cm" svg:height="2.54cm" svg:x="13.335cm" svg:y="17.145cm">
          <text:p text:style-name="P2"/>
          <draw:enhanced-geometry svg:viewBox="0 0 21600 21600" draw:type="rectangle" draw:enhanced-path="M 0 0 L 21600 0 21600 21600 0 21600 0 0 Z N"/>
        </draw:custom-shape>
        <draw:line draw:style-name="gr9" draw:text-style-name="P1" draw:layer="layout" svg:x1="9.525cm" svg:y1="18.594cm" svg:x2="13.335cm" svg:y2="18.594cm">
          <text:p text:style-name="P2"/>
        </draw:line>
        <draw:line draw:style-name="gr9" draw:text-style-name="P1" draw:layer="layout" svg:x1="16.698cm" svg:y1="18.594cm" svg:x2="19.85cm" svg:y2="18.594cm">
          <text:p text:style-name="P2"/>
        </draw:line>
        <draw:custom-shape draw:style-name="gr8" draw:text-style-name="P1" draw:layer="layout" svg:width="1.982cm" svg:height="1.436cm" svg:x="16.868cm" svg:y="14.254cm">
          <text:p text:style-name="P2"><text:span text:style-name="T1">expected</text:span></text:p>
          <text:p text:style-name="P2"><text:span text:style-name="T1">vector</text:span></text:p>
          <text:p text:style-name="P2"><text:span text:style-name="T1">file</text:span></text:p>
          <draw:enhanced-geometry svg:viewBox="0 0 21600 21600" draw:type="rectangle" draw:enhanced-path="M 0 0 L 21600 0 21600 21600 0 21600 0 0 Z N"/>
        </draw:custom-shape>
        <draw:custom-shape draw:style-name="gr8" draw:text-style-name="P1" draw:layer="layout" svg:width="1.982cm" svg:height="1.436cm" svg:x="10.989cm" svg:y="14.254cm">
          <text:p text:style-name="P2"><text:span text:style-name="T1">stimulus</text:span></text:p>
          <text:p text:style-name="P2"><text:span text:style-name="T1">vector</text:span></text:p>
          <text:p text:style-name="P2"><text:span text:style-name="T1">file</text:span></text:p>
          <draw:enhanced-geometry svg:viewBox="0 0 21600 21600" draw:type="rectangle" draw:enhanced-path="M 0 0 L 21600 0 21600 21600 0 21600 0 0 Z N"/>
        </draw:custom-shape>
        <draw:custom-shape draw:style-name="gr8" draw:text-style-name="P1" draw:layer="layout" svg:width="1.982cm" svg:height="1.436cm" svg:x="16.869cm" svg:y="16.654cm">
          <text:p text:style-name="P2"><text:span text:style-name="T1">expected</text:span></text:p>
          <text:p text:style-name="P2"><text:span text:style-name="T1">vector</text:span></text:p>
          <text:p text:style-name="P2"><text:span text:style-name="T1">writer</text:span></text:p>
          <draw:enhanced-geometry svg:viewBox="0 0 21600 21600" draw:type="rectangle" draw:enhanced-path="M 0 0 L 21600 0 21600 21600 0 21600 0 0 Z N"/>
        </draw:custom-shape>
        <draw:custom-shape draw:style-name="gr8" draw:text-style-name="P1" draw:layer="layout" svg:width="1.982cm" svg:height="1.436cm" svg:x="10.99cm" svg:y="16.654cm">
          <text:p text:style-name="P2"><text:span text:style-name="T1">stimulus</text:span></text:p>
          <text:p text:style-name="P2"><text:span text:style-name="T1">vector</text:span></text:p>
          <text:p text:style-name="P2"><text:span text:style-name="T1">writer</text:span></text:p>
          <draw:enhanced-geometry svg:viewBox="0 0 21600 21600" draw:type="rectangle" draw:enhanced-path="M 0 0 L 21600 0 21600 21600 0 21600 0 0 Z N"/>
        </draw:custom-shape>
        <draw:line draw:style-name="gr9" draw:text-style-name="P1" draw:layer="layout" svg:x1="17.877cm" svg:y1="16.692cm" svg:x2="17.877cm" svg:y2="15.712cm">
          <text:p text:style-name="P2"/>
        </draw:line>
        <draw:line draw:style-name="gr9" draw:text-style-name="P1" draw:layer="layout" svg:x1="11.977cm" svg:y1="16.692cm" svg:x2="11.977cm" svg:y2="15.712cm">
          <text:p text:style-name="P2"/>
        </draw:line>
        <draw:line draw:style-name="gr9" draw:text-style-name="P1" draw:layer="layout" svg:x1="17.877cm" svg:y1="18.592cm" svg:x2="17.877cm" svg:y2="18.129cm">
          <text:p text:style-name="P2"/>
        </draw:line>
        <draw:line draw:style-name="gr9" draw:text-style-name="P1" draw:layer="layout" svg:x1="11.977cm" svg:y1="18.592cm" svg:x2="11.977cm" svg:y2="18.129cm">
          <text:p text:style-name="P2"/>
        </draw:line>
        <draw:line draw:style-name="gr7" draw:text-style-name="P1" draw:layer="layout" svg:x1="7.478cm" svg:y1="16.896cm" svg:x2="16.887cm" svg:y2="16.896cm">
          <text:p text:style-name="P2"/>
        </draw:line>
        <draw:line draw:style-name="gr7" draw:text-style-name="P1" draw:layer="layout" svg:x1="7.511cm" svg:y1="17.647cm" svg:x2="10.795cm" svg:y2="17.647cm">
          <text:p text:style-name="P2"/>
        </draw:line>
        <draw:line draw:style-name="gr7" draw:text-style-name="P1" draw:layer="layout" svg:x1="7.512cm" svg:y1="18.823cm" svg:x2="13.335cm" svg:y2="18.823cm">
          <text:p text:style-name="P2"/>
        </draw:line>
        <draw:line draw:style-name="gr7" draw:text-style-name="P1" draw:layer="layout" svg:x1="7.559cm" svg:y1="10.083cm" svg:x2="9.701cm" svg:y2="10.083cm">
          <text:p text:style-name="P2"/>
        </draw:line>
        <draw:line draw:style-name="gr7" draw:text-style-name="P1" draw:layer="layout" svg:x1="7.459cm" svg:y1="16.383cm" svg:x2="9.601cm" svg:y2="16.383cm">
          <text:p text:style-name="P2"/>
        </draw:line>
        <draw:line draw:style-name="gr7" draw:text-style-name="P1" draw:layer="layout" svg:x1="0.599cm" svg:y1="16.34cm" svg:x2="2.741cm" svg:y2="16.34cm">
          <text:p text:style-name="P2"/>
        </draw:line>
        <draw:frame draw:style-name="gr11" draw:text-style-name="P4" draw:layer="layout" svg:width="4.445cm" svg:height="4.027cm" svg:x="0cm" svg:y="16.51cm">
          <draw:text-box>
            <text:p text:style-name="P2"><text:span text:style-name="T2">Generated</text:span></text:p>
            <text:p text:style-name="P2"><text:span text:style-name="T2">components</text:span></text:p>
            <text:p text:style-name="P2"><text:span text:style-name="T2">are indicated by red arrows</text:span></text:p>
          </draw:text-box>
        </draw:frame>
        <draw:custom-shape draw:style-name="gr12" draw:text-style-name="P5" draw:layer="layout" svg:width="6.35cm" svg:height="0.635cm" svg:x="12.7cm" svg:y="8.255cm">
          <text:p text:style-name="P5">User logic</text:p>
          <draw:enhanced-geometry svg:viewBox="0 0 21600 21600" draw:mirror-horizontal="false" draw:mirror-vertical="false" draw:type="rectangle" draw:enhanced-path="M 0 0 L 21600 0 21600 21600 0 21600 0 0 Z N"/>
        </draw:custom-shape>
        <draw:custom-shape draw:style-name="gr12" draw:text-style-name="P5" draw:layer="layout" svg:width="1.853cm" svg:height="1.27cm" svg:x="14.057cm" svg:y="17.915cm">
          <text:p text:style-name="P2"><text:span text:style-name="T1">User logic</text:span></text:p>
          <draw:enhanced-geometry svg:viewBox="0 0 21600 21600" draw:type="rectangle" draw:enhanced-path="M 0 0 L 21600 0 21600 21600 0 21600 0 0 Z N"/>
        </draw:custom-shape>
        <draw:frame draw:style-name="gr6" draw:text-style-name="P3" draw:layer="layout" svg:width="6.987cm" svg:height="0.93cm" svg:x="13.335cm" svg:y="17.145cm">
          <draw:text-box>
            <text:p text:style-name="P2"><text:span text:style-name="T1">C++ sim</text:span></text:p>
          </draw:text-box>
        </draw:frame>
        <draw:line draw:style-name="gr9" draw:text-style-name="P1" draw:layer="layout" svg:x1="12.065cm" svg:y1="11.43cm" svg:x2="12.065cm" svg:y2="9.525cm">
          <text:p text:style-name="P2"/>
        </draw:line>
        <draw:custom-shape draw:style-name="gr8" draw:text-style-name="P1" draw:layer="layout" svg:width="1.926cm" svg:height="1.398cm" svg:x="11.179cm" svg:y="11.165cm">
          <text:p text:style-name="P2"><text:span text:style-name="T1">Stimulus</text:span></text:p>
          <text:p text:style-name="P2"><text:span text:style-name="T1">vector</text:span></text:p>
          <text:p text:style-name="P2"><text:span text:style-name="T1">memory</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heads_20_1"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1.27cm" svg:x="10.985cm" svg:y="0.47cm">
            <text:p text:style-name="P1">Write CSL</text:p>
          </draw:rect>
          <draw:rect draw:style-name="gr1" draw:text-style-name="P2" draw:layer="layout" svg:width="4.445cm" svg:height="2.54cm" svg:x="10.985cm" svg:y="2.41cm">
            <text:p text:style-name="P1">Compile CSL</text:p>
            <text:p text:style-name="P1">and generate</text:p>
            <text:p text:style-name="P1">the C++/RTL</text:p>
          </draw:rect>
          <draw:rect draw:style-name="gr1" draw:text-style-name="P2" draw:layer="layout" svg:width="4.445cm" svg:height="1.84cm" svg:x="10.985cm" svg:y="7.725cm">
            <text:p text:style-name="P1">Run Verilog</text:p>
            <text:p text:style-name="P1">simulator</text:p>
          </draw:rect>
          <draw:rect draw:style-name="gr1" draw:text-style-name="P2" draw:layer="layout" svg:width="4.445cm" svg:height="1.54cm" svg:x="10.985cm" svg:y="5.585cm">
            <text:p text:style-name="P1">Run C++</text:p>
            <text:p text:style-name="P1">simulator</text:p>
          </draw:rect>
          <draw:rect draw:style-name="gr1" draw:text-style-name="P2" draw:layer="layout" svg:width="4.445cm" svg:height="2.54cm" svg:x="10.985cm" svg:y="10.2cm">
            <text:p text:style-name="P1">Check </text:p>
            <text:p text:style-name="P1">testbench</text:p>
            <text:p text:style-name="P1">results</text:p>
          </draw:rect>
          <draw:line draw:style-name="gr2" draw:text-style-name="P2" draw:layer="layout" svg:x1="13.19cm" svg:y1="1.74cm" svg:x2="13.19cm" svg:y2="2.375cm">
            <text:p/>
          </draw:line>
          <draw:line draw:style-name="gr2" draw:text-style-name="P2" draw:layer="layout" svg:x1="13.19cm" svg:y1="4.941cm" svg:x2="13.19cm" svg:y2="5.576cm">
            <text:p/>
          </draw:line>
          <draw:line draw:style-name="gr2" draw:text-style-name="P2" draw:layer="layout" svg:x1="13.19cm" svg:y1="7.142cm" svg:x2="13.19cm" svg:y2="7.777cm">
            <text:p/>
          </draw:line>
          <draw:line draw:style-name="gr2" draw:text-style-name="P2" draw:layer="layout" svg:x1="13.19cm" svg:y1="9.542cm" svg:x2="13.19cm" svg:y2="10.177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